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2.C2" style:family="table-cell">
      <style:table-cell-properties style:vertical-align="top" style:border-line-width-top="0.0069in 0.0069in 0.0069in" fo:padding-left="0.075in" fo:padding-right="0.075in" fo:padding-top="0in" fo:padding-bottom="0in" fo:border-left="0.75pt solid #000000" fo:border-right="none" fo:border-top="1.5pt double #000000" fo:border-bottom="0.75pt solid #000000" style:writing-mode="lr-tb"/>
    </style:style>
    <style:style style:name="Table2.D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5" style:family="table">
      <style:table-properties style:width="5.9049in" table:align="margins" fo:keep-with-next="always" style:writing-mode="lr-tb"/>
    </style:style>
    <style:style style:name="Table15.A" style:family="table-column">
      <style:table-column-properties style:column-width="1.9681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5" style:family="table-cell">
      <style:table-cell-properties fo:background-color="transparent" fo:padding="0.0382in" fo:border-left="0.05pt solid #000000" fo:border-right="none" fo:border-top="none" fo:border-bottom="0.05pt solid #000000">
        <style:background-image/>
      </style:table-cell-properties>
    </style:style>
    <style:style style:name="Table16" style:family="table">
      <style:table-properties style:width="6.2396in" table:align="left" fo:keep-with-next="always" style:writing-mode="lr-tb"/>
    </style:style>
    <style:style style:name="Table16.A" style:family="table-column">
      <style:table-column-properties style:column-width="0.8125in"/>
    </style:style>
    <style:style style:name="Table16.H" style:family="table-column">
      <style:table-column-properties style:column-width="0.5521in"/>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5" style:family="table">
      <style:table-properties style:width="5.9049in" table:align="margins" style:writing-mode="lr-tb"/>
    </style:style>
    <style:style style:name="Table5.A" style:family="table-column">
      <style:table-column-properties style:column-width="1.4764in" style:rel-column-width="16383*"/>
    </style:style>
    <style:style style:name="Table5.D" style:family="table-column">
      <style:table-column-properties style:column-width="1.4764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data-style-name="N0">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4" style:family="table">
      <style:table-properties style:width="5.9049in" table:align="margins" style:writing-mode="lr-tb"/>
    </style:style>
    <style:style style:name="Table4.A" style:family="table-column">
      <style:table-column-properties style:column-width="1.968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0" style:family="table">
      <style:table-properties style:width="5.9049in" table:align="margins" style:writing-mode="lr-tb"/>
    </style:style>
    <style:style style:name="Table20.A" style:family="table-column">
      <style:table-column-properties style:column-width="1.9681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7" style:family="table">
      <style:table-properties style:width="5.9049in" table:align="margins" style:writing-mode="lr-tb"/>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5.9049in" fo:break-before="auto" fo:break-after="auto" table:align="margins" style:writing-mode="lr-tb"/>
    </style:style>
    <style:style style:name="Table6.A" style:family="table-column">
      <style:table-column-properties style:column-width="1.1813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9049in" table:align="margins" style:writing-mode="lr-tb"/>
    </style:style>
    <style:style style:name="Table9.A" style:family="table-column">
      <style:table-column-properties style:column-width="1.1813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5.9049in" table:align="margins" style:writing-mode="lr-tb"/>
    </style:style>
    <style:style style:name="Table11.A" style:family="table-column">
      <style:table-column-properties style:column-width="1.1813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5.9049in" table:align="margins" style:writing-mode="lr-tb"/>
    </style:style>
    <style:style style:name="Table8.A" style:family="table-column">
      <style:table-column-properties style:column-width="1.1813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3" style:family="table">
      <style:table-properties style:width="5.9049in" table:align="margins" style:writing-mode="lr-tb"/>
    </style:style>
    <style:style style:name="Table13.A" style:family="table-column">
      <style:table-column-properties style:column-width="1.1813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7" style:family="table">
      <style:table-properties style:width="5.9049in" table:align="margins" style:writing-mode="lr-tb"/>
    </style:style>
    <style:style style:name="Table17.A" style:family="table-column">
      <style:table-column-properties style:column-width="1.1813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4" style:family="table">
      <style:table-properties style:width="5.9049in" table:align="margins" style:writing-mode="lr-tb"/>
    </style:style>
    <style:style style:name="Table14.A" style:family="table-column">
      <style:table-column-properties style:column-width="1.1813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0" style:family="table">
      <style:table-properties style:width="5.9049in" table:align="margins" style:writing-mode="lr-tb"/>
    </style:style>
    <style:style style:name="Table10.A" style:family="table-column">
      <style:table-column-properties style:column-width="1.1813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8" style:family="table">
      <style:table-properties style:width="5.9049in" table:align="margins" style:writing-mode="lr-tb"/>
    </style:style>
    <style:style style:name="Table18.A" style:family="table-column">
      <style:table-column-properties style:column-width="1.1813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9049in" table:align="margins" style:writing-mode="lr-tb"/>
    </style:style>
    <style:style style:name="Table19.A" style:family="table-column">
      <style:table-column-properties style:column-width="1.1813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text-properties fo:text-transform="uppercase" style:font-name="Arial2" fo:font-size="20pt" fo:font-weight="bold" officeooo:paragraph-rsid="001eab64" style:font-size-asian="20pt" style:font-weight-asian="bold" style:font-name-complex="Arial2" style:font-weight-complex="bold"/>
    </style:style>
    <style:style style:name="P4" style:family="paragraph" style:parent-style-name="Header">
      <style:paragraph-properties fo:text-align="center" style:justify-single-word="false"/>
      <style:text-properties style:font-name="Arial2" fo:font-size="16pt" officeooo:paragraph-rsid="001dcde4" style:font-size-asian="16pt" style:font-name-complex="Arial2"/>
    </style:style>
    <style:style style:name="P5" style:family="paragraph" style:parent-style-name="Normalny_20_text_20_DP">
      <style:paragraph-properties fo:text-align="center" style:justify-single-word="false"/>
      <style:text-properties fo:font-size="16pt" style:font-size-asian="16pt"/>
    </style:style>
    <style:style style:name="P6" style:family="paragraph" style:parent-style-name="Normalny_20_text_20_DP">
      <style:paragraph-properties fo:text-align="center" style:justify-single-word="false"/>
    </style:style>
    <style:style style:name="P7" style:family="paragraph" style:parent-style-name="Normalny_20_text_20_DP">
      <style:paragraph-properties fo:text-align="center" style:justify-single-word="false"/>
      <style:text-properties fo:text-transform="uppercase" fo:font-size="16pt" fo:letter-spacing="0.0138in" officeooo:paragraph-rsid="001dcde4" style:font-size-asian="16pt"/>
    </style:style>
    <style:style style:name="P8" style:family="paragraph" style:parent-style-name="Normalny_20_text_20_DP">
      <style:paragraph-properties fo:text-align="center" style:justify-single-word="false"/>
      <style:text-properties fo:text-transform="uppercase" fo:font-size="16pt" fo:font-weight="bold" officeooo:paragraph-rsid="001dcde4" style:font-size-asian="16pt" style:font-weight-asian="bold" style:font-weight-complex="bold"/>
    </style:style>
    <style:style style:name="P9"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10" style:family="paragraph" style:parent-style-name="Normalny_20_text_20_DP">
      <style:paragraph-properties fo:text-align="center" style:justify-single-word="false"/>
      <style:text-properties fo:text-transform="uppercase" style:font-name="Arial2" fo:font-size="14pt" fo:letter-spacing="0.0138in" officeooo:paragraph-rsid="001dcde4" style:font-size-asian="14pt" style:font-name-complex="Arial2"/>
    </style:style>
    <style:style style:name="P11" style:family="paragraph" style:parent-style-name="Normalny_20_text_20_DP">
      <style:paragraph-properties fo:text-align="center" style:justify-single-word="false"/>
      <style:text-properties style:font-name="Arial2" fo:font-size="16pt" style:font-size-asian="16pt" style:font-name-complex="Arial2"/>
    </style:style>
    <style:style style:name="P12" style:family="paragraph" style:parent-style-name="Normalny_20_text_20_DP">
      <style:paragraph-properties fo:text-align="center" style:justify-single-word="false">
        <style:tab-stops>
          <style:tab-stop style:position="6.6929in" style:type="right"/>
        </style:tab-stops>
      </style:paragraph-properties>
      <style:text-properties style:font-name="Arial2" fo:font-size="14pt" officeooo:paragraph-rsid="001dcde4" style:font-size-asian="14pt" style:font-name-complex="Arial2"/>
    </style:style>
    <style:style style:name="P13" style:family="paragraph" style:parent-style-name="Normalny_20_text_20_DP">
      <style:paragraph-properties fo:text-align="center" style:justify-single-word="false"/>
      <style:text-properties style:font-name="Arial2" fo:font-size="14pt" officeooo:paragraph-rsid="001c7428" style:font-name-asian="Arial2" style:font-size-asian="14pt" style:font-name-complex="Arial2"/>
    </style:style>
    <style:style style:name="P14" style:family="paragraph" style:parent-style-name="Normalny_20_text_20_DP">
      <style:paragraph-properties fo:text-align="center" style:justify-single-word="false"/>
      <style:text-properties fo:font-size="14pt" style:font-size-asian="14pt"/>
    </style:style>
    <style:style style:name="P15" style:family="paragraph" style:parent-style-name="Normalny_20_text_20_DP">
      <style:paragraph-properties fo:text-align="center" style:justify-single-word="false"/>
      <style:text-properties fo:font-size="14pt" officeooo:paragraph-rsid="001dcde4" style:font-size-asian="14pt"/>
    </style:style>
    <style:style style:name="P16" style:family="paragraph" style:parent-style-name="Normalny_20_text_20_DP">
      <style:paragraph-properties fo:text-align="center" style:justify-single-word="false"/>
      <style:text-properties fo:font-size="14pt" fo:background-color="#ffff00" style:font-size-asian="14pt"/>
    </style:style>
    <style:style style:name="P17" style:family="paragraph" style:parent-style-name="Normalny_20_text_20_DP">
      <style:text-properties fo:font-weight="bold" style:font-weight-asian="bold" style:font-weight-complex="bold"/>
    </style:style>
    <style:style style:name="P18" style:family="paragraph" style:parent-style-name="Normalny_20_text_20_DP">
      <style:text-properties fo:font-weight="bold" officeooo:rsid="004dbedf" style:font-weight-asian="bold" style:font-weight-complex="bold"/>
    </style:style>
    <style:style style:name="P19" style:family="paragraph" style:parent-style-name="Normalny_20_text_20_DP">
      <style:text-properties fo:font-weight="bold" officeooo:rsid="0028670e" style:font-weight-asian="bold" style:font-weight-complex="bold"/>
    </style:style>
    <style:style style:name="P20" style:family="paragraph" style:parent-style-name="Normalny_20_text_20_DP">
      <style:text-properties fo:font-weight="bold" officeooo:rsid="002be1a8" style:font-weight-asian="bold" style:font-weight-complex="bold"/>
    </style:style>
    <style:style style:name="P21" style:family="paragraph" style:parent-style-name="Normalny_20_text_20_DP">
      <style:paragraph-properties fo:text-align="end" style:justify-single-word="false">
        <style:tab-stops>
          <style:tab-stop style:position="5.8752in" style:type="right"/>
        </style:tab-stops>
      </style:paragraph-properties>
    </style:style>
    <style:style style:name="P22" style:family="paragraph" style:parent-style-name="Normalny_20_text_20_DP">
      <style:text-properties fo:background-color="#ffff00"/>
    </style:style>
    <style:style style:name="P23" style:family="paragraph" style:parent-style-name="Normalny_20_text_20_DP">
      <style:text-properties officeooo:rsid="0029773f" officeooo:paragraph-rsid="0029773f" fo:background-color="#ffff00"/>
    </style:style>
    <style:style style:name="P24" style:family="paragraph" style:parent-style-name="Normalny_20_text_20_DP">
      <style:paragraph-properties>
        <style:tab-stops>
          <style:tab-stop style:position="4.3752in" style:type="center"/>
        </style:tab-stops>
      </style:paragraph-properties>
    </style:style>
    <style:style style:name="P25" style:family="paragraph" style:parent-style-name="Normalny_20_text_20_DP">
      <style:text-properties style:font-size-complex="12pt"/>
    </style:style>
    <style:style style:name="P26" style:family="paragraph" style:parent-style-name="Normalny_20_text_20_DP">
      <style:text-properties officeooo:paragraph-rsid="002a3823"/>
    </style:style>
    <style:style style:name="P27" style:family="paragraph" style:parent-style-name="Normalny_20_text_20_DP">
      <style:text-properties officeooo:paragraph-rsid="002af8ea"/>
    </style:style>
    <style:style style:name="P28" style:family="paragraph" style:parent-style-name="Normalny_20_text_20_DP">
      <style:text-properties fo:background-color="transparent"/>
    </style:style>
    <style:style style:name="P29" style:family="paragraph" style:parent-style-name="Normalny_20_text_20_DP">
      <style:text-properties officeooo:rsid="002af8ea" officeooo:paragraph-rsid="002af8ea" fo:background-color="transparent"/>
    </style:style>
    <style:style style:name="P30" style:family="paragraph" style:parent-style-name="Normalny_20_text_20_DP">
      <style:text-properties officeooo:rsid="002d8989" officeooo:paragraph-rsid="002d8989" fo:background-color="transparent"/>
    </style:style>
    <style:style style:name="P31" style:family="paragraph" style:parent-style-name="Normalny_20_text_20_DP">
      <style:text-properties officeooo:rsid="00152055"/>
    </style:style>
    <style:style style:name="P32" style:family="paragraph" style:parent-style-name="Normalny_20_text_20_DP">
      <style:text-properties fo:font-variant="normal" fo:text-transform="none" fo:color="#282828" style:text-position="0% 100%" style:font-name="Arial1" fo:letter-spacing="normal" fo:font-weight="bold" officeooo:rsid="004dc58f" style:font-name-asian="Arial2" style:font-weight-asian="bold" style:font-name-complex="Arial2" style:font-weight-complex="bold"/>
    </style:style>
    <style:style style:name="P33" style:family="paragraph" style:parent-style-name="Normalny_20_text_20_DP">
      <style:text-properties fo:font-variant="normal" fo:text-transform="none" fo:color="#282828" style:text-position="0% 100%" style:font-name="Arial1" fo:letter-spacing="normal" officeooo:rsid="005a7528" style:font-name-asian="Arial2" style:font-name-complex="Arial2"/>
    </style:style>
    <style:style style:name="P34" style:family="paragraph" style:parent-style-name="Footer">
      <style:paragraph-properties fo:padding-left="0in" fo:padding-right="0in" fo:padding-top="0.0138in" fo:padding-bottom="0in" fo:border-left="none" fo:border-right="none" fo:border-top="0.51pt dotted #000000" fo:border-bottom="none"/>
    </style:style>
    <style:style style:name="P35" style:family="paragraph" style:parent-style-name="Footnote">
      <style:text-properties officeooo:paragraph-rsid="004f1850"/>
    </style:style>
    <style:style style:name="P36" style:family="paragraph" style:parent-style-name="Footnote">
      <style:text-properties officeooo:paragraph-rsid="0056132d"/>
    </style:style>
    <style:style style:name="P37" style:family="paragraph" style:parent-style-name="Zoznam_20_obrázkov">
      <style:text-properties style:font-size-complex="12pt"/>
    </style:style>
    <style:style style:name="P38" style:family="paragraph" style:parent-style-name="Normalny_20_text_20_DP">
      <style:paragraph-properties fo:margin-left="0.472in" fo:margin-right="0in" fo:text-indent="0.3543in" style:auto-text-indent="false"/>
      <style:text-properties fo:background-color="#ffff00"/>
    </style:style>
    <style:style style:name="P39" style:family="paragraph" style:parent-style-name="Normalny_20_text_20_DP">
      <style:paragraph-properties fo:margin-left="0.3937in" fo:margin-right="0in" fo:margin-top="0.1665in" fo:margin-bottom="0in" style:contextual-spacing="false" fo:text-indent="-0.3937in" style:auto-text-indent="false"/>
    </style:style>
    <style:style style:name="P40"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style:style>
    <style:style style:name="P41"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42" style:family="paragraph" style:parent-style-name="Normalny_20_text_20_DP">
      <style:paragraph-properties fo:break-before="page"/>
    </style:style>
    <style:style style:name="P43" style:family="paragraph" style:parent-style-name="Normalny_20_text_20_DP">
      <style:paragraph-properties fo:margin-left="0in" fo:margin-right="0in" fo:text-indent="0in" style:auto-text-indent="false"/>
      <style:text-properties officeooo:paragraph-rsid="0026928b"/>
    </style:style>
    <style:style style:name="P44" style:family="paragraph" style:parent-style-name="Normalny_20_text_20_DP">
      <style:paragraph-properties fo:margin-left="0in" fo:margin-right="0in" fo:text-indent="0in" style:auto-text-indent="false"/>
      <style:text-properties fo:font-variant="normal" fo:text-transform="none" fo:color="#282828" style:text-position="0% 100%" style:font-name="Arial1" fo:letter-spacing="normal" fo:font-weight="normal" officeooo:rsid="00629197" style:font-name-asian="Arial2" style:font-weight-asian="normal" style:font-name-complex="Arial2"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6" style:family="paragraph" style:parent-style-name="Standard">
      <style:paragraph-properties fo:line-height="115%" style:writing-mode="lr-tb"/>
      <style:text-properties officeooo:rsid="000eab30" officeooo:paragraph-rsid="00225d4d"/>
    </style:style>
    <style:style style:name="P47" style:family="paragraph" style:parent-style-name="Standard">
      <style:paragraph-properties fo:line-height="115%" style:writing-mode="lr-tb"/>
      <style:text-properties officeooo:paragraph-rsid="0024cfbd" fo:background-color="transparent"/>
    </style:style>
    <style:style style:name="P48" style:family="paragraph" style:parent-style-name="Standard">
      <style:paragraph-properties fo:line-height="115%" style:writing-mode="lr-tb"/>
      <style:text-properties officeooo:paragraph-rsid="0026928b" fo:background-color="transparent"/>
    </style:style>
    <style:style style:name="P49" style:family="paragraph" style:parent-style-name="Standard">
      <style:paragraph-properties fo:line-height="115%" style:writing-mode="lr-tb"/>
      <style:text-properties officeooo:rsid="0024cfbd" officeooo:paragraph-rsid="0026928b" fo:background-color="transparent"/>
    </style:style>
    <style:style style:name="P50" style:family="paragraph" style:parent-style-name="Normalny_20_text_20_DP">
      <style:paragraph-properties fo:line-height="115%" style:writing-mode="lr-tb"/>
      <style:text-properties officeooo:rsid="0024cfbd" officeooo:paragraph-rsid="0026928b" fo:background-color="transparent"/>
    </style:style>
    <style:style style:name="P51" style:family="paragraph" style:parent-style-name="Normalny_20_text_20_DP">
      <style:paragraph-properties fo:line-height="115%" style:writing-mode="lr-tb"/>
      <style:text-properties officeooo:rsid="0024cfbd" officeooo:paragraph-rsid="0024cfbd" fo:background-color="transparent"/>
    </style:style>
    <style:style style:name="P52" style:family="paragraph" style:parent-style-name="Normalny_20_text_20_DP">
      <style:paragraph-properties fo:break-before="auto" fo:break-after="auto"/>
      <style:text-properties officeooo:paragraph-rsid="002fcaef"/>
    </style:style>
    <style:style style:name="P53" style:family="paragraph" style:parent-style-name="Standard">
      <style:paragraph-properties fo:line-height="100%" fo:break-before="auto" fo:break-after="auto" style:writing-mode="lr-tb"/>
    </style:style>
    <style:style style:name="P54" style:family="paragraph" style:parent-style-name="Standard">
      <style:paragraph-properties fo:line-height="115%" fo:break-before="auto" fo:break-after="auto" style:writing-mode="lr-tb"/>
      <style:text-properties officeooo:paragraph-rsid="0009b951"/>
    </style:style>
    <style:style style:name="P55" style:family="paragraph" style:parent-style-name="Standard">
      <style:paragraph-properties fo:line-height="115%" fo:break-before="auto" fo:break-after="auto" style:writing-mode="lr-tb"/>
      <style:text-properties officeooo:paragraph-rsid="0024cfbd" fo:background-color="transparent"/>
    </style:style>
    <style:style style:name="P56" style:family="paragraph" style:parent-style-name="Standard">
      <style:paragraph-properties fo:break-before="auto" fo:break-after="auto"/>
      <style:text-properties officeooo:paragraph-rsid="0029773f"/>
    </style:style>
    <style:style style:name="P57" style:family="paragraph" style:parent-style-name="Standard">
      <style:paragraph-properties fo:break-before="auto" fo:break-after="auto"/>
      <style:text-properties officeooo:paragraph-rsid="002fcaef" fo:background-color="transparent"/>
    </style:style>
    <style:style style:name="P58" style:family="paragraph" style:parent-style-name="Contents_20_3">
      <style:paragraph-properties>
        <style:tab-stops>
          <style:tab-stop style:position="5.9047in" style:type="right" style:leader-style="dotted" style:leader-text="."/>
        </style:tab-stops>
      </style:paragraph-properties>
    </style:style>
    <style:style style:name="P59" style:family="paragraph" style:parent-style-name="Tabulka">
      <style:paragraph-properties fo:text-align="center" style:justify-single-word="false"/>
      <style:text-properties fo:background-color="#ffff00"/>
    </style:style>
    <style:style style:name="P60" style:family="paragraph" style:parent-style-name="Tabulka">
      <style:paragraph-properties fo:text-align="center" style:justify-single-word="false">
        <style:tab-stops/>
      </style:paragraph-properties>
      <style:text-properties fo:background-color="#ffff00"/>
    </style:style>
    <style:style style:name="P61" style:family="paragraph" style:parent-style-name="Tabulka">
      <style:paragraph-properties fo:text-align="center" style:justify-single-word="false">
        <style:tab-stops/>
      </style:paragraph-properties>
      <style:text-properties officeooo:rsid="001f3f78" officeooo:paragraph-rsid="001f3f78" fo:background-color="#ffff00"/>
    </style:style>
    <style:style style:name="P62" style:family="paragraph" style:parent-style-name="Tabulka">
      <style:paragraph-properties fo:text-align="center" style:justify-single-word="false"/>
      <style:text-properties officeooo:rsid="001f3f78" officeooo:paragraph-rsid="001f3f78" fo:background-color="#ffff00"/>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text-properties officeooo:paragraph-rsid="0026928b"/>
    </style:style>
    <style:style style:name="P65" style:family="paragraph" style:parent-style-name="Standard">
      <style:paragraph-properties fo:text-align="end" style:justify-single-word="false"/>
    </style:style>
    <style:style style:name="P66" style:family="paragraph" style:parent-style-name="Standard">
      <style:text-properties officeooo:paragraph-rsid="002fcaef" fo:background-color="transparent"/>
    </style:style>
    <style:style style:name="P67" style:family="paragraph" style:parent-style-name="Standard">
      <style:paragraph-properties fo:text-align="start" style:justify-single-word="false"/>
      <style:text-properties officeooo:rsid="0024cfbd" fo:background-color="transparent"/>
    </style:style>
    <style:style style:name="P68" style:family="paragraph" style:parent-style-name="Standard">
      <style:paragraph-properties fo:text-align="start" style:justify-single-word="false"/>
      <style:text-properties officeooo:rsid="0024cfbd"/>
    </style:style>
    <style:style style:name="P69" style:family="paragraph" style:parent-style-name="Standard">
      <style:paragraph-properties fo:text-align="start" style:justify-single-word="false"/>
      <style:text-properties officeooo:rsid="0024cfbd" officeooo:paragraph-rsid="0026928b"/>
    </style:style>
    <style:style style:name="P70" style:family="paragraph" style:parent-style-name="Standard">
      <style:paragraph-properties fo:text-align="end" style:justify-single-word="false"/>
      <style:text-properties officeooo:rsid="0024cfbd"/>
    </style:style>
    <style:style style:name="P71" style:family="paragraph" style:parent-style-name="Standard">
      <style:paragraph-properties fo:text-align="start" style:justify-single-word="false"/>
      <style:text-properties style:text-outline="false" style:text-line-through-style="none" style:font-name="Arial" fo:font-size="10pt" fo:font-style="normal" fo:text-shadow="none" style:text-underline-style="none" fo:font-weight="normal" officeooo:rsid="0026928b" style:font-size-asian="10pt" style:font-style-asian="normal" style:font-weight-asian="normal" style:text-emphasize="none"/>
    </style:style>
    <style:style style:name="P72" style:family="paragraph" style:parent-style-name="Standard">
      <style:paragraph-properties fo:text-align="start" style:justify-single-word="false"/>
      <style:text-properties officeooo:rsid="0026928b"/>
    </style:style>
    <style:style style:name="P73"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74" style:family="paragraph" style:parent-style-name="Table_20_Contents">
      <style:text-properties officeooo:rsid="0012224c" officeooo:paragraph-rsid="00225d4d"/>
    </style:style>
    <style:style style:name="P75" style:family="paragraph" style:parent-style-name="Table_20_Contents">
      <style:text-properties officeooo:rsid="00152055" officeooo:paragraph-rsid="00225d4d"/>
    </style:style>
    <style:style style:name="P76" style:family="paragraph" style:parent-style-name="Table_20_Contents">
      <style:text-properties officeooo:paragraph-rsid="00225d4d"/>
    </style:style>
    <style:style style:name="P77" style:family="paragraph" style:parent-style-name="Table_20_Contents">
      <style:text-properties officeooo:paragraph-rsid="0026928b"/>
    </style:style>
    <style:style style:name="P78" style:family="paragraph" style:parent-style-name="Table_20_Contents">
      <style:text-properties officeooo:rsid="0026928b" officeooo:paragraph-rsid="0026928b"/>
    </style:style>
    <style:style style:name="P79" style:family="paragraph" style:parent-style-name="Contents_20_2">
      <style:paragraph-properties>
        <style:tab-stops>
          <style:tab-stop style:position="5.9047in" style:type="right" style:leader-style="dotted" style:leader-text="."/>
        </style:tab-stops>
      </style:paragraph-properties>
    </style:style>
    <style:style style:name="P80" style:family="paragraph" style:parent-style-name="Analyticky_20_List">
      <style:paragraph-properties style:snap-to-layout-grid="false"/>
    </style:style>
    <style:style style:name="P81" style:family="paragraph" style:parent-style-name="Analyticky_20_List">
      <style:text-properties fo:font-weight="bold" style:font-weight-asian="bold" style:font-weight-complex="bold"/>
    </style:style>
    <style:style style:name="P82" style:family="paragraph" style:parent-style-name="Analyticky_20_List">
      <style:paragraph-properties fo:text-align="center" style:justify-single-word="false"/>
      <style:text-properties officeooo:paragraph-rsid="001a8d31"/>
    </style:style>
    <style:style style:name="P83"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84" style:family="paragraph" style:parent-style-name="Table">
      <style:text-properties officeooo:paragraph-rsid="00225d4d"/>
    </style:style>
    <style:style style:name="P85"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1f3f78" officeooo:paragraph-rsid="001f3f78" fo:background-color="transparent"/>
    </style:style>
    <style:style style:name="P8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transparent"/>
    </style:style>
    <style:style style:name="P87"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ffff00"/>
    </style:style>
    <style:style style:name="P88" style:family="paragraph" style:parent-style-name="Normalny_20_text_20_DP">
      <style:paragraph-properties fo:background-color="transparent">
        <style:background-image/>
      </style:paragraph-properties>
      <style:text-properties fo:background-color="transparent"/>
    </style:style>
    <style:style style:name="P89" style:family="paragraph" style:parent-style-name="Normalny_20_text_20_DP">
      <style:paragraph-properties fo:background-color="transparent">
        <style:background-image/>
      </style:paragraph-properties>
      <style:text-properties officeooo:paragraph-rsid="0035b90b" fo:background-color="transparent"/>
    </style:style>
    <style:style style:name="P90" style:family="paragraph" style:parent-style-name="Standard" style:list-style-name="L9"/>
    <style:style style:name="P91"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92" style:family="paragraph" style:parent-style-name="Standard">
      <style:paragraph-properties fo:line-height="115%" style:writing-mode="lr-tb"/>
      <style:text-properties officeooo:rsid="000eab30" officeooo:paragraph-rsid="003d120c"/>
    </style:style>
    <style:style style:name="P93" style:family="paragraph" style:parent-style-name="Normalny_20_text_20_DP" style:list-style-name=""/>
    <style:style style:name="P94" style:family="paragraph" style:parent-style-name="Normalny_20_text_20_DP" style:list-style-name="L1"/>
    <style:style style:name="P95" style:family="paragraph" style:parent-style-name="Normalny_20_text_20_DP" style:list-style-name="LS1"/>
    <style:style style:name="P96" style:family="paragraph" style:parent-style-name="Normalny_20_text_20_DP" style:list-style-name="L2"/>
    <style:style style:name="P97" style:family="paragraph" style:parent-style-name="Normalny_20_text_20_DP" style:list-style-name="L2">
      <style:text-properties fo:font-weight="normal" officeooo:rsid="004f1850" style:font-weight-asian="normal" style:font-weight-complex="normal"/>
    </style:style>
    <style:style style:name="P98" style:family="paragraph" style:parent-style-name="Normalny_20_text_20_DP" style:list-style-name="L3"/>
    <style:style style:name="P99" style:family="paragraph" style:parent-style-name="Normalny_20_text_20_DP" style:list-style-name="L4"/>
    <style:style style:name="P100" style:family="paragraph" style:parent-style-name="Normalny_20_text_20_DP" style:list-style-name="L5"/>
    <style:style style:name="P101" style:family="paragraph" style:parent-style-name="Normalny_20_text_20_DP" style:list-style-name="L6"/>
    <style:style style:name="P102" style:family="paragraph" style:parent-style-name="Normalny_20_text_20_DP" style:list-style-name="L7"/>
    <style:style style:name="P103" style:family="paragraph" style:parent-style-name="Normalny_20_text_20_DP" style:list-style-name="WW8Num3"/>
    <style:style style:name="P104" style:family="paragraph" style:parent-style-name="Normalny_20_text_20_DP" style:list-style-name="WW8Num8">
      <style:text-properties fo:background-color="#ffff00"/>
    </style:style>
    <style:style style:name="P105" style:family="paragraph" style:parent-style-name="Normalny_20_text_20_DP" style:list-style-name="L10">
      <style:text-properties officeooo:paragraph-rsid="00371f4a"/>
    </style:style>
    <style:style style:name="P106" style:family="paragraph" style:parent-style-name="Normalny_20_text_20_DP" style:list-style-name="L8"/>
    <style:style style:name="P107" style:family="paragraph" style:parent-style-name="Normalny_20_text_20_DP">
      <style:text-properties officeooo:paragraph-rsid="003d120c"/>
    </style:style>
    <style:style style:name="P108" style:family="paragraph" style:parent-style-name="Normalny_20_text_20_DP">
      <style:text-properties officeooo:paragraph-rsid="003db621"/>
    </style:style>
    <style:style style:name="P109" style:family="paragraph" style:parent-style-name="Normalny_20_text_20_DP">
      <style:text-properties officeooo:paragraph-rsid="0041415b"/>
    </style:style>
    <style:style style:name="P110" style:family="paragraph" style:parent-style-name="Normalny_20_text_20_DP">
      <style:paragraph-properties fo:text-align="center" style:justify-single-word="false"/>
      <style:text-properties officeooo:paragraph-rsid="0041415b"/>
    </style:style>
    <style:style style:name="P111" style:family="paragraph" style:parent-style-name="Normalny_20_text_20_DP">
      <style:paragraph-properties fo:text-align="start" style:justify-single-word="false"/>
      <style:text-properties officeooo:paragraph-rsid="0041415b"/>
    </style:style>
    <style:style style:name="P112" style:family="paragraph" style:parent-style-name="Normalny_20_text_20_DP" style:list-style-name="L11">
      <style:paragraph-properties fo:text-align="start" style:justify-single-word="false"/>
      <style:text-properties officeooo:paragraph-rsid="0041415b"/>
    </style:style>
    <style:style style:name="P113" style:family="paragraph" style:parent-style-name="Normalny_20_text_20_DP" style:list-style-name="L11">
      <style:paragraph-properties fo:text-align="start" style:justify-single-word="false"/>
      <style:text-properties officeooo:paragraph-rsid="0042e544"/>
    </style:style>
    <style:style style:name="P114" style:family="paragraph" style:parent-style-name="Normalny_20_text_20_DP" style:list-style-name="L11">
      <style:paragraph-properties fo:text-align="start" style:justify-single-word="false"/>
      <style:text-properties officeooo:paragraph-rsid="004392a0"/>
    </style:style>
    <style:style style:name="P115" style:family="paragraph" style:parent-style-name="Normalny_20_text_20_DP">
      <style:paragraph-properties fo:text-align="start" style:justify-single-word="false"/>
      <style:text-properties officeooo:paragraph-rsid="004392a0"/>
    </style:style>
    <style:style style:name="P116" style:family="paragraph" style:parent-style-name="Normalny_20_text_20_DP" style:list-style-name="L12">
      <style:paragraph-properties fo:text-align="start" style:justify-single-word="false"/>
      <style:text-properties officeooo:paragraph-rsid="004392a0"/>
    </style:style>
    <style:style style:name="P117" style:family="paragraph" style:parent-style-name="Normalny_20_text_20_DP">
      <style:paragraph-properties fo:text-align="start" style:justify-single-word="false"/>
      <style:text-properties officeooo:paragraph-rsid="00450389"/>
    </style:style>
    <style:style style:name="P118" style:family="paragraph" style:parent-style-name="Normalny_20_text_20_DP">
      <style:paragraph-properties fo:text-align="start" style:justify-single-word="false"/>
      <style:text-properties officeooo:paragraph-rsid="0045bd99"/>
    </style:style>
    <style:style style:name="P119" style:family="paragraph" style:parent-style-name="Normalny_20_text_20_DP">
      <style:text-properties officeooo:paragraph-rsid="0045bd99"/>
    </style:style>
    <style:style style:name="P120" style:family="paragraph" style:parent-style-name="Normalny_20_text_20_DP" style:master-page-name="Standard">
      <style:paragraph-properties fo:text-align="center" style:justify-single-word="false" style:page-number="auto"/>
      <style:text-properties fo:text-transform="uppercase" style:font-name="Arial2" fo:font-size="16pt" fo:letter-spacing="0.0138in" officeooo:paragraph-rsid="001dcde4" style:font-size-asian="16pt" style:font-name-complex="Arial2"/>
    </style:style>
    <style:style style:name="P121" style:family="paragraph" style:parent-style-name="Normalny_20_text_20_DP" style:master-page-name="Convert_20_1">
      <style:paragraph-properties fo:text-align="center" style:justify-single-word="false" style:page-number="1"/>
      <style:text-properties fo:text-transform="uppercase" style:font-name="Arial2" fo:font-size="16pt" fo:letter-spacing="0.0138in" officeooo:paragraph-rsid="001dcde4" style:font-size-asian="16pt" style:font-name-complex="Arial2"/>
    </style:style>
    <style:style style:name="P122" style:family="paragraph" style:parent-style-name="Normalny_20_text_20_DP" style:master-page-name="Convert_20_2">
      <style:paragraph-properties fo:margin-top="0in" fo:margin-bottom="0.25in" style:contextual-spacing="false" fo:text-align="start" style:justify-single-word="false" style:page-number="auto" fo:padding-left="0in" fo:padding-right="0in" fo:padding-top="0in" fo:padding-bottom="0.0138in" fo:border-left="none" fo:border-right="none" fo:border-top="none" fo:border-bottom="0.51pt solid #000000"/>
      <style:text-properties style:font-name="Arial2" fo:font-size="16pt" fo:font-weight="bold" style:font-size-asian="16pt" style:font-weight-asian="bold" style:font-name-complex="Arial2" style:font-weight-complex="bold"/>
    </style:style>
    <style:style style:name="P123" style:family="paragraph" style:parent-style-name="Normalny_20_text_20_DP" style:master-page-name="Convert_20_3">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24" style:family="paragraph" style:parent-style-name="Normalny_20_text_20_DP" style:master-page-name="Convert_20_5">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25" style:family="paragraph" style:parent-style-name="Normalny_20_text_20_DP" style:master-page-name="Convert_20_6">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26" style:family="paragraph" style:parent-style-name="Normalny_20_text_20_DP" style:master-page-name="Convert_20_7">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27" style:family="paragraph" style:parent-style-name="Normalny_20_text_20_DP" style:master-page-name="Convert_20_8">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28" style:family="paragraph" style:parent-style-name="Normalny_20_text_20_DP" style:master-page-name="Convert_20_9">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29" style:family="paragraph" style:parent-style-name="Normalny_20_text_20_DP">
      <style:paragraph-properties fo:margin-left="0in" fo:margin-right="0in" fo:text-indent="0.3646in" style:auto-text-indent="false">
        <style:tab-stops/>
      </style:paragraph-properties>
    </style:style>
    <style:style style:name="P130" style:family="paragraph" style:parent-style-name="Normalny_20_text_20_DP" style:list-style-name="L10">
      <style:paragraph-properties fo:margin-left="0in" fo:margin-right="0in" fo:text-indent="0in" style:auto-text-indent="false"/>
      <style:text-properties officeooo:paragraph-rsid="00371f4a"/>
    </style:style>
    <style:style style:name="P131" style:family="paragraph" style:parent-style-name="Heading_20_1">
      <style:paragraph-properties fo:line-height="115%" style:writing-mode="lr-tb"/>
      <style:text-properties officeooo:paragraph-rsid="00225d4d"/>
    </style:style>
    <style:style style:name="P132" style:family="paragraph" style:parent-style-name="Nadpis_20_Kapitoly">
      <style:text-properties officeooo:rsid="002af8ea" officeooo:paragraph-rsid="002af8ea"/>
    </style:style>
    <style:style style:name="P133" style:family="paragraph" style:parent-style-name="Nadpis_20_Kapitoly">
      <style:text-properties officeooo:rsid="0024cfbd" officeooo:paragraph-rsid="0024cfbd"/>
    </style:style>
    <style:style style:name="P134" style:family="paragraph" style:parent-style-name="Nadpis_20_Kapitoly">
      <style:text-properties officeooo:paragraph-rsid="002ec08d"/>
    </style:style>
    <style:style style:name="P135" style:family="paragraph" style:parent-style-name="Nadpis_20_Kapitoly" style:list-style-name="WW8Num7">
      <style:text-properties officeooo:paragraph-rsid="003d120c"/>
    </style:style>
    <style:style style:name="P136" style:family="paragraph" style:parent-style-name="Nadpis_20_Kapitoly" style:master-page-name="Convert_20_10">
      <style:paragraph-properties style:page-number="auto"/>
    </style:style>
    <style:style style:name="P137" style:family="paragraph" style:parent-style-name="Nadpis_20_Kapitoly" style:master-page-name="Convert_20_11">
      <style:paragraph-properties style:page-number="auto"/>
    </style:style>
    <style:style style:name="P138"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139"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140" style:family="paragraph" style:parent-style-name="PodNadpis_20_Kapitoly" style:list-style-name="WW8Num7"/>
    <style:style style:name="P141" style:family="paragraph" style:parent-style-name="PodNadpis_20_Kapitoly" style:list-style-name="WW8Num7">
      <style:text-properties officeooo:paragraph-rsid="002af8ea"/>
    </style:style>
    <style:style style:name="P142" style:family="paragraph" style:parent-style-name="PodNadpis_20_Kapitoly" style:list-style-name="WW8Num7">
      <style:text-properties officeooo:paragraph-rsid="002fcaef"/>
    </style:style>
    <style:style style:name="P143" style:family="paragraph" style:parent-style-name="PodNadpis_20_Kapitoly" style:list-style-name="WW8Num7">
      <style:text-properties officeooo:paragraph-rsid="003d120c"/>
    </style:style>
    <style:style style:name="P144" style:family="paragraph" style:parent-style-name="PodNadpis_20_Kapitoly" style:list-style-name="WW8Num7">
      <style:text-properties officeooo:paragraph-rsid="003db621"/>
    </style:style>
    <style:style style:name="P145" style:family="paragraph" style:parent-style-name="PodNadpis_20_Kapitoly" style:list-style-name="WW8Num7">
      <style:text-properties officeooo:paragraph-rsid="0045bd99"/>
    </style:style>
    <style:style style:name="P146" style:family="paragraph" style:parent-style-name="PodNadpis_20_Kapitoly" style:list-style-name="WW8Num7">
      <style:text-properties fo:font-weight="bold" officeooo:paragraph-rsid="002a3823" style:font-weight-asian="bold" style:font-weight-complex="bold"/>
    </style:style>
    <style:style style:name="P147" style:family="paragraph" style:parent-style-name="PodNadpis_20_Kapitoly" style:list-style-name="WW8Num7">
      <style:text-properties officeooo:rsid="001925ec" officeooo:paragraph-rsid="002af8ea"/>
    </style:style>
    <style:style style:name="P148" style:family="paragraph" style:parent-style-name="PodNadpis_20_Kapitoly" style:list-style-name="WW8Num7">
      <style:text-properties officeooo:rsid="0019aac5" officeooo:paragraph-rsid="002af8ea"/>
    </style:style>
    <style:style style:name="P149" style:family="paragraph" style:parent-style-name="PodNadpis_20_Kapitoly" style:list-style-name="WW8Num7">
      <style:text-properties officeooo:rsid="00176e0a" officeooo:paragraph-rsid="002af8ea"/>
    </style:style>
    <style:style style:name="P150" style:family="paragraph" style:parent-style-name="PodNadpis_20_Kapitoly" style:list-style-name="WW8Num7">
      <style:text-properties officeooo:rsid="002f9a80" officeooo:paragraph-rsid="002af8ea"/>
    </style:style>
    <style:style style:name="P151" style:family="paragraph" style:parent-style-name="PodNadpis_20_Kapitoly" style:list-style-name="WW8Num7">
      <style:text-properties officeooo:rsid="0029773f" officeooo:paragraph-rsid="0029773f"/>
    </style:style>
    <style:style style:name="P152" style:family="paragraph" style:parent-style-name="PodNadpis_20_Kapitoly" style:list-style-name="WW8Num7">
      <style:text-properties officeooo:rsid="002fcaef" officeooo:paragraph-rsid="002fcaef" fo:background-color="transparent"/>
    </style:style>
    <style:style style:name="P153" style:family="paragraph" style:parent-style-name="PodNadpis_20_Kapitoly" style:list-style-name="WW8Num7">
      <style:text-properties officeooo:rsid="002fcaef" officeooo:paragraph-rsid="002fcaef"/>
    </style:style>
    <style:style style:name="P154" style:family="paragraph" style:parent-style-name="PodNadpis_20_Kapitoly" style:list-style-name="WW8Num7">
      <style:text-properties officeooo:rsid="0045bc4c" officeooo:paragraph-rsid="002fcaef"/>
    </style:style>
    <style:style style:name="P155" style:family="paragraph" style:parent-style-name="PodNadpis_20_Kapitoly" style:list-style-name="WW8Num7">
      <style:text-properties fo:font-variant="normal" fo:text-transform="none" fo:color="#282828" style:text-position="0% 100%" style:font-name="Arial1" fo:letter-spacing="normal" officeooo:rsid="004f07b6" officeooo:paragraph-rsid="002fcaef" style:font-name-asian="Arial2" style:font-name-complex="Arial2"/>
    </style:style>
    <style:style style:name="P156" style:family="paragraph" style:parent-style-name="PodNadpis_20_Kapitoly">
      <style:text-properties officeooo:rsid="0024cfbd" officeooo:paragraph-rsid="0024cfbd"/>
    </style:style>
    <style:style style:name="P157" style:family="paragraph" style:parent-style-name="PodNadpis_20_Kapitoly">
      <style:text-properties officeooo:rsid="0024cfbd" officeooo:paragraph-rsid="0026928b"/>
    </style:style>
    <style:style style:name="P158" style:family="paragraph" style:parent-style-name="PodNadpis_20_Kapitoly">
      <style:text-properties officeooo:rsid="0026928b" officeooo:paragraph-rsid="0026928b"/>
    </style:style>
    <style:style style:name="P159" style:family="paragraph" style:parent-style-name="PodNadpis_20_Kapitoly" style:list-style-name="WW8Num7">
      <style:paragraph-properties fo:break-before="auto" fo:break-after="auto"/>
      <style:text-properties officeooo:paragraph-rsid="002a3823"/>
    </style:style>
    <style:style style:name="P160" style:family="paragraph" style:parent-style-name="PodNadpis_20_Kapitoly" style:list-style-name="WW8Num7">
      <style:paragraph-properties fo:break-before="auto" fo:break-after="auto"/>
      <style:text-properties officeooo:paragraph-rsid="002af8ea"/>
    </style:style>
    <style:style style:name="P161" style:family="paragraph" style:parent-style-name="PodNadpis_20_Kapitoly" style:list-style-name="WW8Num7">
      <style:paragraph-properties fo:line-height="115%" style:writing-mode="lr-tb"/>
      <style:text-properties officeooo:rsid="003e302e" officeooo:paragraph-rsid="002fcaef"/>
    </style:style>
    <style:style style:name="P162" style:family="paragraph" style:parent-style-name="PodNadpis_20_Kapitoly" style:list-style-name="WW8Num7">
      <style:paragraph-properties fo:line-height="115%" style:writing-mode="lr-tb"/>
      <style:text-properties officeooo:paragraph-rsid="002fcaef"/>
    </style:style>
    <style:style style:name="P163" style:family="paragraph" style:parent-style-name="PodNadpis_20_Kapitoly" style:list-style-name="WW8Num7">
      <style:paragraph-properties fo:line-height="115%" style:writing-mode="lr-tb"/>
      <style:text-properties fo:font-variant="normal" fo:text-transform="none" fo:color="#282828" style:text-position="0% 100%" style:font-name="Arial1" fo:letter-spacing="normal" officeooo:rsid="004f07b6" officeooo:paragraph-rsid="002fcaef" style:font-name-asian="Arial2" style:font-name-complex="Arial2"/>
    </style:style>
    <style:style style:name="P164" style:family="paragraph" style:parent-style-name="PodNadpis_20_Kapitoly">
      <style:paragraph-properties fo:line-height="115%" style:writing-mode="lr-tb"/>
      <style:text-properties officeooo:rsid="0024cfbd" officeooo:paragraph-rsid="0026928b" fo:background-color="transparent"/>
    </style:style>
    <style:style style:name="P165" style:family="paragraph" style:parent-style-name="PodNadpis_20_Kapitoly">
      <style:paragraph-properties fo:line-height="115%" style:writing-mode="lr-tb"/>
      <style:text-properties officeooo:rsid="0024cfbd" officeooo:paragraph-rsid="0024cfbd" fo:background-color="transparent"/>
    </style:style>
    <style:style style:name="P166" style:family="paragraph" style:parent-style-name="PodNadpis_20_Kapitoly" style:list-style-name="WW8Num7">
      <style:paragraph-properties fo:break-before="page"/>
      <style:text-properties officeooo:paragraph-rsid="002fcaef"/>
    </style:style>
    <style:style style:name="P167" style:family="paragraph" style:parent-style-name="PodNadpis_20_Kapitoly">
      <style:paragraph-properties fo:break-before="page"/>
      <style:text-properties officeooo:rsid="0024cfbd" officeooo:paragraph-rsid="0024cfbd"/>
    </style:style>
    <style:style style:name="P168" style:family="paragraph" style:parent-style-name="PodNadpis_20_3.uroven" style:list-style-name="WW8Num7">
      <style:text-properties officeooo:rsid="0029773f" officeooo:paragraph-rsid="0029773f"/>
    </style:style>
    <style:style style:name="P169" style:family="paragraph" style:parent-style-name="PodNadpis_20_3.uroven" style:list-style-name="WW8Num7">
      <style:paragraph-properties fo:line-height="115%" style:writing-mode="lr-tb"/>
      <style:text-properties officeooo:rsid="003a5aea" officeooo:paragraph-rsid="0029773f"/>
    </style:style>
    <style:style style:name="P170" style:family="paragraph" style:parent-style-name="Analyticky_20_List">
      <style:paragraph-properties style:snap-to-layout-grid="false"/>
      <style:text-properties officeooo:paragraph-rsid="00367043"/>
    </style:style>
    <style:style style:name="P171" style:family="paragraph" style:parent-style-name="Footnote">
      <style:text-properties officeooo:paragraph-rsid="004392a0"/>
    </style:style>
    <style:style style:name="P172" style:family="paragraph" style:parent-style-name="Footnote">
      <style:text-properties officeooo:paragraph-rsid="0045bd99"/>
    </style:style>
    <style:style style:name="P173" style:family="paragraph" style:parent-style-name="Zoznam_20_Literatury">
      <style:text-properties officeooo:paragraph-rsid="002ec08d"/>
    </style:style>
    <style:style style:name="P174" style:family="paragraph" style:parent-style-name="Zoznam_20_Literatury" style:list-style-name="WW8Num3">
      <style:text-properties officeooo:paragraph-rsid="002ec08d"/>
    </style:style>
    <style:style style:name="P175" style:family="paragraph" style:parent-style-name="Zoznam_20_Literatury" style:list-style-name="WW8Num3">
      <style:text-properties officeooo:paragraph-rsid="0035b90b"/>
    </style:style>
    <style:style style:name="P176" style:family="paragraph" style:parent-style-name="Zoznam_20_Literatury" style:list-style-name="WW8Num3">
      <style:text-properties officeooo:paragraph-rsid="0035cdd8"/>
    </style:style>
    <style:style style:name="P177" style:family="paragraph" style:parent-style-name="Table_20_Contents">
      <style:text-properties officeooo:rsid="00152055" officeooo:paragraph-rsid="003d120c"/>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language="en" fo:country="US" style:language-asian="en" style:country-asian="US"/>
    </style:style>
    <style:style style:name="T4" style:family="text">
      <style:text-properties fo:font-weight="bold" style:font-weight-asian="bold" style:font-weight-complex="bold"/>
    </style:style>
    <style:style style:name="T5" style:family="text">
      <style:text-properties fo:font-weight="bold" officeooo:rsid="0009b951" style:font-weight-asian="bold" style:font-weight-complex="bold"/>
    </style:style>
    <style:style style:name="T6" style:family="text">
      <style:text-properties fo:font-weight="bold" officeooo:rsid="001fa499" style:font-weight-asian="bold" style:font-weight-complex="bold"/>
    </style:style>
    <style:style style:name="T7" style:family="text">
      <style:text-properties fo:font-weight="bold" officeooo:rsid="00399922"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weight="bold" officeooo:rsid="004b243c" style:font-weight-asian="bold" style:font-weight-complex="bold"/>
    </style:style>
    <style:style style:name="T11" style:family="text">
      <style:text-properties fo:font-weight="bold" officeooo:rsid="004dbedf" style:font-weight-asian="bold" style:font-weight-complex="bold"/>
    </style:style>
    <style:style style:name="T12" style:family="text">
      <style:text-properties fo:font-weight="bold" officeooo:rsid="004dc58f" style:font-weight-asian="bold" style:font-weight-complex="bold"/>
    </style:style>
    <style:style style:name="T13" style:family="text">
      <style:text-properties fo:font-weight="bold" officeooo:rsid="0041415b" style:font-weight-asian="bold" style:font-weight-complex="bold"/>
    </style:style>
    <style:style style:name="T14" style:family="text">
      <style:text-properties fo:font-weight="bold" officeooo:rsid="0009b951" fo:background-color="transparent" style:font-weight-asian="bold" style:font-weight-complex="bold"/>
    </style:style>
    <style:style style:name="T15" style:family="text">
      <style:text-properties fo:background-color="#ffff00"/>
    </style:style>
    <style:style style:name="T16" style:family="text">
      <style:text-properties officeooo:rsid="0009b951" fo:background-color="#ffff00"/>
    </style:style>
    <style:style style:name="T17" style:family="text">
      <style:text-properties officeooo:rsid="00152055" fo:background-color="#ffff00"/>
    </style:style>
    <style:style style:name="T18" style:family="text">
      <style:text-properties officeooo:rsid="002be863" fo:background-color="#ffff00"/>
    </style:style>
    <style:style style:name="T19" style:family="text">
      <style:text-properties officeooo:rsid="003a5ae8" fo:background-color="#ffff00"/>
    </style:style>
    <style:style style:name="T20" style:family="text">
      <style:text-properties fo:font-style="italic" style:font-style-asian="italic" style:font-style-complex="italic"/>
    </style:style>
    <style:style style:name="T21" style:family="text">
      <style:text-properties fo:font-style="italic" officeooo:rsid="0019aac5" style:font-style-asian="italic" style:font-style-complex="italic"/>
    </style:style>
    <style:style style:name="T22" style:family="text">
      <style:text-properties fo:font-style="italic" officeooo:rsid="001a5df5" style:font-style-asian="italic" style:font-style-complex="italic"/>
    </style:style>
    <style:style style:name="T23" style:family="text">
      <style:text-properties fo:font-style="italic" officeooo:rsid="002a74a8" style:font-style-asian="italic" style:font-style-complex="italic"/>
    </style:style>
    <style:style style:name="T24" style:family="text">
      <style:text-properties fo:font-style="italic" officeooo:rsid="002d0b16" style:font-style-asian="italic" style:font-style-complex="italic"/>
    </style:style>
    <style:style style:name="T25" style:family="text">
      <style:text-properties fo:font-weight="normal" style:font-weight-asian="normal"/>
    </style:style>
    <style:style style:name="T26" style:family="text">
      <style:text-properties fo:font-weight="normal" officeooo:rsid="001fa499" style:font-weight-asian="normal" style:font-weight-complex="normal"/>
    </style:style>
    <style:style style:name="T27" style:family="text">
      <style:text-properties fo:font-weight="normal" officeooo:rsid="002014c5" style:font-weight-asian="normal" style:font-weight-complex="normal"/>
    </style:style>
    <style:style style:name="T28" style:family="text">
      <style:text-properties fo:font-weight="normal" officeooo:rsid="002380a8" style:font-weight-asian="normal" style:font-weight-complex="normal"/>
    </style:style>
    <style:style style:name="T29" style:family="text">
      <style:text-properties fo:font-weight="normal" officeooo:rsid="00243404" style:font-weight-asian="normal" style:font-weight-complex="normal"/>
    </style:style>
    <style:style style:name="T30" style:family="text">
      <style:text-properties fo:font-weight="normal" officeooo:rsid="004f1850" style:font-weight-asian="normal" style:font-weight-complex="normal"/>
    </style:style>
    <style:style style:name="T31" style:family="text">
      <style:text-properties fo:font-weight="normal" officeooo:rsid="0056132d" style:font-weight-asian="normal" style:font-weight-complex="normal"/>
    </style:style>
    <style:style style:name="T32" style:family="text">
      <style:text-properties style:text-position="sub 58%"/>
    </style:style>
    <style:style style:name="T33" style:family="text">
      <style:text-properties style:text-position="sub 58%" fo:font-weight="bold" officeooo:rsid="004dc58f" style:font-weight-asian="bold" style:font-weight-complex="bold"/>
    </style:style>
    <style:style style:name="T34" style:family="text">
      <style:text-properties style:text-position="sub 58%" officeooo:rsid="004dc58f"/>
    </style:style>
    <style:style style:name="T35" style:family="text">
      <style:text-properties style:text-position="sub 58%" style:font-name="Arial1" officeooo:rsid="004dc58f" style:font-name-asian="Arial2" style:font-name-complex="Arial2"/>
    </style:style>
    <style:style style:name="T36" style:family="text">
      <style:text-properties style:text-position="sub 58%" officeooo:rsid="0041415b"/>
    </style:style>
    <style:style style:name="T37" style:family="text">
      <style:text-properties officeooo:rsid="00656338"/>
    </style:style>
    <style:style style:name="T38" style:family="text">
      <style:text-properties fo:background-color="transparent"/>
    </style:style>
    <style:style style:name="T39" style:family="text">
      <style:text-properties officeooo:rsid="00656338" fo:background-color="transparent"/>
    </style:style>
    <style:style style:name="T40" style:family="text">
      <style:text-properties officeooo:rsid="0009b951" fo:background-color="transparent"/>
    </style:style>
    <style:style style:name="T41" style:family="text">
      <style:text-properties officeooo:rsid="003f1e36" fo:background-color="transparent"/>
    </style:style>
    <style:style style:name="T42" style:family="text">
      <style:text-properties officeooo:rsid="001f3f78"/>
    </style:style>
    <style:style style:name="T43" style:family="text">
      <style:text-properties officeooo:rsid="00225d4d"/>
    </style:style>
    <style:style style:name="T44" style:family="text">
      <style:text-properties officeooo:rsid="0009b951"/>
    </style:style>
    <style:style style:name="T45" style:family="text">
      <style:text-properties fo:font-size="10pt" style:font-size-asian="10pt" style:font-size-complex="10pt"/>
    </style:style>
    <style:style style:name="T46" style:family="text">
      <style:text-properties officeooo:rsid="0009c2b9"/>
    </style:style>
    <style:style style:name="T47" style:family="text">
      <style:text-properties officeooo:rsid="000b7225"/>
    </style:style>
    <style:style style:name="T48" style:family="text">
      <style:text-properties officeooo:rsid="000cd611"/>
    </style:style>
    <style:style style:name="T49" style:family="text">
      <style:text-properties officeooo:rsid="0033cb42"/>
    </style:style>
    <style:style style:name="T50" style:family="text">
      <style:text-properties fo:font-style="normal" officeooo:rsid="002a74a8" style:font-style-asian="normal" style:font-style-complex="normal"/>
    </style:style>
    <style:style style:name="T51" style:family="text">
      <style:text-properties fo:font-style="normal" officeooo:rsid="0019aac5" style:font-style-asian="normal" style:font-style-complex="normal"/>
    </style:style>
    <style:style style:name="T52" style:family="text">
      <style:text-properties fo:font-style="normal" officeooo:rsid="0019ced9" style:font-style-asian="normal" style:font-style-complex="normal"/>
    </style:style>
    <style:style style:name="T53" style:family="text">
      <style:text-properties fo:font-style="normal" officeooo:rsid="001a5df5" style:font-style-asian="normal" style:font-style-complex="normal"/>
    </style:style>
    <style:style style:name="T54" style:family="text">
      <style:text-properties fo:font-style="normal" officeooo:rsid="002be863" style:font-style-asian="normal" style:font-style-complex="normal"/>
    </style:style>
    <style:style style:name="T55" style:family="text">
      <style:text-properties fo:font-style="normal" officeooo:rsid="002d0b16" style:font-style-asian="normal" style:font-style-complex="normal"/>
    </style:style>
    <style:style style:name="T56" style:family="text">
      <style:text-properties fo:font-style="normal" officeooo:rsid="00327698" style:font-style-asian="normal" style:font-style-complex="normal"/>
    </style:style>
    <style:style style:name="T57" style:family="text">
      <style:text-properties fo:font-style="normal" officeooo:rsid="0033cb42" style:font-style-asian="normal" style:font-style-complex="normal"/>
    </style:style>
    <style:style style:name="T58" style:family="text">
      <style:text-properties fo:font-style="normal" officeooo:rsid="00360a5b" style:font-style-asian="normal" style:font-style-complex="normal"/>
    </style:style>
    <style:style style:name="T59" style:family="text">
      <style:text-properties fo:font-style="normal" officeooo:rsid="0037f84e" style:font-style-asian="normal" style:font-style-complex="normal"/>
    </style:style>
    <style:style style:name="T60" style:family="text">
      <style:text-properties fo:font-style="normal" fo:font-weight="bold" officeooo:rsid="002d0b16" style:font-style-asian="normal" style:font-weight-asian="bold" style:font-style-complex="normal" style:font-weight-complex="bold"/>
    </style:style>
    <style:style style:name="T61" style:family="text">
      <style:text-properties officeooo:rsid="000eab30"/>
    </style:style>
    <style:style style:name="T62" style:family="text">
      <style:text-properties officeooo:rsid="00152055"/>
    </style:style>
    <style:style style:name="T63" style:family="text">
      <style:text-properties officeooo:rsid="0012224c"/>
    </style:style>
    <style:style style:name="T64" style:family="text">
      <style:text-properties officeooo:rsid="00176e0a"/>
    </style:style>
    <style:style style:name="T65" style:family="text">
      <style:text-properties officeooo:rsid="00156bc2"/>
    </style:style>
    <style:style style:name="T66" style:family="text">
      <style:text-properties officeooo:rsid="00160417"/>
    </style:style>
    <style:style style:name="T67" style:family="text">
      <style:text-properties officeooo:rsid="001654b1"/>
    </style:style>
    <style:style style:name="T68" style:family="text">
      <style:text-properties officeooo:rsid="0019aac5"/>
    </style:style>
    <style:style style:name="T69" style:family="text">
      <style:text-properties officeooo:rsid="001925ec"/>
    </style:style>
    <style:style style:name="T70" style:family="text">
      <style:text-properties officeooo:rsid="0019ced9"/>
    </style:style>
    <style:style style:name="T71" style:family="text">
      <style:text-properties officeooo:rsid="001a5df5"/>
    </style:style>
    <style:style style:name="T72" style:family="text">
      <style:text-properties officeooo:rsid="002be863"/>
    </style:style>
    <style:style style:name="T73" style:family="text">
      <style:text-properties officeooo:rsid="001e7a52"/>
    </style:style>
    <style:style style:name="T74" style:family="text">
      <style:text-properties officeooo:rsid="001ccd75"/>
    </style:style>
    <style:style style:name="T75" style:family="text">
      <style:text-properties officeooo:rsid="00243404"/>
    </style:style>
    <style:style style:name="T76" style:family="text">
      <style:text-properties officeooo:rsid="001fa499"/>
    </style:style>
    <style:style style:name="T77" style:family="text">
      <style:text-properties style:font-name="DejaVu Sans Mono" fo:font-size="11pt" fo:font-style="normal" fo:font-weight="normal" style:font-size-asian="11pt" style:font-style-asian="normal" style:font-weight-asian="normal"/>
    </style:style>
    <style:style style:name="T78" style:family="text">
      <style:text-properties style:font-name="DejaVu Sans Mono" fo:font-size="11pt" fo:font-style="normal" fo:font-weight="normal" officeooo:rsid="00243404" style:font-size-asian="11pt" style:font-style-asian="normal" style:font-weight-asian="normal" style:font-weight-complex="normal"/>
    </style:style>
    <style:style style:name="T79" style:family="text">
      <style:text-properties officeooo:rsid="0025ebfe"/>
    </style:style>
    <style:style style:name="T80" style:family="text">
      <style:text-properties officeooo:rsid="002f9a80"/>
    </style:style>
    <style:style style:name="T81" style:family="text">
      <style:text-properties officeooo:rsid="0028177e"/>
    </style:style>
    <style:style style:name="T82" style:family="text">
      <style:text-properties officeooo:rsid="002a365c"/>
    </style:style>
    <style:style style:name="T83" style:family="text">
      <style:text-properties officeooo:rsid="002a74a8"/>
    </style:style>
    <style:style style:name="T84" style:family="text">
      <style:text-properties officeooo:rsid="002fd442"/>
    </style:style>
    <style:style style:name="T85" style:family="text">
      <style:text-properties officeooo:rsid="002daf98"/>
    </style:style>
    <style:style style:name="T86" style:family="text">
      <style:text-properties officeooo:rsid="00327698"/>
    </style:style>
    <style:style style:name="T87" style:family="text">
      <style:text-properties officeooo:rsid="0037f84e"/>
    </style:style>
    <style:style style:name="T88" style:family="text">
      <style:text-properties officeooo:rsid="003a5aea"/>
    </style:style>
    <style:style style:name="T89" style:family="text">
      <style:text-properties officeooo:rsid="00399922"/>
    </style:style>
    <style:style style:name="T90" style:family="text">
      <style:text-properties officeooo:rsid="003a5ae8"/>
    </style:style>
    <style:style style:name="T91" style:family="text">
      <style:text-properties officeooo:rsid="003b25d2"/>
    </style:style>
    <style:style style:name="T92" style:family="text">
      <style:text-properties officeooo:rsid="003c651c"/>
    </style:style>
    <style:style style:name="T93" style:family="text">
      <style:text-properties officeooo:rsid="003d992f"/>
    </style:style>
    <style:style style:name="T94" style:family="text">
      <style:text-properties officeooo:rsid="003e302e"/>
    </style:style>
    <style:style style:name="T95" style:family="text">
      <style:text-properties officeooo:rsid="003f1e36"/>
    </style:style>
    <style:style style:name="T96" style:family="text">
      <style:text-properties officeooo:rsid="00426d93"/>
    </style:style>
    <style:style style:name="T97" style:family="text">
      <style:text-properties officeooo:rsid="0042b41c"/>
    </style:style>
    <style:style style:name="T98" style:family="text">
      <style:text-properties officeooo:rsid="004324b0"/>
    </style:style>
    <style:style style:name="T99" style:family="text">
      <style:text-properties officeooo:rsid="0049b4dd"/>
    </style:style>
    <style:style style:name="T100" style:family="text">
      <style:text-properties officeooo:rsid="004f1850"/>
    </style:style>
    <style:style style:name="T101" style:family="text">
      <style:text-properties officeooo:rsid="00411e0b"/>
    </style:style>
    <style:style style:name="T102" style:family="text">
      <style:text-properties officeooo:rsid="005522e8"/>
    </style:style>
    <style:style style:name="T103" style:family="text">
      <style:text-properties officeooo:rsid="0056132d"/>
    </style:style>
    <style:style style:name="T104" style:family="text">
      <style:text-properties officeooo:rsid="005784f5"/>
    </style:style>
    <style:style style:name="T105" style:family="text">
      <style:text-properties officeooo:rsid="005e2bec"/>
    </style:style>
    <style:style style:name="T106" style:family="text">
      <style:text-properties officeooo:rsid="00629197"/>
    </style:style>
    <style:style style:name="T107" style:family="text">
      <style:text-properties officeooo:rsid="0062d698"/>
    </style:style>
    <style:style style:name="T108" style:family="text">
      <style:text-properties officeooo:rsid="0045bc4c"/>
    </style:style>
    <style:style style:name="T109" style:family="text">
      <style:text-properties officeooo:rsid="00461902"/>
    </style:style>
    <style:style style:name="T110" style:family="text">
      <style:text-properties officeooo:rsid="004656a3"/>
    </style:style>
    <style:style style:name="T111" style:family="text">
      <style:text-properties officeooo:rsid="00474258"/>
    </style:style>
    <style:style style:name="T112" style:family="text">
      <style:text-properties officeooo:rsid="00489b66"/>
    </style:style>
    <style:style style:name="T113" style:family="text">
      <style:text-properties officeooo:rsid="004a30e6"/>
    </style:style>
    <style:style style:name="T114" style:family="text">
      <style:text-properties officeooo:rsid="004b243c"/>
    </style:style>
    <style:style style:name="T115" style:family="text">
      <style:text-properties officeooo:rsid="004ac089"/>
    </style:style>
    <style:style style:name="T116" style:family="text">
      <style:text-properties officeooo:rsid="004c6b0d"/>
    </style:style>
    <style:style style:name="T117" style:family="text">
      <style:text-properties officeooo:rsid="004dbedf"/>
    </style:style>
    <style:style style:name="T118" style:family="text">
      <style:text-properties officeooo:rsid="004dc58f"/>
    </style:style>
    <style:style style:name="T119" style:family="text">
      <style:text-properties style:font-name="Arial1" officeooo:rsid="004dc58f" style:font-name-asian="Arial2" style:font-name-complex="Arial2"/>
    </style:style>
    <style:style style:name="T120" style:family="text">
      <style:text-properties fo:font-variant="normal" fo:text-transform="none" fo:color="#282828" style:font-name="Arial1" fo:letter-spacing="normal" officeooo:rsid="004dc58f" style:font-name-asian="Arial2" style:font-name-complex="Arial2"/>
    </style:style>
    <style:style style:name="T121" style:family="text">
      <style:text-properties fo:font-variant="normal" fo:text-transform="none" fo:color="#282828" style:text-position="sub 58%" style:font-name="Arial1" fo:letter-spacing="normal" officeooo:rsid="004dc58f" style:font-name-asian="Arial2" style:font-name-complex="Arial2"/>
    </style:style>
    <style:style style:name="T122" style:family="text">
      <style:text-properties fo:font-variant="normal" fo:text-transform="none" fo:color="#282828" style:text-position="0% 100%" style:font-name="Arial1" fo:letter-spacing="normal" officeooo:rsid="004dc58f" style:font-name-asian="Arial2" style:font-name-complex="Arial2"/>
    </style:style>
    <style:style style:name="T123" style:family="text">
      <style:text-properties fo:font-variant="normal" fo:text-transform="none" fo:color="#282828" style:text-position="0% 100%" style:font-name="Arial1" fo:letter-spacing="normal" officeooo:rsid="005e2bec" style:font-name-asian="Arial2" style:font-name-complex="Arial2"/>
    </style:style>
    <style:style style:name="T124" style:family="text">
      <style:text-properties fo:font-variant="normal" fo:text-transform="none" fo:color="#282828" style:text-position="0% 100%" style:font-name="Arial1" fo:letter-spacing="normal" officeooo:rsid="00541142" style:font-name-asian="Arial2" style:font-name-complex="Arial2"/>
    </style:style>
    <style:style style:name="T125" style:family="text">
      <style:text-properties fo:font-variant="normal" fo:text-transform="none" fo:color="#282828" style:text-position="0% 100%" style:font-name="Arial1" fo:letter-spacing="normal" officeooo:rsid="005522e8" style:font-name-asian="Arial2" style:font-name-complex="Arial2"/>
    </style:style>
    <style:style style:name="T126" style:family="text">
      <style:text-properties fo:font-variant="normal" fo:text-transform="none" fo:color="#282828" style:text-position="0% 100%" style:font-name="Arial1" fo:letter-spacing="normal" officeooo:rsid="005a7528" style:font-name-asian="Arial2" style:font-name-complex="Arial2"/>
    </style:style>
    <style:style style:name="T127"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28"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29" style:family="text">
      <style:text-properties fo:font-variant="normal" fo:text-transform="none" fo:color="#333333" fo:letter-spacing="normal" officeooo:rsid="00450389"/>
    </style:style>
    <style:style style:name="T130" style:family="text">
      <style:text-properties fo:font-variant="normal" fo:text-transform="none" fo:color="#333333" fo:letter-spacing="normal" officeooo:rsid="003db621"/>
    </style:style>
    <style:style style:name="T131" style:family="text">
      <style:text-properties officeooo:rsid="005af232"/>
    </style:style>
    <style:style style:name="T132" style:family="text">
      <style:text-properties officeooo:rsid="0029773f"/>
    </style:style>
    <style:style style:name="T133" style:family="text">
      <style:text-properties officeooo:rsid="002a3823"/>
    </style:style>
    <style:style style:name="T134" style:family="text">
      <style:text-properties officeooo:rsid="002af8ea"/>
    </style:style>
    <style:style style:name="T135" style:family="text">
      <style:text-properties officeooo:rsid="002ec08d"/>
    </style:style>
    <style:style style:name="T136" style:family="text">
      <style:text-properties style:font-name="Times New Roman1" officeooo:rsid="002ec08d" style:font-name-asian="Arial3" style:font-name-complex="Times New Roman1"/>
    </style:style>
    <style:style style:name="T137" style:family="text">
      <style:text-properties officeooo:rsid="002fcaef"/>
    </style:style>
    <style:style style:name="T138" style:family="text">
      <style:text-properties officeooo:rsid="0034baed"/>
    </style:style>
    <style:style style:name="T139" style:family="text">
      <style:text-properties fo:text-transform="uppercase"/>
    </style:style>
    <style:style style:name="T140" style:family="text">
      <style:text-properties officeooo:rsid="00367043"/>
    </style:style>
    <style:style style:name="T141" style:family="text">
      <style:text-properties officeooo:rsid="0039409a"/>
    </style:style>
    <style:style style:name="T142" style:family="text">
      <style:text-properties officeooo:rsid="003b0266"/>
    </style:style>
    <style:style style:name="T143" style:family="text">
      <style:text-properties officeooo:rsid="003b1691"/>
    </style:style>
    <style:style style:name="T144" style:family="text">
      <style:text-properties officeooo:rsid="003d120c"/>
    </style:style>
    <style:style style:name="T145" style:family="text">
      <style:text-properties officeooo:rsid="003db621"/>
    </style:style>
    <style:style style:name="T146" style:family="text">
      <style:text-properties officeooo:rsid="0041415b"/>
    </style:style>
    <style:style style:name="T147" style:family="text">
      <style:text-properties officeooo:rsid="0042e544"/>
    </style:style>
    <style:style style:name="T148" style:family="text">
      <style:text-properties officeooo:rsid="004392a0"/>
    </style:style>
    <style:style style:name="T149" style:family="text">
      <style:text-properties officeooo:rsid="00450389"/>
    </style:style>
    <style:style style:name="T150" style:family="text">
      <style:text-properties officeooo:rsid="0045bd9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120"><text:variable-input text:name="Univerzita" text:description="Zadajte presný názov UNIVERZITY" text:display="none" text:formula="ooow:Technická univerzita v Košiciach" office:value-type="string" office:string-value="Technická univerzita v Košiciach"/><text:variable-get text:name="Univerzita">Technická univerzita v Košiciach</text:variable-get></text:p>
      <text:p text:style-name="P10"><text:span text:style-name="T1"><text:variable-input text:name="Fakulta" text:description="Zadajte presný názov FAKULTY" text:display="none" text:formula="ooow:Fakulta Elektotechniky a Informatiky" office:value-type="string" office:string-value="Fakulta Elektotechniky a Informatiky"/></text:span><text:span text:style-name="T1"><text:variable-get text:name="Fakulta">Fakulta Elektotechniky a Informatiky</text:variable-get></text:span></text:p>
      <text:p text:style-name="P9"/>
      <text:p text:style-name="P11"/>
      <text:p text:style-name="P11"/>
      <text:p text:style-name="P11"/>
      <text:p text:style-name="P11"/>
      <text:p text:style-name="P11"/>
      <text:p text:style-name="P4"><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variable-get text:name="NazovPrace">Zvýrazňovanie syntaxe na základe definície meta-modelu</text:variable-get></text:p>
      <text:p text:style-name="P11"/>
      <text:p text:style-name="P11"/>
      <text:p text:style-name="P13"><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11"/>
      <text:p text:style-name="P3"><text:span text:style-name="T1"><text:variable-input text:name="TypPrace" text:description="Zadajte DRUH práce" text:display="none" text:formula="ooow:Bakalárska práca" office:value-type="string" office:string-value="Bakalárska práca"/></text:span><text:variable-get text:name="TypPrace">Bakalárska práca</text:variable-get></text:p>
      <text:p text:style-name="P11"/>
      <text:p text:style-name="P11"/>
      <text:p text:style-name="P11"/>
      <text:p text:style-name="P11"/>
      <text:p text:style-name="P11"/>
      <text:p text:style-name="P11"/>
      <text:p text:style-name="P45"/>
      <text:p text:style-name="P12"><text:variable-input text:name="rokO" text:description="Zadajte ROK odovzdania práce" text:display="none" text:formula="ooow:2015" office:value-type="string" office:string-value="2015"/><text:variable-get text:name="rokO">2015</text:variable-get></text:p>
      <text:p text:style-name="P121"><text:variable-get text:name="Univerzita">Technická univerzita v Košiciach</text:variable-get></text:p>
      <text:p text:style-name="P7"><text:variable-get text:name="Fakulta">Fakulta Elektotechniky a Informatiky</text:variable-get></text:p>
      <text:p text:style-name="P15"><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6"/>
      <text:p text:style-name="P6"/>
      <text:p text:style-name="P6"/>
      <text:p text:style-name="P6"/>
      <text:p text:style-name="P6"/>
      <text:p text:style-name="P6"/>
      <text:p text:style-name="P6"/>
      <text:p text:style-name="P5"><text:variable-get text:name="NazovPrace">Zvýrazňovanie syntaxe na základe definície meta-modelu</text:variable-get></text:p>
      <text:p text:style-name="P14"/>
      <text:p text:style-name="P6"/>
      <text:p text:style-name="P8"><text:variable-get text:name="TypPrace">Bakalárska práca</text:variable-get></text:p>
      <text:p text:style-name="P6"/>
      <text:p text:style-name="P5"><text:variable-get text:name="MenoAutora">Matej</text:variable-get> <text:variable-get text:name="PriezviskoAutora">Gagyi</text:variable-get></text:p>
      <text:p text:style-name="P6"/>
      <text:p text:style-name="P6"/>
      <text:p text:style-name="P6"/>
      <text:p text:style-name="P6"/>
      <text:p text:style-name="P82"><text:variable-input text:name="VeduciP" text:description="Zadajte VEDÚCEHO práce so všetkými titulmi" text:display="none" text:formula="ooow:Ing. Sergej Chodarev, PhD." office:value-type="string" office:string-value="Ing. Sergej Chodarev, PhD."/></text:p>
      <text:p text:style-name="P21">Vedúci diplomovej práce:<text:tab/><text:variable-get text:name="VeduciP">Ing. Sergej Chodarev, PhD.</text:variable-get></text:p>
      <text:p text:style-name="P21">Konzultant diplomovej práce:<text:tab/><text:variable-get text:name="KonzultantP"/></text:p>
      <text:p text:style-name="P16"/>
      <text:p text:style-name="P15"><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22">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14_685715913" field:type="vnd.oasis.opendocument.field.UNHANDLED"><field:param field:name="vnd.oasis.opendocument.field.code" field:value=" = "/><field:param field:name="vnd.oasis.opendocument.field.id" field:value="34"/></field:fieldmark-start><text:span text:style-name="T3">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1"/><text:bookmark-start text:name="den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70"><text:span text:style-name="T140">Syntax highliting based on meta-model definition</text:spa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80"/>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40">languages</text:span></text:p>
          </table:table-cell>
        </table:table-row>
      </table:table>
      <text:p text:style-name="P123">Erráta</text:p>
      <text:p text:style-name="P22"/>
      <text:p text:style-name="P22"/>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60">Strana</text:p>
          </table:table-cell>
          <table:table-cell table:style-name="Table2.B1" office:value-type="string">
            <text:p text:style-name="P59">Riadok</text:p>
          </table:table-cell>
          <table:table-cell table:style-name="Table2.C1" office:value-type="string">
            <text:p text:style-name="P59">Chybne</text:p>
          </table:table-cell>
          <table:table-cell table:style-name="Table2.D1" office:value-type="string">
            <text:p text:style-name="P59">Správne</text:p>
          </table:table-cell>
        </table:table-row>
        <table:table-row table:style-name="Table2.1">
          <table:table-cell table:style-name="Table2.A2" office:value-type="string">
            <text:p text:style-name="P61">-</text:p>
          </table:table-cell>
          <table:table-cell table:style-name="Table2.B2" office:value-type="string">
            <text:p text:style-name="P62">-</text:p>
          </table:table-cell>
          <table:table-cell table:style-name="Table2.C2" office:value-type="string">
            <text:p text:style-name="P62">-</text:p>
          </table:table-cell>
          <table:table-cell table:style-name="Table2.D2" office:value-type="string">
            <text:p text:style-name="P62">-</text:p>
          </table:table-cell>
        </table:table-row>
      </table:table>
      <table:table table:name="Table3" table:style-name="Table3">
        <table:table-column table:style-name="Table3.A"/>
        <table:table-row table:style-name="Table3.1">
          <table:table-cell table:style-name="Table3.A1" office:value-type="string">
            <text:p text:style-name="P81">Abstrakt v SJ</text:p>
          </table:table-cell>
        </table:table-row>
        <table:table-row table:style-name="Table3.2">
          <table:table-cell table:style-name="Table3.A1" office:value-type="string">
            <text:p text:style-name="P73"><text:span text:style-name="T37">V tejto práci sme sa zaoberali automatizáciou zvýrazňovania syntaxe pre jazyky modelované v nástroji YajCo. </text:span><text:span text:style-name="T39">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81">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24">Zadanie práce</text:p>
      <text:p text:style-name="Normalny_20_text_20_DP"><text:span text:style-name="T15">Tu vložte naskenovanú kópiu originálu zadania úlohy, ktorú ste dostali na svojom pracovisku</text:span>.</text:p>
      <text:p text:style-name="P38"/>
      <text:p text:style-name="P125">Čestné vyhlásenie</text:p>
      <text:p text:style-name="P88">Vyhlasujem, že som celú diplomovú prácu vypracoval/a samostatne s použitím uvedenej odbornej literatúry. </text:p>
      <text:p text:style-name="P89">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24"><text:tab/>..........................................</text:p>
      <text:p text:style-name="P24"><text:tab/><text:span text:style-name="T20">vlastnoručný podpis</text:span></text:p>
      <text:p text:style-name="P126">Poďakovanie</text:p>
      <text:p text:style-name="P22"/>
      <text:p text:style-name="P27"><text:span text:style-name="T42">Rád by som poďakoval vedúcemu </text:span>práce <text:span text:style-name="Emphasis">Ing. Sergej Chodarev, PhD. </text:span><text:span text:style-name="T42">za umožnenie tohto projektu, odbornú pomoc s realizáciou a jeho pripomienky.</text:span></text:p>
      <text:p text:style-name="P127">Predhovor</text:p>
      <text:p text:style-name="P29">Problematika programovacích jazykov je predmetom mnohých výskumov. Väčšina prác sa však zameriava na implementáciu samotného jazyka ako na podporu a integráciu nových jazykov do zaužívaných nástrojov.</text:p>
      <text:p text:style-name="P29">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P29">Mojou ambíciou je úkázať, že vývoj nového jazyka môže viesť k jeho integrácii s existujúcimi nástrojmi implicitne, definíciou syntaxe.</text:p>
      <text:p text:style-name="P128">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83"><text:a xlink:type="simple" xlink:href="#__RefHeading__3996_416150259" text:style-name="Index_20_Link" text:visited-style-name="Index_20_Link"><text:s text:c="2"/>Zoznam obrázkov<text:tab/>11</text:a></text:p>
          <text:p text:style-name="P83"><text:a xlink:type="simple" xlink:href="#__RefHeading__3998_416150259" text:style-name="Index_20_Link" text:visited-style-name="Index_20_Link"><text:s text:c="2"/>Zoznam tabuliek<text:tab/>12</text:a></text:p>
          <text:p text:style-name="P83"><text:a xlink:type="simple" xlink:href="#__RefHeading__4000_416150259" text:style-name="Index_20_Link" text:visited-style-name="Index_20_Link"><text:s text:c="2"/>Zoznam symbolov a skratiek<text:tab/>13</text:a></text:p>
          <text:p text:style-name="P83"><text:a xlink:type="simple" xlink:href="#__RefHeading__4002_416150259" text:style-name="Index_20_Link" text:visited-style-name="Index_20_Link"><text:s text:c="2"/>Slovník termínov<text:tab/>14</text:a></text:p>
          <text:p text:style-name="P83"><text:a xlink:type="simple" xlink:href="#__RefHeading__4004_416150259" text:style-name="Index_20_Link" text:visited-style-name="Index_20_Link"><text:s text:c="2"/>Úvod<text:tab/>16</text:a></text:p>
          <text:p text:style-name="P83"><text:a xlink:type="simple" xlink:href="#__RefHeading__4006_416150259" text:style-name="Index_20_Link" text:visited-style-name="Index_20_Link">1 <text:s/>Formulácia úlohy<text:tab/>17</text:a></text:p>
          <text:p text:style-name="P83"><text:a xlink:type="simple" xlink:href="#__RefHeading__4008_416150259" text:style-name="Index_20_Link" text:visited-style-name="Index_20_Link">2 <text:s/>Analýza<text:tab/>18</text:a></text:p>
          <text:p text:style-name="P79"><text:a xlink:type="simple" xlink:href="#__RefHeading__13114_416150259" text:style-name="Index_20_Link" text:visited-style-name="Index_20_Link">2.1 Použité technológie<text:tab/>18</text:a></text:p>
          <text:p text:style-name="P79"><text:a xlink:type="simple" xlink:href="#__RefHeading__13116_416150259" text:style-name="Index_20_Link" text:visited-style-name="Index_20_Link">2.1.1 Yajco<text:tab/>18</text:a></text:p>
          <text:p text:style-name="P79"><text:a xlink:type="simple" xlink:href="#__RefHeading__13118_416150259" text:style-name="Index_20_Link" text:visited-style-name="Index_20_Link">2.1.2 Java<text:tab/>18</text:a></text:p>
          <text:p text:style-name="P79"><text:a xlink:type="simple" xlink:href="#__RefHeading__13120_416150259" text:style-name="Index_20_Link" text:visited-style-name="Index_20_Link">2.1.3 Maven<text:tab/>19</text:a></text:p>
          <text:p text:style-name="P79"><text:a xlink:type="simple" xlink:href="#__RefHeading__13122_416150259" text:style-name="Index_20_Link" text:visited-style-name="Index_20_Link">2.2 Postup riešenia zadania<text:tab/>19</text:a></text:p>
          <text:p text:style-name="P79"><text:a xlink:type="simple" xlink:href="#__RefHeading__13124_416150259" text:style-name="Index_20_Link" text:visited-style-name="Index_20_Link">2.2.1 Podpora syntaxe v editoroch<text:tab/>19</text:a></text:p>
          <text:p text:style-name="P79"><text:a xlink:type="simple" xlink:href="#__RefHeading__13126_416150259" text:style-name="Index_20_Link" text:visited-style-name="Index_20_Link">2.2.1.1 Výber editorov<text:tab/>19</text:a></text:p>
          <text:p text:style-name="P79"><text:a xlink:type="simple" xlink:href="#__RefHeading__13128_416150259" text:style-name="Index_20_Link" text:visited-style-name="Index_20_Link">2.2.2 Nástroj YajCo<text:tab/>20</text:a></text:p>
          <text:p text:style-name="P79"><text:a xlink:type="simple" xlink:href="#__RefHeading__13130_416150259" text:style-name="Index_20_Link" text:visited-style-name="Index_20_Link">2.2.2.1 Model jazyka YajCo<text:tab/>20</text:a></text:p>
          <text:p text:style-name="P79"><text:a xlink:type="simple" xlink:href="#__RefHeading__13132_416150259" text:style-name="Index_20_Link" text:visited-style-name="Index_20_Link">2.2.2.1.1 YajcoModelElement<text:tab/>21</text:a></text:p>
          <text:p text:style-name="P79"><text:a xlink:type="simple" xlink:href="#__RefHeading__13134_416150259" text:style-name="Index_20_Link" text:visited-style-name="Index_20_Link">2.2.2.1.2 Language<text:tab/>21</text:a></text:p>
          <text:p text:style-name="P79"><text:a xlink:type="simple" xlink:href="#__RefHeading__13136_416150259" text:style-name="Index_20_Link" text:visited-style-name="Index_20_Link">2.2.2.1.3 Concept<text:tab/>21</text:a></text:p>
          <text:p text:style-name="P79"><text:a xlink:type="simple" xlink:href="#__RefHeading__13138_416150259" text:style-name="Index_20_Link" text:visited-style-name="Index_20_Link">2.2.2.1.4 SkipDef<text:tab/>21</text:a></text:p>
          <text:p text:style-name="P79"><text:a xlink:type="simple" xlink:href="#__RefHeading__13140_416150259" text:style-name="Index_20_Link" text:visited-style-name="Index_20_Link">2.2.2.1.5 TokenDef<text:tab/>22</text:a></text:p>
          <text:p text:style-name="P79"><text:a xlink:type="simple" xlink:href="#__RefHeading__13142_416150259" text:style-name="Index_20_Link" text:visited-style-name="Index_20_Link">2.2.2.1.6 Triedy Abstraktného Syntaxu<text:tab/>23</text:a></text:p>
          <text:p text:style-name="P79"><text:a xlink:type="simple" xlink:href="#__RefHeading__13144_416150259" text:style-name="Index_20_Link" text:visited-style-name="Index_20_Link">2.2.2.1.7 Triedy Konkrétneho Syntaxu<text:tab/>24</text:a></text:p>
          <text:p text:style-name="P83"><text:a xlink:type="simple" xlink:href="#__RefHeading__4010_416150259" text:style-name="Index_20_Link" text:visited-style-name="Index_20_Link">3 <text:s/>Syntetická časť<text:tab/>25</text:a></text:p>
          <text:p text:style-name="P79"><text:a xlink:type="simple" xlink:href="#__RefHeading__4012_416150259" text:style-name="Index_20_Link" text:visited-style-name="Index_20_Link">3.1 Model generátora zvýrazňovania syntaxe<text:tab/>25</text:a></text:p>
          <text:p text:style-name="P58"><text:a xlink:type="simple" xlink:href="#__RefHeading__4014_416150259" text:style-name="Index_20_Link" text:visited-style-name="Index_20_Link">3.1.1 <text:s/>Elementy gramatiky<text:tab/>25</text:a></text:p>
          <text:p text:style-name="P58"><text:a xlink:type="simple" xlink:href="#__RefHeading__13146_416150259" text:style-name="Index_20_Link" text:visited-style-name="Index_20_Link">3.1.2 <text:s/>Regulárne výrazy v nástroji YajCo<text:tab/>25</text:a></text:p>
          <text:p text:style-name="P79"><text:a xlink:type="simple" xlink:href="#__RefHeading__13319_416150259" text:style-name="Index_20_Link" text:visited-style-name="Index_20_Link">3.2 Implementácia generatora syntaxe<text:tab/>26</text:a></text:p>
          <text:p text:style-name="P79"><text:a xlink:type="simple" xlink:href="#__RefHeading__13321_416150259" text:style-name="Index_20_Link" text:visited-style-name="Index_20_Link">3.2.1 Vstupný bod<text:tab/>26</text:a></text:p>
          <text:p text:style-name="P79"><text:a xlink:type="simple" xlink:href="#__RefHeading__13323_416150259" text:style-name="Index_20_Link" text:visited-style-name="Index_20_Link">3.2.1.1 Diskusia o zlepšení HighlightingGenerátora<text:tab/>27</text:a></text:p>
          <text:p text:style-name="P79"><text:soft-page-break/><text:a xlink:type="simple" xlink:href="#__RefHeading__13325_416150259" text:style-name="Index_20_Link" text:visited-style-name="Index_20_Link">3.2.2 LanguageVisitor, LanaguageAcceptor a SimpleModel<text:tab/>27</text:a></text:p>
          <text:p text:style-name="P79"><text:a xlink:type="simple" xlink:href="#__RefHeading__13327_416150259" text:style-name="Index_20_Link" text:visited-style-name="Index_20_Link">3.2.3 Generátor syntaxe, VelocityBackend a EditorStrategy<text:tab/>27</text:a></text:p>
          <text:p text:style-name="P79"><text:a xlink:type="simple" xlink:href="#__RefHeading__13329_416150259" text:style-name="Index_20_Link" text:visited-style-name="Index_20_Link">3.3 Pravidlá analýzy syntaxe<text:tab/>28</text:a></text:p>
          <text:p text:style-name="P79"><text:a xlink:type="simple" xlink:href="#__RefHeading__13331_416150259" text:style-name="Index_20_Link" text:visited-style-name="Index_20_Link">3.3.1 Kľúčové slová<text:tab/>28</text:a></text:p>
          <text:p text:style-name="P79"><text:a xlink:type="simple" xlink:href="#__RefHeading__13333_416150259" text:style-name="Index_20_Link" text:visited-style-name="Index_20_Link">3.3.2 Konštantné hodnoty<text:tab/>28</text:a></text:p>
          <text:p text:style-name="P79"><text:a xlink:type="simple" xlink:href="#__RefHeading__13335_416150259" text:style-name="Index_20_Link" text:visited-style-name="Index_20_Link">3.3.3 Operátori a výrazy<text:tab/>29</text:a></text:p>
          <text:p text:style-name="P79"><text:a xlink:type="simple" xlink:href="#__RefHeading__13337_416150259" text:style-name="Index_20_Link" text:visited-style-name="Index_20_Link">3.3.4 Komentáre a biele znaky<text:tab/>29</text:a></text:p>
          <text:p text:style-name="P79"><text:a xlink:type="simple" xlink:href="#__RefHeading__13339_416150259" text:style-name="Index_20_Link" text:visited-style-name="Index_20_Link">3.4 Analýza regulárnych výrazov<text:tab/>29</text:a></text:p>
          <text:p text:style-name="P79"><text:a xlink:type="simple" xlink:href="#__RefHeading__13341_416150259" text:style-name="Index_20_Link" text:visited-style-name="Index_20_Link">3.4.1 Nedeterministický Konečný Automat<text:tab/>30</text:a></text:p>
          <text:p text:style-name="P79"><text:a xlink:type="simple" xlink:href="#__RefHeading__13343_416150259" text:style-name="Index_20_Link" text:visited-style-name="Index_20_Link">3.4.1.1 Znak<text:tab/>31</text:a></text:p>
          <text:p text:style-name="P79"><text:a xlink:type="simple" xlink:href="#__RefHeading__13345_416150259" text:style-name="Index_20_Link" text:visited-style-name="Index_20_Link">3.4.1.2 Sekvencia<text:tab/>31</text:a></text:p>
          <text:p text:style-name="P79"><text:a xlink:type="simple" xlink:href="#__RefHeading__13347_416150259" text:style-name="Index_20_Link" text:visited-style-name="Index_20_Link">3.4.1.3 Alternatívy<text:tab/>31</text:a></text:p>
          <text:p text:style-name="P79"><text:a xlink:type="simple" xlink:href="#__RefHeading__13349_416150259" text:style-name="Index_20_Link" text:visited-style-name="Index_20_Link">3.4.1.4 Kvantifikácia<text:tab/>31</text:a></text:p>
          <text:p text:style-name="P79"><text:a xlink:type="simple" xlink:href="#__RefHeading__13351_416150259" text:style-name="Index_20_Link" text:visited-style-name="Index_20_Link">3.4.1.5 Transformácia ε-NKA na NKA<text:tab/>33</text:a></text:p>
          <text:p text:style-name="P79"><text:a xlink:type="simple" xlink:href="#__RefHeading__13353_416150259" text:style-name="Index_20_Link" text:visited-style-name="Index_20_Link">3.4.2 Deterministický Konečný Automat<text:tab/>34</text:a></text:p>
          <text:p text:style-name="P83"><text:a xlink:type="simple" xlink:href="#__RefHeading__4016_416150259" text:style-name="Index_20_Link" text:visited-style-name="Index_20_Link">4 <text:s/>Analýza skutočných jazykov<text:tab/>35</text:a></text:p>
          <text:p text:style-name="P79"><text:a xlink:type="simple" xlink:href="#__RefHeading__4018_416150259" text:style-name="Index_20_Link" text:visited-style-name="Index_20_Link">4.1 C<text:tab/>35</text:a></text:p>
          <text:p text:style-name="P79"><text:a xlink:type="simple" xlink:href="#__RefHeading__8878_416150259" text:style-name="Index_20_Link" text:visited-style-name="Index_20_Link">4.2 C++<text:tab/>35</text:a></text:p>
          <text:p text:style-name="P79"><text:a xlink:type="simple" xlink:href="#__RefHeading__8880_416150259" text:style-name="Index_20_Link" text:visited-style-name="Index_20_Link">4.3 Java<text:tab/>36</text:a></text:p>
          <text:p text:style-name="P79"><text:a xlink:type="simple" xlink:href="#__RefHeading__9617_416150259" text:style-name="Index_20_Link" text:visited-style-name="Index_20_Link">4.4 Ruby<text:tab/>36</text:a></text:p>
          <text:p text:style-name="P79"><text:a xlink:type="simple" xlink:href="#__RefHeading__10028_416150259" text:style-name="Index_20_Link" text:visited-style-name="Index_20_Link">4.5 SmallTalk<text:tab/>36</text:a></text:p>
          <text:p text:style-name="P79"><text:a xlink:type="simple" xlink:href="#__RefHeading__9884_416150259" text:style-name="Index_20_Link" text:visited-style-name="Index_20_Link">4.6 Python<text:tab/>37</text:a></text:p>
          <text:p text:style-name="P79"><text:a xlink:type="simple" xlink:href="#__RefHeading__10026_416150259" text:style-name="Index_20_Link" text:visited-style-name="Index_20_Link">4.7 Haskell<text:tab/>37</text:a></text:p>
          <text:p text:style-name="P79"><text:a xlink:type="simple" xlink:href="#__RefHeading__10561_416150259" text:style-name="Index_20_Link" text:visited-style-name="Index_20_Link">4.8 C#<text:tab/>37</text:a></text:p>
          <text:p text:style-name="P79"><text:a xlink:type="simple" xlink:href="#__RefHeading__8882_416150259" text:style-name="Index_20_Link" text:visited-style-name="Index_20_Link">4.9 Go<text:tab/>38</text:a></text:p>
          <text:p text:style-name="P79"><text:a xlink:type="simple" xlink:href="#__RefHeading__10563_416150259" text:style-name="Index_20_Link" text:visited-style-name="Index_20_Link">4.10 PHP<text:tab/>38</text:a></text:p>
          <text:p text:style-name="P79"><text:a xlink:type="simple" xlink:href="#__RefHeading__11087_416150259" text:style-name="Index_20_Link" text:visited-style-name="Index_20_Link">4.11 SQL – SQLite<text:tab/>39</text:a></text:p>
          <text:p text:style-name="P83"><text:a xlink:type="simple" xlink:href="#__RefHeading__4028_416150259" text:style-name="Index_20_Link" text:visited-style-name="Index_20_Link">5 <text:s/>Záver<text:tab/>41</text:a></text:p>
          <text:p text:style-name="P83"><text:a xlink:type="simple" xlink:href="#__RefHeading__4030_416150259" text:style-name="Index_20_Link" text:visited-style-name="Index_20_Link"><text:s text:c="2"/>Zoznam použitej literatúry<text:tab/>42</text:a></text:p>
          <text:p text:style-name="P83"><text:a xlink:type="simple" xlink:href="#__RefHeading__4032_416150259" text:style-name="Index_20_Link" text:visited-style-name="Index_20_Link"><text:s text:c="2"/>Prílohy<text:tab/>43</text:a></text:p>
        </text:index-body>
      </text:table-of-content>
      <text:p text:style-name="Standard"/>
      <text:p text:style-name="Standard"/>
      <text:list xml:id="list982810140188759196" text:style-name="WW8Num7">
        <text:list-header>
          <text:p text:style-name="P136"><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25"/>
      <text:list xml:id="list1845745985"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37"/>
      <text:list xml:id="list1458735433" text:continue-numbering="true" text:style-name="WW8Num7">
        <text:list-header>
          <text:p text:style-name="Nadpis_20_Kapitoly"><text:bookmark-start text:name="__RefHeading__4000_416150259"/>Zoznam<text:span text:style-name="T25"> </text:span>symbolov<text:span text:style-name="T25"> </text:span>a<text:span text:style-name="T25"> </text:span>skratiek<text:bookmark-end text:name="__RefHeading__4000_416150259"/></text:p>
        </text:list-header>
      </text:list>
      <text:p text:style-name="P85">DSL<text:tab/>Doménovo Špecifický Jazyk</text:p>
      <text:p text:style-name="P85">IDE<text:tab/>Integrované Vývojové Prostredie</text:p>
      <text:p text:style-name="P85">AST<text:tab/>Abstraktný Strom Syntaxu</text:p>
      <text:p text:style-name="P86">API<text:tab/>Aplikačné Programové Rozhranie</text:p>
      <text:p text:style-name="P86">DI<text:tab/>Injektáž závislostí</text:p>
      <text:p text:style-name="P87"/>
      <text:list xml:id="list599514800" text:continue-numbering="true" text:style-name="WW8Num7">
        <text:list-header>
          <text:p text:style-name="Nadpis_20_Kapitoly"><text:bookmark-start text:name="__RefHeading__4002_416150259"/>Slovník termínov<text:bookmark-end text:name="__RefHeading__4002_416150259"/></text:p>
        </text:list-header>
      </text:list>
      <text:p text:style-name="P41"><text:span text:style-name="T4">Textový Editor</text:span> <text:span text:style-name="T43">je</text:span> <text:span text:style-name="T43">p</text:span>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41"><text:span text:style-name="T4">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44"><text:note text:id="ftn1" text:note-class="footnote"><text:note-citation>1</text:note-citation><text:note-body><text:p text:style-name="P53"><text:span text:style-name="T45"><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41"><text:span text:style-name="T4">Programovací jazyk </text:span>- Formálny umelý jazyk, ktorý umožnuje formalizáciu programového návrhu do zdrojového textu<text:note text:id="ftn2" text:note-class="footnote"><text:note-citation>2</text:note-citation><text:note-body><text:p text:style-name="P54">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41"><text:span text:style-name="T5">Doménovo špecifický jazyk</text:span><text:span text:style-name="T4"> –</text:span> <text:span text:style-name="T44">Jazyk dedikovaný pre riešenie problémov v </text:span><text:span text:style-name="T46">špecifickej </text:span><text:span text:style-name="T44">domené </text:span><text:span text:style-name="T46">(dalej len DSL)</text:span>. <text:span text:style-name="T46">Použiteľnosť DSL jazykov je obvikle niche, ale objavujú sa často zaradzované k skriptovacím jazykom vo všetkých druhoch aplikácii od webu, cez finančné systémy až po hry a aj pri tvorbe samotných programovacích jazykov.</text:span></text:p>
      <text:p text:style-name="P41"><text:span text:style-name="T4">Syntax</text:span> – <text:span text:style-name="T46">V informatike, syntax je s</text:span>úbor pravidiel<text:span text:style-name="T44">, </text:span><text:span text:style-name="T46">definujúce kombinácie lexikánych symbolov, ktoré sú považované za korektne štruktúrovaný dokument alebo fragment dokumentu písaný v danom programovacom jazyku</text:span></text:p>
      <text:p text:style-name="P41"><text:span text:style-name="T4">Zvýraznovanie syntaxe</text:span> - Funkcia integrovaných vývojových nástrojov (IDE), ked editor mení vzhľad textu podla syntaktického vyznamu daného textu.</text:p>
      <text:p text:style-name="P41"><text:soft-page-break/><text:span text:style-name="T5">P</text:span><text:span text:style-name="T4">arser</text:span> - Nástroj <text:span text:style-name="T44">umožňujúci transformovať zdrojový kód do dátovej struktúry zvanej abstraktný syntaktický strom (ang. Abstract Syntax Tree, ďalej len AST)</text:span>.<text:span text:style-name="T44"> Nad AST je jednoduché vykónávať zložité algoritmické operácie ako preklad zdrojového kódu, navigácia v zdrojovom kóde, extrakcia programových symbolov definovaných v zdrojovom súbore.</text:span></text:p>
      <text:p text:style-name="P40"><text:span text:style-name="T14">Generátor parserov</text:span><text:span text:style-name="T40"> - N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span text:style-name="T16">.</text:span></text:p>
      <text:p text:style-name="P39"/>
      <text:list xml:id="list1566039899" text:continue-numbering="true" text:style-name="WW8Num7">
        <text:list-header>
          <text:p text:style-name="P137"><text:bookmark-start text:name="__RefHeading__4004_416150259"/>Úvod<text:bookmark-end text:name="__RefHeading__4004_416150259"/></text:p>
        </text:list-header>
      </text:list>
      <text:p text:style-name="P23">Programovacie jazyky sú nedielnou súčasťou sveta informatiky. Vyvinúť </text:p>
      <text:list xml:id="list304961387"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list xml:id="list2200275142856043555" text:style-name="L10">
        <text:list-item>
          <text:p text:style-name="P105">Analyzovať spôsoby špecifikácie jazykov pre zvýrazňovanie syntaxe v rôznych editoroch. </text:p>
        </text:list-item>
        <text:list-item>
          <text:p text:style-name="P105">Analyzovať generátor syntaktických analyzátorov YAJCo a spôsob špecifikácie jazyka, ktorý sa v ňom používa. </text:p>
        </text:list-item>
        <text:list-item>
          <text:p text:style-name="P105">Navrhnúť nástroj, ktorý bude schopný na základe špecifikácie jazyka pre YAJCo vygenerovať špecifikáciu zvýrazňovanie syntaxe tohto jazyka pre niektoré editory. </text:p>
        </text:list-item>
        <text:list-item>
          <text:p text:style-name="P105">Implementovať navrhnutý nástroj a overiť implementáciu na niekoľkých jazykoch. </text:p>
        </text:list-item>
        <text:list-item>
          <text:p text:style-name="P105">Zhodnotiť riešenie a navrhnúť potenciálne rozšírenia špecifikácie jazykov používanej v YAJCo pre zlepšenie zvýrazňovania syntaxe. </text:p>
        </text:list-item>
        <text:list-item>
          <text:p text:style-name="P105">Vypracovať dokumentáciu podľa pokynov vedúceho práce.</text:p>
          <text:p text:style-name="P130"/>
        </text:list-item>
      </text:list>
      <text:p text:style-name="P22"/>
      <text:list xml:id="list2120530915" text:continue-list="list304961387" text:style-name="WW8Num7">
        <text:list-item>
          <text:p text:style-name="Nadpis_20_Kapitoly"><text:bookmark-start text:name="_Ref101960788"/><text:bookmark-start text:name="_Ref101952784"/><text:bookmark-start text:name="__RefHeading__4008_416150259"/>Analýza<text:bookmark-end text:name="__RefHeading__4008_416150259"/></text:p>
          <text:list>
            <text:list-item>
              <text:p text:style-name="P159"><text:bookmark-start text:name="__RefHeading__13114_416150259"/>Použité technológie<text:bookmark-end text:name="__RefHeading__13114_416150259"/></text:p>
            </text:list-item>
          </text:list>
        </text:list-item>
      </text:list>
      <text:p text:style-name="Normalny_20_text_20_DP">Pri vývoji nástroja <text:span text:style-name="T46">automatizovaného zvýrazňovania syntaxe</text:span>, som mal čiastočne definovanú sadu nástrojov a techonológií, ktoré bolo nutné použiť. <text:span text:style-name="T46">V tejto kapitole budeme diskutovať každú použitú technológii a jej význam v projekte a prípadné alternatívy.</text:span></text:p>
      <text:list xml:id="list2105267352" text:continue-numbering="true" text:style-name="WW8Num7">
        <text:list-item>
          <text:list>
            <text:list-item>
              <text:list>
                <text:list-item>
                  <text:p text:style-name="P146"><text:bookmark-start text:name="__RefHeading__13116_416150259"/>Yajco<text:bookmark-end text:name="__RefHeading__13116_416150259"/></text:p>
                </text:list-item>
              </text:list>
            </text:list-item>
          </text:list>
        </text:list-item>
      </text:list>
      <text:p text:style-name="Normalny_20_text_20_DP">Yaj<text:span text:style-name="T133">C</text:span>o je generátor parserov. Vstupom pre Yaj<text:span text:style-name="T133">C</text:span>o je hierarchia Java tried, gramatika jazyka je definovaná pomocou annotácií, ktoré Yajco ponúka. Pri preklade tried nástroj Yajco spracuje annotované triedy a vygeneruje výsledný parser. <text:span text:style-name="T46">V súčastnosti existujú backendové moduly (adaptéri v terminológii design paternov)</text:span> <text:span text:style-name="T46">pre nástroje </text:span>Beaver a JavaCC. <text:span text:style-name="T46">Yajco b</text:span>ol vyvinutý na Technickej Univerzite v Košiciach.</text:p>
      <text:p text:style-name="Normalny_20_text_20_DP">Nástroj Yajco <text:span text:style-name="T46">je navrhnutý </text:span>modulárn<text:span text:style-name="T46">e </text:span>a <text:span text:style-name="T46">u</text:span>mož<text:span text:style-name="T46">ňuje vytvoriť ďalšie backendové moduly bez zmeny samotného nástroja</text:span>. Nov<text:span text:style-name="T46">é</text:span> modul<text:span text:style-name="T46">i </text:span>nemus<text:span text:style-name="T46">ia implementovať adapter pre generátor parserov. T</text:span>o môžeme využiť pre naš účel a vytvoriť backend modul, ktorý bude transformovať popis gramatiky jazyka na <text:span text:style-name="T46">pravidlá zvýrazňovania syntaxe </text:span>pre <text:span text:style-name="T46">textové editori</text:span>.</text:p>
      <text:p text:style-name="Normalny_20_text_20_DP"><text:span text:style-name="T46">Yaj</text:span><text:span text:style-name="T133">C</text:span><text:span text:style-name="T46">o je v podstate len ďalšia vrstva nad samotnými DSL jazykmi generátorov parserov. Zjednocuje a integruje rôžne generátori parserov pod jednotný interface. </text:span><text:span text:style-name="T47">Touto vlastnosťou Yajco rozširuje rodinu generátorov parserov viac vertikálne ako horizontálne. Alternat</text:span><text:span text:style-name="T48">í</text:span><text:span text:style-name="T47">va k tomuto nástroju v OpenSource komunite zatiaľ neexistovala a proprietarne produkty s podobnou funkcionalitou sa na trhu nepresadili.</text:span></text:p>
      <text:list xml:id="list1727793457" text:continue-numbering="true" text:style-name="WW8Num7">
        <text:list-item>
          <text:list>
            <text:list-item>
              <text:list>
                <text:list-item>
                  <text:p text:style-name="P146"><text:bookmark-start text:name="__RefHeading__13118_416150259"/>Java<text:bookmark-end text:name="__RefHeading__13118_416150259"/></text:p>
                </text:list-item>
              </text:list>
            </text:list-item>
          </text:list>
        </text:list-item>
      </text:list>
      <text:p text:style-name="P26">Výber programovacieho jazyka sa <text:span text:style-name="T47">podriaďije výberu </text:span>nástroj<text:span text:style-name="T47">a </text:span>Yaj<text:span text:style-name="T133">C</text:span>o. <text:span text:style-name="T47">Yaj</text:span><text:span text:style-name="T133">C</text:span><text:span text:style-name="T47">o </text:span>je napíaný v jazyku Java <text:span text:style-name="T47">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7">Spomeňme anotácie v jazyku Java, ktoré ležia v srdci nástroja Yajco. Anotácie umožnujú pridávať do hierarchickej štruktúri programu deklaratívne metadáta. Tieto môžu byt dostupné počas behu programu, alebo počas prekladu programu. </text:span><text:span text:style-name="T48">Na základe metadát</text:span><text:span text:style-name="T47"> </text:span><text:span text:style-name="T48">z </text:span><text:span text:style-name="T47">anot</text:span><text:span text:style-name="T48">ovaných </text:span><text:span text:style-name="T47">tried </text:span><text:span text:style-name="T48">a ich polí </text:span><text:span text:style-name="T47">Yajco </text:span><text:span text:style-name="T48">generuje syntackické pravidlá pre backend moduli</text:span><text:span text:style-name="T47">. </text:span></text:p>
      <text:list xml:id="list373207160" text:continue-numbering="true" text:style-name="WW8Num7">
        <text:list-item>
          <text:list>
            <text:list-item>
              <text:list>
                <text:list-item>
                  <text:p text:style-name="P141"><text:bookmark-start text:name="__RefHeading__13120_416150259"/><text:span text:style-name="T132">M</text:span><text:span text:style-name="T4">aven</text:span><text:bookmark-end text:name="__RefHeading__13120_416150259"/></text:p>
                </text:list-item>
              </text:list>
            </text:list-item>
          </text:list>
        </text:list-item>
      </text:list>
      <text:p text:style-name="P27">Rovnako ako pri výbere jazyka, aj pri buildovacom systéme sme sa rozhodli kôli lepšej integrácii využiť tie isté nástroje ako využíva YajCo.</text:p>
      <text:list xml:id="list310227355" text:continue-numbering="true" text:style-name="WW8Num7">
        <text:list-item>
          <text:list>
            <text:list-item>
              <text:p text:style-name="P160"><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510288349" text:continue-numbering="true" text:style-name="WW8Num7">
        <text:list-item>
          <text:list>
            <text:list-item>
              <text:list>
                <text:list-item>
                  <text:p text:style-name="P160"><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37107795" text:continue-numbering="true" text:style-name="WW8Num7">
        <text:list-item>
          <text:list>
            <text:list-item>
              <text:list>
                <text:list-item>
                  <text:list>
                    <text:list-item>
                      <text:p text:style-name="P160"><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61">Pri v</text:span>ýber cieľových editorov <text:span text:style-name="T61">prvej implementácie sme sa riadili </text:span><text:span text:style-name="T62">podľa</text:span><text:span text:style-name="T61"> dostupnosťou informácií o konfiguračnom formáte, </text:span><text:span text:style-name="T62">jednoduchosťou formátu a veľkosťou užívateľskej báze editorov</text:span><text:span text:style-name="T61">. </text:span><text:span text:style-name="T62">C</text:span><text:span text:style-name="T61">hceli </text:span><text:span text:style-name="T62">sme </text:span><text:span text:style-name="T61">pokryť programy pre OS Windows, OS GNU/Linux a Webové platformy. </text:span><text:span text:style-name="T62">Editori a kľúčové faktori ich výberu sú uvedené v tabuľke </text:span><text:span text:style-name="T62"><text:sequence-ref text:reference-format="text" text:ref-name="refTable0">Tabuľka 1: Cieľové editori prvej implmentácie</text:sequence-ref></text:span><text:span text:style-name="T62">:</text:span></text:p>
      <text:p text:style-name="P31"/>
      <table:table table:name="Table15" table:style-name="Table15">
        <table:table-column table:style-name="Table15.A" table:number-columns-repeated="3"/>
        <text:soft-page-break/>
        <table:table-row>
          <table:table-cell table:style-name="Table15.A1" office:value-type="string">
            <text:p text:style-name="P74">Editor</text:p>
          </table:table-cell>
          <table:table-cell table:style-name="Table15.A1" office:value-type="string">
            <text:p text:style-name="P74">Platforma</text:p>
          </table:table-cell>
          <table:table-cell table:style-name="Table15.C1" office:value-type="string">
            <text:p text:style-name="P76"><text:span text:style-name="T63">Licenci</text:span><text:span text:style-name="T62">a</text:span></text:p>
          </table:table-cell>
        </table:table-row>
        <table:table-row>
          <table:table-cell table:style-name="Table15.A2" office:value-type="string">
            <text:p text:style-name="P46">Notepad++</text:p>
          </table:table-cell>
          <table:table-cell table:style-name="Table15.A2" office:value-type="string">
            <text:p text:style-name="P46">Windows</text:p>
          </table:table-cell>
          <table:table-cell table:style-name="Table15.C2" office:value-type="string">
            <text:p text:style-name="P75">Freeware</text:p>
          </table:table-cell>
        </table:table-row>
        <table:table-row>
          <table:table-cell table:style-name="Table15.A2" office:value-type="string">
            <text:p text:style-name="P46">Kate</text:p>
          </table:table-cell>
          <table:table-cell table:style-name="Table15.A2" office:value-type="string">
            <text:p text:style-name="P46">GNU/Linux</text:p>
          </table:table-cell>
          <table:table-cell table:style-name="Table15.C2" office:value-type="string">
            <text:p text:style-name="P75">GPLv3</text:p>
          </table:table-cell>
        </table:table-row>
        <table:table-row>
          <table:table-cell table:style-name="Table15.A2" office:value-type="string">
            <text:p text:style-name="P46">Gedit</text:p>
          </table:table-cell>
          <table:table-cell table:style-name="Table15.A2" office:value-type="string">
            <text:p text:style-name="P46">GNU/Linux</text:p>
          </table:table-cell>
          <table:table-cell table:style-name="Table15.C2" office:value-type="string">
            <text:p text:style-name="P75">GPLv3</text:p>
          </table:table-cell>
        </table:table-row>
        <table:table-row>
          <table:table-cell table:style-name="Table15.A5" office:value-type="string">
            <text:p text:style-name="P92"><text:span text:style-name="T144">Pygments</text:span></text:p>
          </table:table-cell>
          <table:table-cell table:style-name="Table15.A2" office:value-type="string">
            <text:p text:style-name="P92"><text:span text:style-name="T144">Python</text:span></text:p>
          </table:table-cell>
          <table:table-cell table:style-name="Table15.C2" office:value-type="string">
            <text:p text:style-name="P177"><text:span text:style-name="T144">GPLv3</text:span></text:p>
          </table:table-cell>
        </table:table-row>
        <table:table-row>
          <table:table-cell table:style-name="Table15.A5" office:value-type="string">
            <text:p text:style-name="P46">CodeMirror</text:p>
          </table:table-cell>
          <table:table-cell table:style-name="Table15.A2" office:value-type="string">
            <text:p text:style-name="P46">Web</text:p>
          </table:table-cell>
          <table:table-cell table:style-name="Table15.C2" office:value-type="string">
            <text:p text:style-name="P75">Public domain</text:p>
          </table:table-cell>
        </table:table-row>
      </table:table>
      <text:p text:style-name="P84"><text:span text:style-name="T132">Tabuľka</text:span> <text:sequence text:ref-name="refTable0" text:name="Table" text:formula="ooow:Table+1" style:num-format="1">1</text:sequence>: Cieľové editori prvej implmentácie</text:p>
      <text:p text:style-name="Normalny_20_text_20_DP"><text:span text:style-name="T62">Editori Notepad++, CodeMirror </text:span><text:span text:style-name="T144">a Pygments</text:span><text:span text:style-name="T62"> boli nakoniec z implementácie vypustené. Dôvody tohoto rozhodnutia si podrobnejšie rozoberieme v </text:span><text:span text:style-name="T17">nasledujúcej kapitole v časti o generovaní konfiguračných súborov</text:span><text:span text:style-name="T62">.</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76975070" text:continue-numbering="true" text:style-name="WW8Num7">
        <text:list-item>
          <text:list>
            <text:list-item>
              <text:list>
                <text:list-item>
                  <text:p text:style-name="P141"><text:bookmark-start text:name="__RefHeading__13128_416150259"/><text:span text:style-name="T64">N</text:span>ástroj YajCo<text:bookmark-end text:name="__RefHeading__13128_416150259"/></text:p>
                </text:list-item>
              </text:list>
            </text:list-item>
          </text:list>
        </text:list-item>
      </text:list>
      <text:p text:style-name="Normalny_20_text_20_DP"><text:span text:style-name="T62">Gramatika implementovaného jazyka je vstupom nástroja YajCo. Gramatika je popísaná anotovanou hierarchiou tried. </text:span><text:span text:style-name="T65">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65">Anotované triedy, ktorými popisujeme cieľovú gramatiku však nie sú reprezentáciou modelu Yajca, model je implementovaný triedami v package yajco.model. Tieto triedy sú inštanciované a referencované počas </text:span><text:span text:style-name="T66">reflexivnej analýzy gramatiky. Naplnený model je následne predaný </text:span><text:span text:style-name="T67">backend modulu, ktorý je nakonfigurovaný v Project Object Model súbore (pom.xml, ďalej len POM) na spracovanie</text:span><text:span text:style-name="T66">.</text:span></text:p>
      <text:list xml:id="list1688737741" text:continue-numbering="true" text:style-name="WW8Num7">
        <text:list-item>
          <text:list>
            <text:list-item>
              <text:list>
                <text:list-item>
                  <text:list>
                    <text:list-item>
                      <text:p text:style-name="P141"><text:bookmark-start text:name="__RefHeading__13130_416150259"/><text:span text:style-name="T132">M</text:span><text:span text:style-name="T67">odel </text:span><text:span text:style-name="T68">jazyka</text:span><text:span text:style-name="T69"> </text:span><text:span text:style-name="T67">YajCo</text:span><text:bookmark-end text:name="__RefHeading__13130_416150259"/></text:p>
                    </text:list-item>
                  </text:list>
                </text:list-item>
              </text:list>
            </text:list-item>
          </text:list>
        </text:list-item>
      </text:list>
      <text:p text:style-name="Normalny_20_text_20_DP"><text:span text:style-name="T67">Rozoberme si triedy modelu YajCo a </text:span><text:span text:style-name="T69">akú úlohu hrajú</text:span><text:span text:style-name="T67"> v modeli.</text:span></text:p>
      <text:list xml:id="list1989747372" text:continue-numbering="true" text:style-name="WW8Num7">
        <text:list-item>
          <text:list>
            <text:list-item>
              <text:list>
                <text:list-item>
                  <text:list>
                    <text:list-item>
                      <text:list>
                        <text:list-item>
                          <text:p text:style-name="P147"><text:bookmark-start text:name="__RefHeading__13132_416150259"/><text:soft-page-break/>YajcoModelElement<text:bookmark-end text:name="__RefHeading__13132_416150259"/></text:p>
                        </text:list-item>
                      </text:list>
                    </text:list-item>
                  </text:list>
                </text:list-item>
              </text:list>
            </text:list-item>
          </text:list>
        </text:list-item>
      </text:list>
      <text:h text:style-name="P93"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93" text:outline-level="10"><text:span text:style-name="T68">V tomto prípade Ide o jedinú metódu </text:span><text:span text:style-name="T21">getSourceElement()</text:span><text:span text:style-name="T51">. Elementy modelu sú organizaované do stromu, ak vynecháme </text:span><text:span text:style-name="T52">sémantickú vrstvu</text:span><text:span text:style-name="T51">, ktorý môžeme vďaka tejto metóde traverzovať smerom k koreňu. Pre traverz smerom k listom stromu musí traverzujúci algoritmus poznať konkrétne typy elementov a polia týchto typov.</text:span></text:h>
      <text:h text:style-name="P93" text:outline-level="10">Príklad: Ak máme koreň modelu, musíme vedieť ako je jeho trieda implementovaná aby sme mohli traverzovať túto úroveň stromu.</text:h>
      <text:list xml:id="list1687196182" text:continue-numbering="true" text:style-name="WW8Num7">
        <text:list-item>
          <text:list>
            <text:list-item>
              <text:list>
                <text:list-item>
                  <text:list>
                    <text:list-item>
                      <text:list>
                        <text:list-item>
                          <text:p text:style-name="P148"><text:bookmark-start text:name="__RefHeading__13134_416150259"/>Language<text:bookmark-end text:name="__RefHeading__13134_416150259"/></text:p>
                        </text:list-item>
                      </text:list>
                    </text:list-item>
                  </text:list>
                </text:list-item>
              </text:list>
            </text:list-item>
          </text:list>
        </text:list-item>
      </text:list>
      <text:h text:style-name="P93" text:outline-level="10"><text:span text:style-name="T70">Koreňom modelu jazyka je inštancia triedy Language </text:span><text:span text:style-name="T71">a jeho predok je </text:span><text:span text:style-name="T22">null</text:span><text:span text:style-name="T53"> hodnota</text:span><text:span text:style-name="T70">. V každom modeli je len jediná insťancia. Potomkovia inštancie Language sú inštancie triedy TokenDef a SkipDef, ktoré majú veľmi podobnú implmentáciu ale diametrálne odlišnú sémantiku v modeli jazyka, a trieda Concept.</text:span></text:h>
      <text:h text:style-name="P93" text:outline-level="10">V samotnom koreňovom uzle nájdeme tiez pole typu String, ktoré ho hodnota je názvom jazyka a pol properties. Tieto polia tu však netreba komentovať.</text:h>
      <text:list xml:id="list1609554686" text:continue-numbering="true" text:style-name="WW8Num7">
        <text:list-item>
          <text:list>
            <text:list-item>
              <text:list>
                <text:list-item>
                  <text:list>
                    <text:list-item>
                      <text:list>
                        <text:list-item>
                          <text:p text:style-name="P147"><text:bookmark-start text:name="__RefHeading__13136_416150259"/>Concept<text:bookmark-end text:name="__RefHeading__13136_416150259"/></text:p>
                        </text:list-item>
                      </text:list>
                    </text:list-item>
                  </text:list>
                </text:list-item>
              </text:list>
            </text:list-item>
          </text:list>
        </text:list-item>
      </text:list>
      <text:h text:style-name="P93" text:outline-level="10">V praxi môžeme povaovať za hlavnú časť jazyka v modeli YajCo množinu inštancií triedy Concept. Táto tireda <text:span text:style-name="T72">reprezentuje jednu triedu v modeli cieľového jazyka. Trieda patrí do modelu jazyka v prípade, že </text:span><text:span text:style-name="T18">obsahuje aspoň jednu annotáciu nástroja YajCo</text:span><text:span text:style-name="T72">.</text:span></text:h>
      <text:h text:style-name="P93" text:outline-level="10">V terminológii klasických generátorov parserov, kde jednotka gramatiky je syntaktické pravidlo, </text:h>
      <text:h text:style-name="P93" text:outline-level="10">Concept je súbor syntaktických pravidiel v relácii alternatívy.</text:h>
      <text:list xml:id="list1627340149" text:continue-numbering="true" text:style-name="WW8Num7">
        <text:list-item>
          <text:list>
            <text:list-item>
              <text:list>
                <text:list-item>
                  <text:list>
                    <text:list-item>
                      <text:list>
                        <text:list-item>
                          <text:p text:style-name="P141"><text:bookmark-start text:name="__RefHeading__13138_416150259"/><text:span text:style-name="T134">S</text:span><text:span text:style-name="T64">kipDef</text:span><text:bookmark-end text:name="__RefHeading__13138_416150259"/></text:p>
                        </text:list-item>
                      </text:list>
                    </text:list-item>
                  </text:list>
                </text:list-item>
              </text:list>
            </text:list-item>
          </text:list>
        </text:list-item>
      </text:list>
      <text:h text:style-name="P93" text:outline-level="10"><text:span text:style-name="T73">Dve ostatné polia polia triedy Language sú “skoky” a tokeny. </text:span><text:span text:style-name="T74">Obe triedy definujú regulárnym výrazom </text:span><text:span text:style-name="T75">symbol</text:span><text:span text:style-name="T74"> na </text:span><text:span text:style-name="T73">urovni </text:span><text:span text:style-name="T74">lex</text:span><text:span text:style-name="T73">era</text:span><text:span text:style-name="T74">. Inštancie triedy SkipDef reprezentujú </text:span><text:soft-page-break/><text:span text:style-name="T74">taký druh slov v jazyku, ktoré svojou postuposťou znakou ani prítomnosou v dokumente nemajú žiaden vplyv na výsledok </text:span><text:span text:style-name="T73">spracovania dokumentu.</text:span></text:h>
      <text:h text:style-name="P93" text:outline-level="10"><text:span text:style-name="T73">Za takéto slová môžeme považovať komentáre, ale v niektorých prípadoch </text:span><text:span text:style-name="T76">biele znaky.</text:span></text:h>
      <text:h text:style-name="P93" text:outline-level="10"><text:span text:style-name="T6">Príklad:</text:span><text:span text:style-name="T26"> </text:span><text:span text:style-name="T27">Jazyk BrainFuck ignoruje všetky znakoch </text:span><text:span text:style-name="T28">ASCII </text:span><text:span text:style-name="T27">abecedy </text:span><text:span text:style-name="T28">okrem znakov va tabulke</text:span></text:h>
      <table:table table:name="Table16" table:style-name="Table16">
        <table:table-column table:style-name="Table16.A" table:number-columns-repeated="7"/>
        <table:table-column table:style-name="Table16.H"/>
        <table:table-row>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lt;</text:p>
          </table:table-cell>
          <table:table-cell table:style-name="Table16.A1" office:value-type="string">
            <text:p text:style-name="Normalny_20_text_20_DP">&gt;</text:p>
          </table:table-cell>
          <table:table-cell table:style-name="Table16.A1" office:value-type="string">
            <text:p text:style-name="Normalny_20_text_20_DP">[</text:p>
          </table:table-cell>
          <table:table-cell table:style-name="Table16.H1" office:value-type="string">
            <text:p text:style-name="Normalny_20_text_20_DP">]</text:p>
          </table:table-cell>
        </table:table-row>
      </table:table>
      <text:p text:style-name="Tab.">Tab. <text:sequence text:ref-name="refTab.0" text:name="Tab." text:formula="ooow:Tab.+1" style:num-format="1">1</text:sequence>: Znaky jazyka BrainFuck</text:p>
      <text:h text:style-name="P93" text:outline-level="10"><text:span text:style-name="T29">Takýto druch komentárov môžeme popísať jedinou inštanciou SkipDef a to s nasledujúcim regulárnym výrazom: <text:s/></text:span><text:span text:style-name="T78">[^,.+</text:span><text:span text:style-name="T77">\-&lt;&gt;\[\]]</text:span></text:h>
      <text:list xml:id="list596462285" text:continue-numbering="true" text:style-name="WW8Num7">
        <text:list-item>
          <text:list>
            <text:list-item>
              <text:list>
                <text:list-item>
                  <text:list>
                    <text:list-item>
                      <text:list>
                        <text:list-item>
                          <text:p text:style-name="P149"><text:bookmark-start text:name="__RefHeading__13140_416150259"/>TokenDef<text:bookmark-end text:name="__RefHeading__13140_416150259"/></text:p>
                        </text:list-item>
                      </text:list>
                    </text:list-item>
                  </text:list>
                </text:list-item>
              </text:list>
            </text:list-item>
          </text:list>
        </text:list-item>
      </text:list>
      <text:h text:style-name="P93" text:outline-level="10">Inštancie triedy TokenDef definujú symboli jazyka na úrovní lexera vo forme regulárnych výrazov a priradzujú im názov. Pomocov názvov potom môžeme referencovať slová z iných častí modelu cieľového jazyka.</text:h>
      <text:h text:style-name="P93" text:outline-level="10">Definovanie symbolov jazyka nie je povinné. Vyhľadanie skutočnej hodnoty terminálneho symbolu, z ktorých skladáme predpisy syntaxe jazyka, prebieha nasledovne:</text:h>
      <text:list xml:id="list3034663011510262200" text:style-name="L1">
        <text:list-item>
          <text:h text:style-name="P94" text:outline-level="10">Konštantný textový reťazec použitý v predpise syntaxe (napríklad pomocou annotácie @Before) vyľadáme v mape preddefinovaných symbolov.</text:h>
        </text:list-item>
        <text:list-item>
          <text:h text:style-name="P94"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94" text:outline-level="10">V prípade že záznam sa v mape nenachádza, konštantný reťazec nie je preložený a využije sa ako predpis symbolu.</text:h>
        </text:list-item>
      </text:list>
      <text:h text:style-name="P93" text:outline-level="10"/>
      <text:h text:style-name="P93" text:outline-level="10"><text:span text:style-name="T79">Hore uvedený postup </text:span><text:span text:style-name="T75">umožnuje flexibilitu lexikálnej analýzy </text:span><text:span text:style-name="T79">a však robí jej definíciu náchylnú na skryté chyby (zabudnuté definovanie konštantných názvov operátorov)</text:span><text:span text:style-name="T75">.</text:span></text:h>
      <text:list xml:id="list630532335" text:continue-list="list596462285" text:style-name="WW8Num7">
        <text:list-item>
          <text:list>
            <text:list-item>
              <text:list>
                <text:list-item>
                  <text:list>
                    <text:list-item>
                      <text:list>
                        <text:list-item>
                          <text:p text:style-name="P150"><text:bookmark-start text:name="__RefHeading__13142_416150259"/><text:soft-page-break/>Triedy Abstraktného Syntaxu<text:bookmark-end text:name="__RefHeading__13142_416150259"/></text:p>
                        </text:list-item>
                      </text:list>
                    </text:list-item>
                  </text:list>
                </text:list-item>
              </text:list>
            </text:list-item>
          </text:list>
        </text:list-item>
      </text:list>
      <text:h text:style-name="P93" text:outline-level="10"><text:span text:style-name="T80">Rozoberme si triedy </text:span><text:span text:style-name="T79">Property, </text:span><text:span text:style-name="T81">PropertyPattern, Pattern a Identifier </text:span><text:span text:style-name="T80">a ich interakcie ako celok. </text:span><text:span text:style-name="T81">Tieto triedy </text:span><text:span text:style-name="T82">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83">Táto časť modelu YajCo sa v termninológii nástroja nazýva abstraktný syntax.</text:span><text:span text:style-name="T82"> </text:span></text:h>
      <text:h text:style-name="P93" text:outline-level="10"><text:span text:style-name="T82">Annotácia @Identifier, </text:span><text:span text:style-name="T83">ktorá sa používa a úrovni clenských premenných tried modelovaného jazyka,</text:span><text:span text:style-name="T82"> </text:span><text:span text:style-name="T83">berie jeden pomenovaný parameter </text:span><text:span text:style-name="T23">unique</text:span><text:span text:style-name="T50">, ktorého hodnota určuje menný priestor identifikátora.</text:span><text:span text:style-name="T54"> </text:span><text:span text:style-name="T50">V modeli jazyka existuje jedna inštancia triedy </text:span><text:span text:style-name="T23">Identifier</text:span><text:span text:style-name="T50">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93" text:outline-level="10"><text:span text:style-name="T54">Identifikátor má slabú reláciu voči </text:span><text:span text:style-name="T55">konktrétnym reťazcom symbolov. </text:span><text:span text:style-name="T54">Reťazec identifikátora v AST je nastavený klientským kódom </text:span><text:span text:style-name="T55">v</text:span><text:span text:style-name="T54"> konštruktore, alebo vo factory metode </text:span><text:span text:style-name="T55">modelovaného Conceptu</text:span><text:span text:style-name="T54">.</text:span><text:span text:style-name="T55">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93" text:outline-level="10"><text:span text:style-name="T60">Príklad:</text:span><text:span text:style-name="T55"> Výraz dvojitého vyhodnotenia hodnoty premennej prostredia v jazyku Shell: </text:span><text:span text:style-name="T24">$$MY_VARIABLE</text:span></text:h>
      <text:h text:style-name="P93" text:outline-level="10"><text:span text:style-name="T54">Hierarchický model abstraktného syntaxu je nasledovný. </text:span><text:span text:style-name="T50">Pre každ</text:span><text:span text:style-name="T54">ú členskú premennú</text:span><text:span text:style-name="T50">. v tried</text:span><text:span text:style-name="T54">ach</text:span><text:span text:style-name="T50"> modelu jazyka bude object triedy Concept referencovať jednu inštanciu triedy Property. </text:span><text:span text:style-name="T54">Object Property môže obsahovať v modeli jazyka zoznam objektov dediacich od abstraktnej tiedy PropertyPattern. Jedinou implementáciou v nástroji YajCo je trieda Identifier. Ak </text:span><text:span text:style-name="T55">je </text:span><text:span text:style-name="T54">členská premenná </text:span><text:span text:style-name="T55">anotovaná ako @Identifier, objekt Property, ktorý ju reprezentuje bude referencova</text:span><text:span text:style-name="T56">ť</text:span><text:span text:style-name="T55"> jeden object Identifier a pole unique bude obsahovať menný priestor identifikátor.</text:span></text:h>
      <text:h text:style-name="P93" text:outline-level="10"><text:span text:style-name="T55">Táto informácia je užitočná z pohľadu tejto práce pre highliting definovaných premenných a funkcií. Ako však rozoberieme v syntetickej časti práce, problém </text:span><text:soft-page-break/><text:span text:style-name="T55">transformovať túto informáciu na výstupný formát generátora syntax highlitingu, ktorý je valídnym konfiguračným súborom cieľových editorov.</text:span></text:h>
      <text:list xml:id="list203178982" text:continue-numbering="true" text:style-name="WW8Num7">
        <text:list-item>
          <text:list>
            <text:list-item>
              <text:list>
                <text:list-item>
                  <text:list>
                    <text:list-item>
                      <text:list>
                        <text:list-item>
                          <text:p text:style-name="P141"><text:bookmark-start text:name="__RefHeading__13144_416150259"/><text:span text:style-name="T80">Tri</text:span>edy Konkrétneho Syntaxu<text:bookmark-end text:name="__RefHeading__13144_416150259"/></text:p>
                        </text:list-item>
                      </text:list>
                    </text:list-item>
                  </text:list>
                </text:list-item>
              </text:list>
            </text:list-item>
          </text:list>
        </text:list-item>
      </text:list>
      <text:h text:style-name="P93" text:outline-level="10"><text:span text:style-name="T80">Konkrétny Syntax je logická časť modelu jazyka, v ktorej nájdeme samotné </text:span><text:span text:style-name="T84">prepisovacie pravidlá gramatiky a terminálne symboli, ktoré neboli definované pomocou annotácie @TokenDef. Konkrétny syntax je modelovaný triedami </text:span><text:span text:style-name="T85">Notation, NotationPart, </text:span><text:span text:style-name="T80">NotationPartPattern </text:span><text:span text:style-name="T84">a ich podriedami</text:span><text:span text:style-name="T80">. </text:span><text:span text:style-name="T86">Trieda NotationPattern je využívaná jedine implementáciou factory metód a v tejto práci ju môžeme ignorovať.</text:span></text:h>
      <text:h text:style-name="P93" text:outline-level="10"><text:span text:style-name="T49">Pre každý </text:span><text:span text:style-name="T50">konštruktor </text:span><text:span text:style-name="T57">v </text:span><text:span text:style-name="T50">model</text:span><text:span text:style-name="T57">i </text:span><text:span text:style-name="T50">jazyka </text:span><text:span text:style-name="T57">(</text:span><text:span text:style-name="T50">alebo faktory metódu</text:span><text:span text:style-name="T57">)</text:span><text:span text:style-name="T50"> bude obje</text:span><text:span text:style-name="T57">k</text:span><text:span text:style-name="T50">t </text:span><text:span text:style-name="T57">triedy</text:span><text:span text:style-name="T50"> Concept referencovať jednu inštanc</text:span><text:span text:style-name="T57">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93" text:outline-level="10"><text:span text:style-name="T58">Informácia modelovaná Konkrétnym Syntaxom je dodstupná iba počas kompilácie prekladača a neovplyvňuje sémantickú vrstvu jazyka. Pre </text:span><text:span text:style-name="T59">problém</text:span><text:span text:style-name="T58"> </text:span><text:span text:style-name="T59">a</text:span><text:span text:style-name="T58">utomatizovania zvýrazňovania syntaxe </text:span><text:span text:style-name="T59">je </text:span><text:span text:style-name="T58">táto </text:span><text:span text:style-name="T59">informácia kľúčová. V syntetickej časti tejto práce budeme diskutovať aké informáie v modeli Konktrétneho Syntaxu môžeme nájsť a akými metódami môžeme tieto informácie analyzovať</text:span><text:span text:style-name="T58">. </text:span></text:h>
      <text:h text:style-name="P131" text:outline-level="10"/>
      <text:list xml:id="list1042974758" text:continue-numbering="true" text:style-name="WW8Num7">
        <text:list-item>
          <text:p text:style-name="P132"><text:bookmark-end text:name="_Ref101960788"/><text:bookmark-end text:name="_Ref101952784"/><text:bookmark-start text:name="__RefHeading__4010_416150259"/>Syntetická časť<text:bookmark-end text:name="__RefHeading__4010_416150259"/></text:p>
        </text:list-item>
      </text:list>
      <text:p text:style-name="P28">Jadrom ďalších kapitol je analýza a syntéza vedúca k riešeniu problému.</text:p>
      <text:list xml:id="list2160761583" text:continue-numbering="true" text:style-name="WW8Num7">
        <text:list-item>
          <text:list>
            <text:list-item>
              <text:p text:style-name="P151"><text:bookmark-start text:name="__RefHeading__4012_416150259"/>Model generátora zvýrazňovania syntaxe<text:bookmark-end text:name="__RefHeading__4012_416150259"/></text:p>
            </text:list-item>
          </text:list>
        </text:list-item>
      </text:list>
      <text:p text:style-name="Normalny_20_text_20_DP">V tejto <text:span text:style-name="T134">kapitole</text:span> sa chcem venovať hlavne štruktúre dát, s ktorými náš nástroj <text:span text:style-name="T134">Syntaxer</text:span> pracuje.</text:p>
      <text:list xml:id="list1739749973" text:continue-numbering="true" text:style-name="WW8Num7">
        <text:list-item>
          <text:list>
            <text:list-item>
              <text:list>
                <text:list-item>
                  <text:p text:style-name="P168"><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1835370358755312019" text:style-name="LS1">
        <text:list-item>
          <text:p text:style-name="P95">Kľúčové slová</text:p>
        </text:list-item>
        <text:list-item>
          <text:p text:style-name="P95">Čislice, reťazce a iné konštantné hodnoty</text:p>
        </text:list-item>
        <text:list-item>
          <text:p text:style-name="P95">Operátori a výrazy</text:p>
        </text:list-item>
        <text:list-item>
          <text:p text:style-name="P95">Komentáre</text:p>
        </text:list-item>
        <text:list-item>
          <text:p text:style-name="P95">Deklarácie, referencie a volania premenných a funkcií</text:p>
        </text:list-item>
        <text:list-item>
          <text:p text:style-name="P95">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text:span text:style-name="T87">hore spomenuté elementy gramatiky </text:span>však nie je triviálna úloha. Špecifikácia gramatiky totiž <text:span text:style-name="T87">nemodeluje jednotlivé elementy gramatiky tak ako ich modelujú cieľové editori a ich konfiguračné súbori</text:span>.</text:p>
      <text:p text:style-name="P56"/>
      <text:list xml:id="list1743987623" text:continue-list="list1739749973" text:style-name="WW8Num7">
        <text:list-item>
          <text:list>
            <text:list-item>
              <text:list>
                <text:list-item>
                  <text:h text:style-name="P169"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87">Nemáme teda vždy k dispozícii samotný reťazec symbolu, ale prepisovacie pravidlo podľa ktorého môžeme generovať všetky </text:span><text:span text:style-name="T89">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7">Príklad:</text:span><text:span text:style-name="T89"> Vo väčšine jazykov nachádzame kľúčové slová, ktoré sú tvorené jediným slovom bez nealfabetických znakov. </text:span><text:span text:style-name="T90">Pri rozpoznávaní kľúčových slov v gramatike by sme sa dopytovali na nasledovnú informáciu: Sú</text:span><text:span text:style-name="T89"> všetky slová generované </text:span><text:span text:style-name="T90">predpisom zložené z písmen abecedy (a znakov _ a *, vid. </text:span><text:span text:style-name="T19"><text:bookmark-ref text:reference-format="text" text:ref-name="__RefNumPara__12117_416150259">Analýza skutočných jazykov</text:bookmark-ref></text:span><text:span text:style-name="T90">)</text:span></text:p>
      <text:h text:style-name="P129" text:outline-level="10"><text:span text:style-name="T90">Dopytovací systém vhodný pre naše potreby môžeme založiť na teorií stavových automatov a budeme o ňom diskutovať v tejto práci. Implementácia takéhoto systému je však mimo rozsah zadania práce.</text:span><text:span text:style-name="T88"> Zároveň by sa jednalo o veľmi silný nástroj a preto verím, že nadväzujúce práce by sa mohli venovať práve tomuto zaujímavému problému.</text:span></text:h>
      <text:list xml:id="list114022717" text:continue-numbering="true" text:style-name="WW8Num7">
        <text:list-item>
          <text:list>
            <text:list-item>
              <text:p text:style-name="P142"><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91">R</text:span>ozoberieme si podrobne architektúru <text:span text:style-name="T38">nástroja Syntaxer,</text:span><text:span text:style-name="T91"> akým spôsobom ho umožňujeme používať spoločne s ľubovoľným jazykom a</text:span><text:span text:style-name="T92"> kľáciiúčové faktori, ktoré viedli ku konečnej implementácii. Boli sme totiž viazaný API kontraktom nástroja YajCo a ten je zasviazaný na kontrakt Java API pre spracovanie anntácií.</text:span></text:p>
      <text:list xml:id="list1809755676" text:continue-numbering="true" text:style-name="WW8Num7">
        <text:list-item>
          <text:list>
            <text:list-item>
              <text:list>
                <text:list-item>
                  <text:p text:style-name="P142"><text:bookmark-start text:name="__RefHeading__13321_416150259"/>Vstupn<text:span text:style-name="T137">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92">e</text:span> zodpovednosti medzi viaceré <text:span text:style-name="T92">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93">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66"/>
      <text:p text:style-name="P66"><text:soft-page-break/></text:p>
      <text:list xml:id="list926581123" text:continue-numbering="true" text:style-name="WW8Num7">
        <text:list-item>
          <text:list>
            <text:list-item>
              <text:list>
                <text:list-item>
                  <text:list>
                    <text:list-item>
                      <text:h text:style-name="P161" text:outline-level="10"><text:bookmark-start text:name="__RefHeading__13323_416150259"/>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92">v zdrojovom kóde </text:span><text:span text:style-name="T93">a HighlightingGenerátor je zodpovedným za inicializáciu programu</text:span>. <text:span text:style-name="T92">Na druhej strane, topológia kódu a </text:span><text:span text:style-name="T93">zvolené návrhové vzori boli vybrané tak, aby každá časť bola nahraditeľná bez zásahu do ostatných častí.</text:span></text:p>
      <text:p text:style-name="Normalny_20_text_20_DP"><text:span text:style-name="T93">HighlightingGenerátor </text:span><text:span text:style-name="T94">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94">DI sme nepoužili, pretože nástroj YajCo, ktorý je naším framework API, žiaden DI framework nevyužíva. Výberom a testovaním </text:span><text:span text:style-name="T95">DI frameworku v čase spracovania anotáci</text:span><text:span text:style-name="T41">í (v čase kompiláie cieľového jazyka) by nepomohlo dosiahnúť ieľ tejto práce.</text:span></text:p>
      <text:list xml:id="list858903648" text:continue-numbering="true" text:style-name="WW8Num7">
        <text:list-item>
          <text:list>
            <text:list-item>
              <text:list>
                <text:list-item>
                  <text:p text:style-name="P152"><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p text:style-name="P66"/>
      <text:list xml:id="list424652026" text:continue-numbering="true" text:style-name="WW8Num7">
        <text:list-item>
          <text:list>
            <text:list-item>
              <text:list>
                <text:list-item>
                  <text:p text:style-name="P153"><text:bookmark-start text:name="__RefHeading__13327_416150259"/>Generátor syntaxe, VelocityBackend a EditorStrategy<text:bookmark-end text:name="__RefHeading__13327_416150259"/></text:p>
                </text:list-item>
              </text:list>
            </text:list-item>
          </text:list>
        </text:list-item>
      </text:list>
      <text:p text:style-name="P52">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37">ni</text:span>e nespracované výsledky analýzy.)</text:p>
      <text:p text:style-name="P57"/>
      <text:list xml:id="list1161047372" text:continue-numbering="true" text:style-name="WW8Num7">
        <text:list-item>
          <text:list>
            <text:list-item>
              <text:h text:style-name="P162"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96">Je nutné si uvedomiť, že pravidlá ktoré nasledujú, nie sú všeobecne platné pre všetky jazyky, ktoré môžeme uvažovať.</text:span></text:p>
      <text:p text:style-name="P57"/>
      <text:list xml:id="list515584555" text:continue-numbering="true" text:style-name="WW8Num7">
        <text:list-item>
          <text:list>
            <text:list-item>
              <text:list>
                <text:list-item>
                  <text:p text:style-name="P142"><text:bookmark-start text:name="__RefHeading__13331_416150259"/>Kľúčové slová<text:bookmark-end text:name="__RefHeading__13331_416150259"/></text:p>
                </text:list-item>
              </text:list>
            </text:list-item>
          </text:list>
        </text:list-item>
      </text:list>
      <text:p text:style-name="Normalny_20_text_20_DP"><text:span text:style-name="T96">V analytickej časti tejto práce sme si u</text:span><text:span text:style-name="T97">ž v skratke o rozpoznávaní kľúčových slov hovorili. V Apendixe A nájdeme tabuľky kľúčových slov vybraných jaykov. </text:span><text:span text:style-name="T98">Z uvedených tabuliek </text:span><text:span text:style-name="T99">si môžeme všimnúť hneď niekoľko vlastností:</text:span></text:p>
      <text:list xml:id="list3182729928236268558" text:style-name="L2">
        <text:list-item>
          <text:p text:style-name="P96"><text:span text:style-name="T100">Všetky kľúčové slová sa skladajú z veľkých a malých znakov abecedy, podtrhovníka </text:span><text:span text:style-name="T8">_</text:span><text:span text:style-name="T100"> a v niektorých jazykoch z </text:span><text:span text:style-name="T30">ďalších znakov</text:span><text:span text:style-name="T30"><text:note text:id="ftn3" text:note-class="footnote"><text:note-citation>3</text:note-citation><text:note-body><text:p text:style-name="P35"><text:span text:style-name="T100">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100"> Alebo výkričník </text:span><text:span text:style-name="T8">!</text:span><text:span text:style-name="T30">. </text:span><text:span text:style-name="T31">Ďalej jazyk PHP definuje exit() a echo() so zátvorkou a variabilným počtom medzier pred a medzi zátvorkami.</text:span></text:p></text:note-body></text:note></text:span></text:p>
        </text:list-item>
        <text:list-item>
          <text:p text:style-name="P96">Veľké a malé písmená sa nemiešajú</text:p>
        </text:list-item>
        <text:list-item>
          <text:p text:style-name="P97">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p text:style-name="P57"/>
      <text:list xml:id="list1841806029" text:continue-list="list515584555" text:style-name="WW8Num7">
        <text:list-item>
          <text:list>
            <text:list-item>
              <text:list>
                <text:list-item>
                  <text:p text:style-name="P142"><text:bookmark-start text:name="__RefHeading__13333_416150259"/>Konštantné hodnoty<text:bookmark-end text:name="__RefHeading__13333_416150259"/></text:p>
                </text:list-item>
              </text:list>
            </text:list-item>
          </text:list>
        </text:list-item>
      </text:list>
      <text:p text:style-name="Normalny_20_text_20_DP"><text:span text:style-name="T100">Nástroj YajCo má zabudované rozpoznávanie konštánt niektorých typov ako sú čísla a reťazce.</text:span><text:span text:style-name="T102">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oft-page-break/><text:span text:style-name="T103">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103"><text:note text:id="ftn4" text:note-class="footnote"><text:note-citation>4</text:note-citation><text:note-body><text:p text:style-name="P36"><text:span text:style-name="T103">V jazykoch C a Java hodnotu 1 typu long zapisujeme pomocou sufixu: </text:span><text:span text:style-name="T9">1L</text:span></text:p></text:note-body></text:note></text:span><text:span text:style-name="T103">.</text:span></text:p>
      <text:list xml:id="list1718980742" text:continue-numbering="true" text:style-name="WW8Num7">
        <text:list-item>
          <text:list>
            <text:list-item>
              <text:list>
                <text:list-item>
                  <text:p text:style-name="P142"><text:bookmark-start text:name="__RefHeading__13335_416150259"/><text:span text:style-name="T101">O</text:span>perátori a výrazy<text:bookmark-end text:name="__RefHeading__13335_416150259"/></text:p>
                </text:list-item>
              </text:list>
            </text:list-item>
          </text:list>
        </text:list-item>
      </text:list>
      <text:p text:style-name="Normalny_20_text_20_DP"><text:span text:style-name="T103">Pri rozpoznávaní operátorov sme </text:span><text:span text:style-name="T104">využili centrálnu myšlienku API nástroja YajCo a tou sú koncepty. Ako sme </text:span><text:span text:style-name="T105">si </text:span><text:span text:style-name="T106">spomínali </text:span><text:span text:style-name="T107">pre každú triedu v popise gramatiky vytvorená jedna inštancia triedy Concept.</text:span><text:span text:style-name="T106"> </text:span><text:span text:style-name="T107">Objekty triedy </text:span><text:span text:style-name="T106">Concept </text:span><text:span text:style-name="T107">majú zoznam predprogramovaných konceptových vzorov, ktoré sa na daný Concept vzťahujú. Conceptové vzori do koncpetu pripáme jednou z nasledovných anotácií:</text:span></text:p>
      <text:list xml:id="list7515432866094989150" text:style-name="L3">
        <text:list-item>
          <text:p text:style-name="P98">Operátor</text:p>
        </text:list-item>
        <text:list-item>
          <text:p text:style-name="P98">Enum</text:p>
        </text:list-item>
        <text:list-item>
          <text:p text:style-name="P98">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p text:style-name="P57"/>
      <text:list xml:id="list2040043025" text:continue-list="list1718980742" text:style-name="WW8Num7">
        <text:list-item>
          <text:list>
            <text:list-item>
              <text:list>
                <text:list-item>
                  <text:p text:style-name="P142"><text:bookmark-start text:name="__RefHeading__13337_416150259"/>K<text:span text:style-name="T101">oment</text:span>ár<text:span text:style-name="T101">e a biele znaky</text:span><text:bookmark-end text:name="__RefHeading__13337_416150259"/></text:p>
                </text:list-item>
              </text:list>
            </text:list-item>
          </text:list>
        </text:list-item>
      </text:list>
      <text:p text:style-name="Normalny_20_text_20_DP">Toto pravidlo sa aplikuje iba na zoznam anotácií @SkipDef.</text:p>
      <text:p text:style-name="P57"/>
      <text:list xml:id="list2105185987" text:continue-numbering="true" text:style-name="WW8Num7">
        <text:list-item>
          <text:list>
            <text:list-item>
              <text:p text:style-name="P154"><text:bookmark-start text:name="__RefHeading__13339_416150259"/>Analýza regulárnych výrazov<text:bookmark-end text:name="__RefHeading__13339_416150259"/></text:p>
            </text:list-item>
          </text:list>
        </text:list-item>
      </text:list>
      <text:p text:style-name="Normalny_20_text_20_DP"><text:span text:style-name="T108">Systém pre kategorizáciu tokenov použitý v implementácii nástroja Syntaxer je veľmi obmedzený. Ignoruje fakt, že terminálne symboli sú definované ako regulárne výrazy a nemáme priamy prístup </text:span><text:span text:style-name="T99">k </text:span><text:span text:style-name="T108">reťazcom ktoré generujú.</text:span></text:p>
      <text:p text:style-name="Normalny_20_text_20_DP"><text:soft-page-break/><text:span text:style-name="T108">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109">alebo vyhodnotenie množiny všetkých možných znakov na n-tom mieste vo všetkých slovách v jazyku.</text:span></text:p>
      <text:p text:style-name="Normalny_20_text_20_DP"><text:span text:style-name="T110">Aby sme mohli riešiť dopyty nad regulárnym výrazom, musíme</text:span><text:span text:style-name="T109"> </text:span><text:span text:style-name="T110">ho preložiť do chodnej formy. Z regulárneho výrazu môžeme </text:span><text:span text:style-name="T111">parsovaním vytvoriť strom </text:span><text:span text:style-name="T112">prepisovacích </text:span><text:span text:style-name="T99">vnorených </text:span><text:span text:style-name="T111">pravidiel, </text:span><text:span text:style-name="T112">ktorého listy sú znaky abecedy</text:span><text:span text:style-name="T111">.</text:span></text:p>
      <text:p text:style-name="Normalny_20_text_20_DP">Takýto strom môžeme zostaviť pomocou 3 typov uzlov: Sekvencia, Alternatíva a Kvantifikácia. </text:p>
      <text:p text:style-name="P57"/>
      <text:list xml:id="list1650446579" text:continue-numbering="true" text:style-name="WW8Num7">
        <text:list-item>
          <text:list>
            <text:list-item>
              <text:list>
                <text:list-item>
                  <text:p text:style-name="P142"><text:bookmark-start text:name="__RefHeading__13341_416150259"/><text:span text:style-name="T113">Nedeterministický </text:span><text:span text:style-name="T114">K</text:span><text:span text:style-name="T113">onečný </text:span><text:span text:style-name="T114">A</text:span><text:span text:style-name="T113">utomat</text:span><text:bookmark-end text:name="__RefHeading__13341_416150259"/></text:p>
                </text:list-item>
              </text:list>
            </text:list-item>
          </text:list>
        </text:list-item>
      </text:list>
      <text:p text:style-name="Normalny_20_text_20_DP"><text:span text:style-name="T113">Niektoré </text:span><text:span text:style-name="T115">dotazy sú riešitené na parse strome regulárneho výrazu, existuje však ekvivalentná reprezentácia, ktorá nám umožnuje riešiť viac úloh. Je ňou Nedeterministický </text:span><text:span text:style-name="T114">Konečný Automat (ďalej len NKA).</text:span></text:p>
      <text:p text:style-name="Normalny_20_text_20_DP"><text:span text:style-name="T10">Príklad:</text:span><text:span text:style-name="T114"> Pomocou parse stromu regulárneho výrazu môžeme zistiť, ktoré znaky sa nachádzajú na prvom mieste v generovaných slovách. Ak problém zovšeobecníme na n-tý znak v generovaných slovách, s </text:span><text:span text:style-name="T116">touto reprezentáciou sa vnorené opakovania sa stanú zložitým implementačným problémom</text:span><text:span text:style-name="T114">.</text:span></text:p>
      <text:p text:style-name="Normalny_20_text_20_DP"><text:span text:style-name="T114">Transformácia </text:span><text:span text:style-name="T116">regulárneho výrazu na NKA sa riadi niekoľkými pravidlami:</text:span></text:p>
      <text:list xml:id="list6217466198918059184" text:style-name="L4">
        <text:list-item>
          <text:p text:style-name="P99">Každý list t.j. Znak abecedy sa stane hranou NKA</text:p>
        </text:list-item>
        <text:list-item>
          <text:p text:style-name="P99"><text:span text:style-name="T116">Každý nelistový uzol bude transformovaný na diskrétny fragment NKA </text:span><text:span text:style-name="T117">s jedným vstupným stavom a jedným konečným stavom</text:span></text:p>
        </text:list-item>
        <text:list-item>
          <text:p text:style-name="P99">Žiadna hrana nesmie z vonku fragmentu nesmie vstupovat do iného ako vstupného stavu.</text:p>
        </text:list-item>
        <text:list-item>
          <text:p text:style-name="P99">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P18"/>
      <text:p text:style-name="P42"><text:span text:style-name="T11">Definícia</text:span><text:span text:style-name="T117">: </text:span><text:span text:style-name="T118">Nedeterministický konečný automat s </text:span><text:span text:style-name="T119">ε-prechodmi</text:span><text:span text:style-name="T118"> je pätica </text:span></text:p>
      <text:p text:style-name="P6"><text:span text:style-name="T12">A</text:span><text:span text:style-name="T118"> = (</text:span><text:span text:style-name="T12">K</text:span><text:span text:style-name="T118">, </text:span><text:span text:style-name="T12">Σ</text:span><text:span text:style-name="T118">, </text:span><text:span text:style-name="T12">δ</text:span><text:span text:style-name="T118">, </text:span><text:span text:style-name="T12">q</text:span><text:span text:style-name="T33">0</text:span><text:span text:style-name="T118"> , </text:span><text:span text:style-name="T12">F</text:span><text:span text:style-name="T118">)<text:tab/>kde</text:span></text:p>
      <text:list xml:id="list2288242608939920268" text:style-name="L5">
        <text:list-item>
          <text:p text:style-name="P100">K je konečná množina stavov</text:p>
        </text:list-item>
        <text:list-item>
          <text:p text:style-name="P100">Σ je konečná vstupná abeceda</text:p>
        </text:list-item>
        <text:list-item>
          <text:p text:style-name="P100"><text:span text:style-name="T118">q</text:span><text:span text:style-name="T34">0</text:span><text:span text:style-name="T118"> ∈ K je začiatočný stav</text:span></text:p>
        </text:list-item>
        <text:list-item>
          <text:p text:style-name="P100">F ⊆ K je množina akceptačných (koncových) stavov</text:p>
        </text:list-item>
        <text:list-item>
          <text:p text:style-name="P100"><text:span text:style-name="T118">δ : K × Σ</text:span><text:span text:style-name="T35">ε</text:span><text:span text:style-name="T118"> → P(K) je prechodová funkcia</text:span></text:p>
        </text:list-item>
      </text:list>
      <text:p text:style-name="P6">a zároveň</text:p>
      <text:list xml:id="list332137651735902221" text:style-name="L6">
        <text:list-item>
          <text:p text:style-name="P101"><text:span text:style-name="T119">ε </text:span><text:span text:style-name="T120">∉ K</text:span></text:p>
        </text:list-item>
        <text:list-item>
          <text:p text:style-name="P101"><text:span text:style-name="T120">Σ</text:span><text:span text:style-name="T121">ε</text:span><text:span text:style-name="T122"> = <text:s/>Σ ∪ {ε}</text:span></text:p>
        </text:list-item>
      </text:list>
      <text:p text:style-name="P57"/>
      <text:list xml:id="list1956245299" text:continue-list="list1650446579" text:style-name="WW8Num7">
        <text:list-item>
          <text:list>
            <text:list-item>
              <text:list>
                <text:list-item>
                  <text:list>
                    <text:list-item>
                      <text:p text:style-name="P163"><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38">a</text:span>ko primy prechod zo začiatočného stavu do konečného cez daný znak.</text:p>
      <text:list xml:id="list1643914366" text:continue-numbering="true" text:style-name="WW8Num7">
        <text:list-item>
          <text:list>
            <text:list-item>
              <text:list>
                <text:list-item>
                  <text:list>
                    <text:list-item>
                      <text:p text:style-name="P155"><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1982072309" text:continue-numbering="true" text:style-name="WW8Num7">
        <text:list-item>
          <text:list>
            <text:list-item>
              <text:list>
                <text:list-item>
                  <text:list>
                    <text:list-item>
                      <text:p text:style-name="P155"><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77407576" text:continue-numbering="true" text:style-name="WW8Num7">
        <text:list-item>
          <text:list>
            <text:list-item>
              <text:list>
                <text:list-item>
                  <text:list>
                    <text:list-item>
                      <text:p text:style-name="P140"><text:bookmark-start text:name="__RefHeading__13349_416150259"/>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24">:</text:span></text:p>
      <text:list xml:id="list8789833222586888183" text:style-name="L7">
        <text:list-item>
          <text:p text:style-name="P102"><text:soft-page-break/><text:span text:style-name="T127">*</text:span><text:span text:style-name="T124"><text:tab/><text:tab/></text:span>prefix sa opakuje 0 a viackrát</text:p>
        </text:list-item>
        <text:list-item>
          <text:p text:style-name="P102"><text:span text:style-name="T127">+</text:span><text:span text:style-name="T124"><text:tab/><text:tab/></text:span>prefix sa opakuje aspoň raz</text:p>
        </text:list-item>
        <text:list-item>
          <text:p text:style-name="P102"><text:span text:style-name="T127">?</text:span><text:span text:style-name="T124"><text:tab/><text:tab/></text:span>prefix sa nachádza na danej pozícii raz alebo vôbec</text:p>
        </text:list-item>
        <text:list-item>
          <text:p text:style-name="P102"><text:span text:style-name="T127">{</text:span><text:span text:style-name="T128">n</text:span><text:span text:style-name="T127">,</text:span><text:span text:style-name="T128">m</text:span><text:span text:style-name="T127">}</text:span><text:span text:style-name="T124"><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1317576761984784310" text:style-name="L8">
        <text:list-item>
          <text:p text:style-name="P106">Môže byť potomok vynechaný? (objavovať sa 0-krát)<text:line-break/>Ak áno, vložíme ε-prechod zo začiatočného do konečného stavu fragmentu</text:p>
        </text:list-item>
        <text:list-item>
          <text:p text:style-name="P106">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FA, musia ošetriť tento okrajový prípad.</text:p>
      <text:p text:style-name="Heading_20_2"/>
      <text:list xml:id="list2112621285" text:continue-list="list77407576" text:style-name="WW8Num7">
        <text:list-item>
          <text:list>
            <text:list-item>
              <text:list>
                <text:list-item>
                  <text:list>
                    <text:list-item>
                      <text:p text:style-name="P166"><text:bookmark-start text:name="__RefHeading__13351_416150259"/><text:span text:style-name="T125">Transformácia </text:span><text:span text:style-name="T122">ε-</text:span><text:span text:style-name="T125">N</text:span><text:span text:style-name="T123">K</text:span><text:span text:style-name="T125">A na N</text:span><text:span text:style-name="T123">K</text:span><text:span text:style-name="T125">A</text:span><text:bookmark-end text:name="__RefHeading__13351_416150259"/></text:p>
                    </text:list-item>
                  </text:list>
                </text:list-item>
              </text:list>
            </text:list-item>
          </text:list>
        </text:list-item>
      </text:list>
      <text:p text:style-name="Normalny_20_text_20_DP">Vytvorenie ε-NKA je medzikrok k vytvoreniu NKA. Reprezentujme NKA ako tabulku, ktorá modeluje prechody medzi stavmi.</text:p>
      <table:table table:name="Table5" table:style-name="Table5">
        <table:table-column table:style-name="Table5.A" table:number-columns-repeated="3"/>
        <table:table-column table:style-name="Table5.D"/>
        <table:table-row>
          <table:table-cell table:style-name="Table5.A1" office:value-type="string">
            <text:p text:style-name="P17">Stav</text:p>
          </table:table-cell>
          <table:table-cell table:style-name="Table5.B1" office:value-type="float" office:value="0">
            <text:p text:style-name="P17">0</text:p>
          </table:table-cell>
          <table:table-cell table:style-name="Table5.B1" office:value-type="float" office:value="1">
            <text:p text:style-name="P17">1</text:p>
          </table:table-cell>
          <table:table-cell table:style-name="Table5.D1" office:value-type="string">
            <text:p text:style-name="P32">ε</text:p>
          </table:table-cell>
        </table:table-row>
        <table:table-row>
          <table:table-cell table:style-name="Table5.C7" office:value-type="string">
            <text:p text:style-name="Normalny_20_text_20_DP">A</text:p>
          </table:table-cell>
          <table:table-cell table:style-name="Table5.C7" office:value-type="string">
            <text:p text:style-name="Normalny_20_text_20_DP">B</text:p>
          </table:table-cell>
          <table:table-cell table:style-name="Table5.C7" office:value-type="string">
            <text:p text:style-name="Normalny_20_text_20_DP">C</text:p>
          </table:table-cell>
          <table:table-cell table:style-name="Table5.D7" office:value-type="string">
            <text:p text:style-name="Normalny_20_text_20_DP">∅</text:p>
          </table:table-cell>
        </table:table-row>
        <table:table-row>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C7" office:value-type="string">
            <text:p text:style-name="Normalny_20_text_20_DP">C</text:p>
          </table:table-cell>
          <table:table-cell table:style-name="Table5.D7" office:value-type="string">
            <text:p text:style-name="Normalny_20_text_20_DP">{D, E}</text:p>
          </table:table-cell>
        </table:table-row>
        <table:table-row>
          <table:table-cell table:style-name="Table5.C7" office:value-type="string">
            <text:p text:style-name="Normalny_20_text_20_DP">C</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D</text:p>
          </table:table-cell>
          <table:table-cell table:style-name="Table5.C7" office:value-type="string">
            <text:p text:style-name="Normalny_20_text_20_DP">E</text:p>
          </table:table-cell>
          <table:table-cell table:style-name="Table5.C7" office:value-type="string">
            <text:p text:style-name="Normalny_20_text_20_DP">F</text:p>
          </table:table-cell>
          <table:table-cell table:style-name="Table5.D7" office:value-type="string">
            <text:p text:style-name="Normalny_20_text_20_DP">∅</text:p>
          </table:table-cell>
        </table:table-row>
        <table:table-row>
          <table:table-cell table:style-name="Table5.C7" office:value-type="string">
            <text:p text:style-name="Normalny_20_text_20_DP">E</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F</text:p>
          </table:table-cell>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
      <text:p text:style-name="Normalny_20_text_20_DP"><text:span text:style-name="T126"><text:s text:c="2"/></text:span>Cieľom je ostrániť stĺpec ε.</text:p>
      <text:p text:style-name="Normalny_20_text_20_DP">Definicia: Nech δ*(q<text:span text:style-name="T32">0</text:span>, w) je množina všetkých stavov, ktoré môžeme dosiahnúť zo stavu q<text:span text:style-name="T32">0</text:span> nasledovaním cesty w.</text:p>
      <text:p text:style-name="Normalny_20_text_20_DP"><text:span text:style-name="T4">Príklad</text:span>:</text:p>
      <text:list xml:id="list2572811730313221649" text:style-name="L9">
        <text:list-item>
          <text:p text:style-name="P90">δ*(A, ε) = {A}</text:p>
        </text:list-item>
        <text:list-item>
          <text:p text:style-name="P90">δ*(A, 0) = {B, D, E}</text:p>
        </text:list-item>
        <text:list-item>
          <text:p text:style-name="P90">δ*(A, 01) = {C, F}</text:p>
        </text:list-item>
      </text:list>
      <text:p text:style-name="Normalny_20_text_20_DP">Tabuľku NKA zostavíme dosadením stavu q a prechodu x do funkcie δ*(q, x):</text:p>
      <table:table table:name="Table4" table:style-name="Table4">
        <table:table-column table:style-name="Table4.A" table:number-columns-repeated="3"/>
        <table:table-row>
          <table:table-cell table:style-name="Table4.A1" office:value-type="string">
            <text:p text:style-name="P19">Stav</text:p>
          </table:table-cell>
          <table:table-cell table:style-name="Table4.A1" office:value-type="string">
            <text:p text:style-name="P19">0</text:p>
          </table:table-cell>
          <table:table-cell table:style-name="Table4.C1" office:value-type="string">
            <text:p text:style-name="P19">1</text:p>
          </table:table-cell>
        </table:table-row>
        <table:table-row>
          <table:table-cell table:style-name="Table4.A2" office:value-type="string">
            <text:p text:style-name="Normalny_20_text_20_DP">A</text:p>
          </table:table-cell>
          <table:table-cell table:style-name="Table4.A2" office:value-type="string">
            <text:p text:style-name="Normalny_20_text_20_DP">{B, D, E}</text:p>
          </table:table-cell>
          <table:table-cell table:style-name="Table4.C2" office:value-type="string">
            <text:p text:style-name="Normalny_20_text_20_DP">C</text:p>
          </table:table-cell>
        </table:table-row>
        <table:table-row>
          <table:table-cell table:style-name="Table4.A2" office:value-type="string">
            <text:p text:style-name="Normalny_20_text_20_DP">B</text:p>
          </table:table-cell>
          <table:table-cell table:style-name="Table4.A2" office:value-type="string">
            <text:p text:style-name="Normalny_20_text_20_DP">∅</text:p>
          </table:table-cell>
          <table:table-cell table:style-name="Table4.C2" office:value-type="string">
            <text:p text:style-name="Normalny_20_text_20_DP">C</text:p>
          </table:table-cell>
        </table:table-row>
        <table:table-row>
          <table:table-cell table:style-name="Table4.A2" office:value-type="string">
            <text:p text:style-name="Normalny_20_text_20_DP">C</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D</text:p>
          </table:table-cell>
          <table:table-cell table:style-name="Table4.A2" office:value-type="string">
            <text:p text:style-name="Normalny_20_text_20_DP">E</text:p>
          </table:table-cell>
          <table:table-cell table:style-name="Table4.C2" office:value-type="string">
            <text:p text:style-name="Normalny_20_text_20_DP">F</text:p>
          </table:table-cell>
        </table:table-row>
        <table:table-row>
          <table:table-cell table:style-name="Table4.A2" office:value-type="string">
            <text:p text:style-name="Normalny_20_text_20_DP">E</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F</text:p>
          </table:table-cell>
          <table:table-cell table:style-name="Table4.A2" office:value-type="string">
            <text:p text:style-name="Normalny_20_text_20_DP">B</text:p>
          </table:table-cell>
          <table:table-cell table:style-name="Table4.C2" office:value-type="string">
            <text:p text:style-name="Normalny_20_text_20_DP">∅</text:p>
          </table:table-cell>
        </table:table-row>
      </table:table>
      <text:p text:style-name="P33"/>
      <text:p text:style-name="P57"/>
      <text:list xml:id="list2077598674" text:continue-list="list2112621285" text:style-name="WW8Num7">
        <text:list-item>
          <text:list>
            <text:list-item>
              <text:list>
                <text:list-item>
                  <text:p text:style-name="P142"><text:bookmark-start text:name="__RefHeading__13353_416150259"/><text:soft-page-break/><text:span text:style-name="T131">D</text:span><text:span text:style-name="T113">eterministický </text:span><text:span text:style-name="T114">K</text:span><text:span text:style-name="T113">onečný </text:span><text:span text:style-name="T114">A</text:span><text:span text:style-name="T113">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20" table:style-name="Table20">
        <table:table-column table:style-name="Table20.A" table:number-columns-repeated="3"/>
        <table:table-row>
          <table:table-cell table:style-name="Table20.A1" office:value-type="string">
            <text:p text:style-name="P20">Stav</text:p>
          </table:table-cell>
          <table:table-cell table:style-name="Table20.A1" office:value-type="string">
            <text:p text:style-name="P20">0</text:p>
          </table:table-cell>
          <table:table-cell table:style-name="Table20.C1" office:value-type="string">
            <text:p text:style-name="P20">1</text:p>
          </table:table-cell>
        </table:table-row>
        <table:table-row>
          <table:table-cell table:style-name="Table20.A2" office:value-type="string">
            <text:p text:style-name="Normalny_20_text_20_DP">S1 = A</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2 = {B, D, E}</text:p>
          </table:table-cell>
          <table:table-cell table:style-name="Table20.A2" office:value-type="string">
            <text:p text:style-name="Normalny_20_text_20_DP">{A, E}<text:tab/></text:p>
          </table:table-cell>
          <table:table-cell table:style-name="Table20.C2" office:value-type="string">
            <text:p text:style-name="Normalny_20_text_20_DP">{C, F}</text:p>
          </table:table-cell>
        </table:table-row>
        <table:table-row>
          <table:table-cell table:style-name="Table20.A2" office:value-type="string">
            <text:p text:style-name="Normalny_20_text_20_DP">S3 = C</text:p>
          </table:table-cell>
          <table:table-cell table:style-name="Table20.A2" office:value-type="string">
            <text:p text:style-name="Normalny_20_text_20_DP">A</text:p>
          </table:table-cell>
          <table:table-cell table:style-name="Table20.C2" office:value-type="string">
            <text:p text:style-name="Normalny_20_text_20_DP">∅</text:p>
          </table:table-cell>
        </table:table-row>
        <table:table-row>
          <table:table-cell table:style-name="Table20.A2" office:value-type="string">
            <text:p text:style-name="Normalny_20_text_20_DP">S4 = {C, F}</text:p>
          </table:table-cell>
          <table:table-cell table:style-name="Table20.A2" office:value-type="string">
            <text:p text:style-name="Normalny_20_text_20_DP">{A, B}</text:p>
          </table:table-cell>
          <table:table-cell table:style-name="Table20.C2" office:value-type="string">
            <text:p text:style-name="Normalny_20_text_20_DP">∅</text:p>
          </table:table-cell>
        </table:table-row>
        <table:table-row>
          <table:table-cell table:style-name="Table20.A2" office:value-type="string">
            <text:p text:style-name="Normalny_20_text_20_DP">S5 = {A, E}</text:p>
          </table:table-cell>
          <table:table-cell table:style-name="Table20.A2" office:value-type="string">
            <text:p text:style-name="Normalny_20_text_20_DP">{A, 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6 = {A, B}</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7 = {A, B, D, E}</text:p>
          </table:table-cell>
          <table:table-cell table:style-name="Table20.A2" office:value-type="string">
            <text:p text:style-name="Normalny_20_text_20_DP">{A, B, D, E}</text:p>
          </table:table-cell>
          <table:table-cell table:style-name="Table20.C2" office:value-type="string">
            <text:p text:style-name="Normalny_20_text_20_DP">{C, F}</text:p>
          </table:table-cell>
        </table:table-row>
      </table:table>
      <text:p text:style-name="P44"/>
      <text:p text:style-name="P107">Jednou z výhod, tejto reprezentácie je, že DKA je možné upraviť a opätovne previesť na regulárny výraz. Tým by sa otvorila možnosť robiť okrem dopytov nad regulárnymi výrazmi aj transformácie a optimalizácie regulárnych výrazov.</text:p>
      <text:list xml:id="list112801217" text:continue-numbering="true" text:style-name="WW8Num7">
        <text:list-item>
          <text:list>
            <text:list-item>
              <text:p text:style-name="P135"><text:span text:style-name="T144">Vynecháné časti práce</text:span></text:p>
            </text:list-item>
          </text:list>
        </text:list-item>
      </text:list>
      <text:p text:style-name="P107"><text:span text:style-name="T144">Niektoré plánované komponenty práce nakoniec neboli zahrnuté do imlementácie Syntaxera. Zosumarizujme si všetky vynechané časti práce a rozoberme dôvody, ktoré viedli k týmto rozhodnutiam. </text:span></text:p>
      <text:list xml:id="list1612293948" text:continue-numbering="true" text:style-name="WW8Num7">
        <text:list-item>
          <text:list>
            <text:list-item>
              <text:list>
                <text:list-item>
                  <text:p text:style-name="P143"><text:span text:style-name="T144">Editor Notepad++</text:span></text:p>
                </text:list-item>
              </text:list>
            </text:list-item>
          </text:list>
        </text:list-item>
      </text:list>
      <text:p text:style-name="P107"><text:span text:style-name="T144">Tento syntax zvýrazňujúci editor často nachádzame odištlovaný na windowsovských klientských strojoch. Bol to tiež jediný editor pre platformu Windows, ktorým sme sa plánovali zaoberať.</text:span></text:p>
      <text:p text:style-name="P108"><text:span text:style-name="T144">Rozbor konfiguračného formátu zvýrazňovania syntaxe Notepad++ bol zabrzdený slabou dokumentáciou tohto formátu. V nástroji nájde</text:span><text:span text:style-name="T145">m</text:span><text:span text:style-name="T144">e </text:span><text:span text:style-name="T145">grafické užívateľské rozhranie (ďalej len GUI) určené pre tvorbu nových a dialógy GUI sú jedinou dokumentáciou, ktorá nám bola k dispozícii prostredníctvom internetu.</text:span></text:p>
      <text:p text:style-name="P108"><text:span text:style-name="T144"><text:s/></text:span><text:span text:style-name="T145">B</text:span><text:span text:style-name="T144">oli </text:span><text:span text:style-name="T145">sme </text:span><text:span text:style-name="T144">nútený pokúsiť sa o reverzný inžiniering </text:span><text:span text:style-name="T145">výstupného </text:span><text:span text:style-name="T144">formátu </text:span><text:span text:style-name="T145">GUI rozhrania</text:span><text:span text:style-name="T144">. </text:span><text:span text:style-name="T145">Kedže to znamenalo, že nutnposť venovať viac času editoru Notepad++ ako ostatným editorom, Notepad++ sa prirodzene sa stal menej výhodným pre splnenie hlavného cieľa práce.</text:span></text:p>
      <text:list xml:id="list1878280968" text:continue-numbering="true" text:style-name="WW8Num7">
        <text:list-item>
          <text:list>
            <text:list-item>
              <text:list>
                <text:list-item>
                  <text:p text:style-name="P144"><text:span text:style-name="T144">Editor </text:span><text:span text:style-name="T145">CodeMirror</text:span></text:p>
                </text:list-item>
              </text:list>
            </text:list-item>
          </text:list>
        </text:list-item>
      </text:list>
      <text:p text:style-name="P108"><text:span text:style-name="T145"><text:s/>Jedná sa o webový editor zdrojových kódov implementovaný v jazyku JavaScript. Editor CodeMirror alebo jeho zdrojové kódy si nasl uplatnenie v mnohých webovo orientovaných projektoch.</text:span></text:p>
      <text:p text:style-name="P108"><text:span text:style-name="T145">Konfigurácia tohto editoru sa nepodobá na žiaden iný editor, ktorému sme sa venovali vrámci práce. Zatiaľ čo ostatné editori</text:span><text:span text:style-name="T145"><text:note text:id="ftn5" text:note-class="footnote"><text:note-citation>5</text:note-citation><text:note-body><text:p text:style-name="P172"><text:span text:style-name="T150">Tu nepočítame knižnicu Pygments pre jazyk Python. Pygments je konfigurovaný imperatívnym kódom napísanom v jazyku Python.</text:span></text:p></text:note-body></text:note></text:span><text:span text:style-name="T145"> používajú deklaratívny prístup, pre CodeMirror musíme napísať lexovaciu funkciu v JavaScripte.</text:span></text:p>
      <text:p text:style-name="P109"><text:span text:style-name="T13">Definícia</text:span><text:span text:style-name="T146">: Lexovacia funkcia je transformácia toku znakov na tok slov</text:span></text:p>
      <text:p text:style-name="P110"><text:span text:style-name="T146">L({c</text:span><text:span text:style-name="T36">1</text:span><text:span text:style-name="T146">, c</text:span><text:span text:style-name="T36">2</text:span><text:span text:style-name="T146">, c</text:span><text:span text:style-name="T36">3</text:span><text:span text:style-name="T146">, …, c</text:span><text:span text:style-name="T36">n</text:span><text:span text:style-name="T146">}) -&gt; {w</text:span><text:span text:style-name="T36">1</text:span><text:span text:style-name="T146">, w</text:span><text:span text:style-name="T36">2</text:span><text:span text:style-name="T146">, …, w</text:span><text:span text:style-name="T36">m</text:span><text:span text:style-name="T146">}</text:span></text:p>
      <text:p text:style-name="P111"><text:span text:style-name="T146">API kontrakt Lexovacej funkcie v Javascripte vyzerá nasledovne:</text:span></text:p>
      <text:list xml:id="list5758953244370961375" text:style-name="L11">
        <text:list-item>
          <text:p text:style-name="P113"><text:soft-page-break/><text:span text:style-name="T147">CodeMirror drží stav procesu zvýrazňovania syntaxe a to pozíciu vo vstupnom reťazci znakov, do ktorej prebehlo </text:span><text:span text:style-name="T148">rozpoznávanie a pozíciu do ktorej prebehlo čítanie ďalšieho slova.</text:span></text:p>
        </text:list-item>
        <text:list-item>
          <text:p text:style-name="P112"><text:span text:style-name="T146">Funkcia lexera token(next) berie jeden parameter a vráti reťazec reprezentujúci typ </text:span><text:span text:style-name="T147">nasledujúceho </text:span><text:span text:style-name="T146">slova.</text:span></text:p>
        </text:list-item>
        <text:list-item>
          <text:p text:style-name="P113"><text:span text:style-name="T147">Parameter next() je funkcia, ktorá </text:span><text:span text:style-name="T148">prečíta a </text:span><text:span text:style-name="T147">vr</text:span><text:span text:style-name="T148">áti</text:span><text:span text:style-name="T147"> </text:span><text:span text:style-name="T148">nasledujúci znak neprečítaný znak vo vstupnom reťazci.</text:span></text:p>
        </text:list-item>
        <text:list-item>
          <text:p text:style-name="P114"><text:span text:style-name="T148">Po skončení volania token() sa pozícia rozpoznávania nastaví na aktuálnu pozíciu nasledujúceho neprečítaného znaku. Volanie sa opakuje, kým ne je rozoznaná syntaxu všetkého kódu viditeľného na obrazovke.</text:span></text:p>
        </text:list-item>
      </text:list>
      <text:p text:style-name="P115"><text:span text:style-name="T148">Pri editore CodeMirror sme narazili na rozsiahly, aj keď riešiteľný problém: YajCo používa na popis slov gramatiky regulárne výrazy, CodeMirror nám umožnuje čítať iba jediný znak a po jeho prečítaní stane sa súčasťou nasledovného slova</text:span><text:span text:style-name="T148"><text:note text:id="ftn0" text:note-class="footnote"><text:note-citation>6</text:note-citation><text:note-body><text:p text:style-name="P171"><text:span text:style-name="T148">CodeMirror umožnuje aj nahliadnuť na nasledujúci znak bez jeho prečítania. To nám dáva iba jeden znak lookahead, takže tvrdenie v texte nie je úplne presné, ale pre naše účeli stačí.</text:span></text:p></text:note-body></text:note></text:span><text:span text:style-name="T148"> ktoré musí byť vyhovieť popisu tokenu v gramatike. Jedným riešením je nasledovný algoritmus:</text:span></text:p>
      <text:list xml:id="list667812115983460179" text:style-name="L12">
        <text:list-item>
          <text:p text:style-name="P116"><text:span text:style-name="T148">Prečítaj nasledujúci znak a pridaj ho na koniec aktuálneho reťazca.</text:span></text:p>
        </text:list-item>
        <text:list-item>
          <text:p text:style-name="P116"><text:span text:style-name="T148">V cýkle testuj všetky regulárne výrazy na celom aktuálnom reťazci.</text:span></text:p>
        </text:list-item>
        <text:list-item>
          <text:p text:style-name="P116"><text:span text:style-name="T148">Prvý výraz, ktorý úspešne akceptuje aktuálny reťazec definuje typ nasledovného slova</text:span></text:p>
        </text:list-item>
        <text:list-item>
          <text:p text:style-name="P116"><text:span text:style-name="T148">Pokiaľ neprečítaš celý vstup, vráť sa na krok 1</text:span></text:p>
        </text:list-item>
      </text:list>
      <text:p text:style-name="P117"><text:span text:style-name="T148">Aktuálne API nie je dostatočne flexibilné, aby bola takáto implementácia triviálna. JavaScript je pomerne pomalý jazyk, aj dnes v moderných virtuálnych strojoch. Prvé testy ukázali, že </text:span><text:span text:style-name="T149">táto metóda môže byť veľmi pomalá. P</text:span><text:span text:style-name="T148">ri 500 slovách v zdrojovom kóde a jazyku, ktorý definuje </text:span><text:span text:style-name="T149">100 rôznych tokenov, kde každé slovo na vstupe má 5 znakov, budeme vykonávať </text:span><text:span text:style-name="T129">250´000 dopytov na regulárne výrazy.</text:span></text:p>
      <text:p text:style-name="P118"><text:span text:style-name="T129">Jednoduchý test ukázal, že jedna invokácia lexera môže trvať viac ako 10 sekúnd. Lexer môže byť volaný pri zmene ľubovolného znaku v zdrojovom kóde. To by bolo kontraproduktívne a riešenie nie je triviálne. Z toho dôvodu sme sa rozhodli odložiť optimalizáciu generátora pre editor CodeMirror.</text:span></text:p>
      <text:list xml:id="list1758415969" text:continue-list="list1878280968" text:style-name="WW8Num7">
        <text:list-item>
          <text:list>
            <text:list-item>
              <text:list>
                <text:list-item>
                  <text:p text:style-name="P145"><text:soft-page-break/><text:span text:style-name="T150">Editor Vim</text:span></text:p>
                </text:list-item>
                <text:list-item>
                  <text:p text:style-name="P145"><text:span text:style-name="T150">Knižnica Pygments</text:span></text:p>
                </text:list-item>
                <text:list-item>
                  <text:p text:style-name="P145"><text:span text:style-name="T150">Analyzátor regulárnych výrazov</text:span></text:p>
                </text:list-item>
              </text:list>
            </text:list-item>
          </text:list>
        </text:list-item>
      </text:list>
      <text:p text:style-name="P119"><text:span text:style-name="T150"/></text:p>
      <text:p text:style-name="P118"><text:span text:style-name="T130"/></text:p>
      <text:list xml:id="list1032783556" text:continue-numbering="true" text:style-name="WW8Num7">
        <text:list-item>
          <text:p text:style-name="P133"><text:bookmark-start text:name="__RefNumPara__12117_416150259"/><text:bookmark-start text:name="__RefHeading__4016_416150259"/>Analýza skutočných jazykov<text:bookmark-end text:name="__RefNumPara__12117_416150259"/><text:bookmark-end text:name="__RefHeading__4016_416150259"/></text:p>
        </text:list-item>
      </text:list>
      <text:p text:style-name="Normalny_20_text_20_DP">V tejto časti práce uvedieme zoznam kľúčových slov vybraných programovacích jazykov, zhromaždený pre účeli analýzovania reprezentatívnej množiny existujúcich jazykov. Počet kľúčových slov každého jazyka je uvedený v nadpise v zátvorkách.</text:p>
      <text:list xml:id="list1316556039" text:continue-numbering="true" text:style-name="WW8Num7">
        <text:list-item>
          <text:list>
            <text:list-item>
              <text:p text:style-name="P156"><text:bookmark-start text:name="__RefHeading__4018_416150259"/><text:bookmark-start text:name="_Ref101952800"/>C<text:bookmark-end text:name="__RefHeading__4018_416150259"/><text:bookmark-end text:name="_Ref101952800"/></text:p>
            </text:list-item>
          </text:list>
        </text:list-item>
      </text:list>
      <table:table table:name="Table7" table:style-name="Table7">
        <table:table-column table:style-name="Table7.A" table:number-columns-repeated="5"/>
        <table:table-row>
          <table:table-cell table:style-name="Table7.A1" office:value-type="string">
            <text:p text:style-name="P68">auto</text:p>
          </table:table-cell>
          <table:table-cell table:style-name="Table7.A1" office:value-type="string">
            <text:p text:style-name="P63">do</text:p>
          </table:table-cell>
          <table:table-cell table:style-name="Table7.A1" office:value-type="string">
            <text:p text:style-name="P63">goto</text:p>
          </table:table-cell>
          <table:table-cell table:style-name="Table7.A1" office:value-type="string">
            <text:p text:style-name="P63">signed</text:p>
          </table:table-cell>
          <table:table-cell table:style-name="Table7.E1" office:value-type="string">
            <text:p text:style-name="P63">unsigned</text:p>
          </table:table-cell>
        </table:table-row>
        <table:table-row>
          <table:table-cell table:style-name="Table7.A2" office:value-type="string">
            <text:p text:style-name="P63">break</text:p>
          </table:table-cell>
          <table:table-cell table:style-name="Table7.A2" office:value-type="string">
            <text:p text:style-name="P63">double</text:p>
          </table:table-cell>
          <table:table-cell table:style-name="Table7.A2" office:value-type="string">
            <text:p text:style-name="P63">if</text:p>
          </table:table-cell>
          <table:table-cell table:style-name="Table7.A2" office:value-type="string">
            <text:p text:style-name="P63">sizeof</text:p>
          </table:table-cell>
          <table:table-cell table:style-name="Table7.E2" office:value-type="string">
            <text:p text:style-name="P63">void</text:p>
          </table:table-cell>
        </table:table-row>
        <table:table-row>
          <table:table-cell table:style-name="Table7.A2" office:value-type="string">
            <text:p text:style-name="P63">case</text:p>
          </table:table-cell>
          <table:table-cell table:style-name="Table7.A2" office:value-type="string">
            <text:p text:style-name="P63">else</text:p>
          </table:table-cell>
          <table:table-cell table:style-name="Table7.A2" office:value-type="string">
            <text:p text:style-name="P63">int</text:p>
          </table:table-cell>
          <table:table-cell table:style-name="Table7.A2" office:value-type="string">
            <text:p text:style-name="P63">static</text:p>
          </table:table-cell>
          <table:table-cell table:style-name="Table7.E2" office:value-type="string">
            <text:p text:style-name="P63">volatile</text:p>
          </table:table-cell>
        </table:table-row>
        <table:table-row>
          <table:table-cell table:style-name="Table7.A2" office:value-type="string">
            <text:p text:style-name="P63">char</text:p>
          </table:table-cell>
          <table:table-cell table:style-name="Table7.A2" office:value-type="string">
            <text:p text:style-name="P63">enum</text:p>
          </table:table-cell>
          <table:table-cell table:style-name="Table7.A2" office:value-type="string">
            <text:p text:style-name="P63">long</text:p>
          </table:table-cell>
          <table:table-cell table:style-name="Table7.A2" office:value-type="string">
            <text:p text:style-name="P63">struct</text:p>
          </table:table-cell>
          <table:table-cell table:style-name="Table7.E2" office:value-type="string">
            <text:p text:style-name="P63">while</text:p>
          </table:table-cell>
        </table:table-row>
        <table:table-row>
          <table:table-cell table:style-name="Table7.A2" office:value-type="string">
            <text:p text:style-name="P63">const</text:p>
          </table:table-cell>
          <table:table-cell table:style-name="Table7.A2" office:value-type="string">
            <text:p text:style-name="P63">extern</text:p>
          </table:table-cell>
          <table:table-cell table:style-name="Table7.A2" office:value-type="string">
            <text:p text:style-name="P63">register</text:p>
          </table:table-cell>
          <table:table-cell table:style-name="Table7.A2" office:value-type="string">
            <text:p text:style-name="P63">switch</text:p>
          </table:table-cell>
          <table:table-cell table:style-name="Table7.E2" office:value-type="string">
            <text:p text:style-name="P63"/>
          </table:table-cell>
        </table:table-row>
        <table:table-row>
          <table:table-cell table:style-name="Table7.A2" office:value-type="string">
            <text:p text:style-name="P63">continue</text:p>
          </table:table-cell>
          <table:table-cell table:style-name="Table7.A2" office:value-type="string">
            <text:p text:style-name="P63">float</text:p>
          </table:table-cell>
          <table:table-cell table:style-name="Table7.A2" office:value-type="string">
            <text:p text:style-name="P63">return</text:p>
          </table:table-cell>
          <table:table-cell table:style-name="Table7.A2" office:value-type="string">
            <text:p text:style-name="P63">typedef</text:p>
          </table:table-cell>
          <table:table-cell table:style-name="Table7.E2" office:value-type="string">
            <text:p text:style-name="P63"/>
          </table:table-cell>
        </table:table-row>
        <table:table-row>
          <table:table-cell table:style-name="Table7.A2" office:value-type="string">
            <text:p text:style-name="P63">default</text:p>
          </table:table-cell>
          <table:table-cell table:style-name="Table7.A2" office:value-type="string">
            <text:p text:style-name="P63">for</text:p>
          </table:table-cell>
          <table:table-cell table:style-name="Table7.A2" office:value-type="string">
            <text:p text:style-name="P63">short</text:p>
          </table:table-cell>
          <table:table-cell table:style-name="Table7.A2" office:value-type="string">
            <text:p text:style-name="P63">union</text:p>
          </table:table-cell>
          <table:table-cell table:style-name="Table7.E2" office:value-type="string">
            <text:p text:style-name="P63"/>
          </table:table-cell>
        </table:table-row>
      </table:table>
      <text:p text:style-name="P55"/>
      <text:list xml:id="list165813176" text:continue-numbering="true" text:style-name="WW8Num7">
        <text:list-item>
          <text:list>
            <text:list-item>
              <text:p text:style-name="P156"><text:bookmark-start text:name="__RefHeading__8878_416150259"/>C++<text:bookmark-end text:name="__RefHeading__8878_416150259"/></text:p>
            </text:list-item>
          </text:list>
        </text:list-item>
      </text:list>
      <table:table table:name="Table6" table:style-name="Table6">
        <table:table-column table:style-name="Table6.A" table:number-columns-repeated="5"/>
        <table:table-row>
          <table:table-cell table:style-name="Table6.A1" office:value-type="string">
            <text:p text:style-name="P68">abstract</text:p>
          </table:table-cell>
          <table:table-cell table:style-name="Table6.A1" office:value-type="string">
            <text:p text:style-name="P63">boolean</text:p>
          </table:table-cell>
          <table:table-cell table:style-name="Table6.A1" office:value-type="string">
            <text:p text:style-name="P63">byte</text:p>
          </table:table-cell>
          <table:table-cell table:style-name="Table6.A1" office:value-type="string">
            <text:p text:style-name="P63">catch</text:p>
          </table:table-cell>
          <table:table-cell table:style-name="Table6.E1" office:value-type="string">
            <text:p text:style-name="P63">class</text:p>
          </table:table-cell>
        </table:table-row>
        <table:table-row>
          <table:table-cell table:style-name="Table6.A2" office:value-type="string">
            <text:p text:style-name="P63">continue</text:p>
          </table:table-cell>
          <table:table-cell table:style-name="Table6.A2" office:value-type="string">
            <text:p text:style-name="P63">do</text:p>
          </table:table-cell>
          <table:table-cell table:style-name="Table6.A2" office:value-type="string">
            <text:p text:style-name="P63">else</text:p>
          </table:table-cell>
          <table:table-cell table:style-name="Table6.A2" office:value-type="string">
            <text:p text:style-name="P63">extends</text:p>
          </table:table-cell>
          <table:table-cell table:style-name="Table6.E2" office:value-type="string">
            <text:p text:style-name="P63">finally</text:p>
          </table:table-cell>
        </table:table-row>
        <table:table-row>
          <table:table-cell table:style-name="Table6.A2" office:value-type="string">
            <text:p text:style-name="P63">for</text:p>
          </table:table-cell>
          <table:table-cell table:style-name="Table6.A2" office:value-type="string">
            <text:p text:style-name="P63">if</text:p>
          </table:table-cell>
          <table:table-cell table:style-name="Table6.A2" office:value-type="string">
            <text:p text:style-name="P63">import</text:p>
          </table:table-cell>
          <table:table-cell table:style-name="Table6.A2" office:value-type="string">
            <text:p text:style-name="P63">int</text:p>
          </table:table-cell>
          <table:table-cell table:style-name="Table6.E2" office:value-type="string">
            <text:p text:style-name="P63">long</text:p>
          </table:table-cell>
        </table:table-row>
        <table:table-row>
          <table:table-cell table:style-name="Table6.A2" office:value-type="string">
            <text:p text:style-name="P63">new</text:p>
          </table:table-cell>
          <table:table-cell table:style-name="Table6.A2" office:value-type="string">
            <text:p text:style-name="P63">private</text:p>
          </table:table-cell>
          <table:table-cell table:style-name="Table6.A2" office:value-type="string">
            <text:p text:style-name="P63">public</text:p>
          </table:table-cell>
          <table:table-cell table:style-name="Table6.A2" office:value-type="string">
            <text:p text:style-name="P63">short</text:p>
          </table:table-cell>
          <table:table-cell table:style-name="Table6.E2" office:value-type="string">
            <text:p text:style-name="P63">strictf*</text:p>
          </table:table-cell>
        </table:table-row>
        <table:table-row>
          <table:table-cell table:style-name="Table6.A2" office:value-type="string">
            <text:p text:style-name="P63">switch</text:p>
          </table:table-cell>
          <table:table-cell table:style-name="Table6.A2" office:value-type="string">
            <text:p text:style-name="P63">this</text:p>
          </table:table-cell>
          <table:table-cell table:style-name="Table6.A2" office:value-type="string">
            <text:p text:style-name="P63">throws</text:p>
          </table:table-cell>
          <table:table-cell table:style-name="Table6.A2" office:value-type="string">
            <text:p text:style-name="P63">try</text:p>
          </table:table-cell>
          <table:table-cell table:style-name="Table6.E2" office:value-type="string">
            <text:p text:style-name="P63">volatile</text:p>
          </table:table-cell>
        </table:table-row>
        <table:table-row>
          <table:table-cell table:style-name="Table6.A2" office:value-type="string">
            <text:p text:style-name="P63">asser</text:p>
          </table:table-cell>
          <table:table-cell table:style-name="Table6.A2" office:value-type="string">
            <text:p text:style-name="P63">break</text:p>
          </table:table-cell>
          <table:table-cell table:style-name="Table6.A2" office:value-type="string">
            <text:p text:style-name="P63">case</text:p>
          </table:table-cell>
          <table:table-cell table:style-name="Table6.A2" office:value-type="string">
            <text:p text:style-name="P63">char</text:p>
          </table:table-cell>
          <table:table-cell table:style-name="Table6.E2" office:value-type="string">
            <text:p text:style-name="P63">cons</text:p>
          </table:table-cell>
        </table:table-row>
        <table:table-row>
          <table:table-cell table:style-name="Table6.A2" office:value-type="string">
            <text:p text:style-name="P63">default</text:p>
          </table:table-cell>
          <table:table-cell table:style-name="Table6.A2" office:value-type="string">
            <text:p text:style-name="P63">double</text:p>
          </table:table-cell>
          <table:table-cell table:style-name="Table6.A2" office:value-type="string">
            <text:p text:style-name="P63">enu*</text:p>
          </table:table-cell>
          <table:table-cell table:style-name="Table6.A2" office:value-type="string">
            <text:p text:style-name="P63">final</text:p>
          </table:table-cell>
          <table:table-cell table:style-name="Table6.E2" office:value-type="string">
            <text:p text:style-name="P63">float</text:p>
          </table:table-cell>
        </table:table-row>
        <table:table-row>
          <table:table-cell table:style-name="Table6.A2" office:value-type="string">
            <text:p text:style-name="P63">got</text:p>
          </table:table-cell>
          <table:table-cell table:style-name="Table6.A2" office:value-type="string">
            <text:p text:style-name="P63">implements</text:p>
          </table:table-cell>
          <table:table-cell table:style-name="Table6.A2" office:value-type="string">
            <text:p text:style-name="P63">instanceof</text:p>
          </table:table-cell>
          <table:table-cell table:style-name="Table6.A2" office:value-type="string">
            <text:p text:style-name="P63">interface</text:p>
          </table:table-cell>
          <table:table-cell table:style-name="Table6.E2" office:value-type="string">
            <text:p text:style-name="P63">native</text:p>
          </table:table-cell>
        </table:table-row>
        <table:table-row>
          <table:table-cell table:style-name="Table6.A2" office:value-type="string">
            <text:p text:style-name="P63">package</text:p>
          </table:table-cell>
          <table:table-cell table:style-name="Table6.A2" office:value-type="string">
            <text:p text:style-name="P63">protected</text:p>
          </table:table-cell>
          <table:table-cell table:style-name="Table6.A2" office:value-type="string">
            <text:p text:style-name="P63">return</text:p>
          </table:table-cell>
          <table:table-cell table:style-name="Table6.A2" office:value-type="string">
            <text:p text:style-name="P63">static</text:p>
          </table:table-cell>
          <table:table-cell table:style-name="Table6.E2" office:value-type="string">
            <text:p text:style-name="P63">super</text:p>
          </table:table-cell>
        </table:table-row>
        <table:table-row>
          <table:table-cell table:style-name="Table6.A2" office:value-type="string">
            <text:p text:style-name="P63">synchronized</text:p>
          </table:table-cell>
          <table:table-cell table:style-name="Table6.A2" office:value-type="string">
            <text:p text:style-name="P63">throw</text:p>
          </table:table-cell>
          <table:table-cell table:style-name="Table6.A2" office:value-type="string">
            <text:p text:style-name="P63">transient</text:p>
          </table:table-cell>
          <table:table-cell table:style-name="Table6.A2" office:value-type="string">
            <text:p text:style-name="P63">void</text:p>
          </table:table-cell>
          <table:table-cell table:style-name="Table6.E2" office:value-type="string">
            <text:p text:style-name="P63">while</text:p>
          </table:table-cell>
        </table:table-row>
      </table:table>
      <text:p text:style-name="P47"/>
      <text:list xml:id="list1621734462" text:continue-numbering="true" text:style-name="WW8Num7">
        <text:list-item>
          <text:list>
            <text:list-item>
              <text:p text:style-name="P167"><text:bookmark-start text:name="__RefHeading__8880_416150259"/>Java<text:bookmark-end text:name="__RefHeading__8880_416150259"/></text:p>
            </text:list-item>
          </text:list>
        </text:list-item>
      </text:list>
      <text:p text:style-name="P55"/>
      <table:table table:name="Table9" table:style-name="Table9">
        <table:table-column table:style-name="Table9.A" table:number-columns-repeated="5"/>
        <table:table-row>
          <table:table-cell table:style-name="Table9.A1" office:value-type="string">
            <text:p text:style-name="P63">abstract</text:p>
          </table:table-cell>
          <table:table-cell table:style-name="Table9.A1" office:value-type="string">
            <text:p text:style-name="P63">do</text:p>
          </table:table-cell>
          <table:table-cell table:style-name="Table9.A1" office:value-type="string">
            <text:p text:style-name="P63">import</text:p>
          </table:table-cell>
          <table:table-cell table:style-name="Table9.A1" office:value-type="string">
            <text:p text:style-name="P63">short</text:p>
          </table:table-cell>
          <table:table-cell table:style-name="Table9.E1" office:value-type="string">
            <text:p text:style-name="P63">volatile</text:p>
          </table:table-cell>
        </table:table-row>
        <table:table-row>
          <table:table-cell table:style-name="Table9.A2" office:value-type="string">
            <text:p text:style-name="P63">continue</text:p>
          </table:table-cell>
          <table:table-cell table:style-name="Table9.A2" office:value-type="string">
            <text:p text:style-name="P63">if</text:p>
          </table:table-cell>
          <table:table-cell table:style-name="Table9.A2" office:value-type="string">
            <text:p text:style-name="P63">public</text:p>
          </table:table-cell>
          <table:table-cell table:style-name="Table9.A2" office:value-type="string">
            <text:p text:style-name="P63">try</text:p>
          </table:table-cell>
          <table:table-cell table:style-name="Table9.E2" office:value-type="string">
            <text:p text:style-name="P63">const</text:p>
          </table:table-cell>
        </table:table-row>
        <table:table-row>
          <table:table-cell table:style-name="Table9.A2" office:value-type="string">
            <text:p text:style-name="P63">for</text:p>
          </table:table-cell>
          <table:table-cell table:style-name="Table9.A2" office:value-type="string">
            <text:p text:style-name="P63">private</text:p>
          </table:table-cell>
          <table:table-cell table:style-name="Table9.A2" office:value-type="string">
            <text:p text:style-name="P63">throws</text:p>
          </table:table-cell>
          <table:table-cell table:style-name="Table9.A2" office:value-type="string">
            <text:p text:style-name="P63">char</text:p>
          </table:table-cell>
          <table:table-cell table:style-name="Table9.E2" office:value-type="string">
            <text:p text:style-name="P63">float</text:p>
          </table:table-cell>
        </table:table-row>
        <table:table-row>
          <table:table-cell table:style-name="Table9.A2" office:value-type="string">
            <text:p text:style-name="P63">new</text:p>
          </table:table-cell>
          <table:table-cell table:style-name="Table9.A2" office:value-type="string">
            <text:p text:style-name="P63">this</text:p>
          </table:table-cell>
          <table:table-cell table:style-name="Table9.A2" office:value-type="string">
            <text:p text:style-name="P63">case</text:p>
          </table:table-cell>
          <table:table-cell table:style-name="Table9.A2" office:value-type="string">
            <text:p text:style-name="P63">final</text:p>
          </table:table-cell>
          <table:table-cell table:style-name="Table9.E2" office:value-type="string">
            <text:p text:style-name="P63">native</text:p>
          </table:table-cell>
        </table:table-row>
        <table:table-row>
          <table:table-cell table:style-name="Table9.A2" office:value-type="string">
            <text:p text:style-name="P63">switch</text:p>
          </table:table-cell>
          <table:table-cell table:style-name="Table9.A2" office:value-type="string">
            <text:p text:style-name="P63">break</text:p>
          </table:table-cell>
          <table:table-cell table:style-name="Table9.A2" office:value-type="string">
            <text:p text:style-name="P63">enum</text:p>
          </table:table-cell>
          <table:table-cell table:style-name="Table9.A2" office:value-type="string">
            <text:p text:style-name="P63">interface</text:p>
          </table:table-cell>
          <table:table-cell table:style-name="Table9.E2" office:value-type="string">
            <text:p text:style-name="P63">super</text:p>
          </table:table-cell>
        </table:table-row>
        <table:table-row>
          <table:table-cell table:style-name="Table9.A2" office:value-type="string">
            <text:p text:style-name="P63">assert</text:p>
          </table:table-cell>
          <table:table-cell table:style-name="Table9.A2" office:value-type="string">
            <text:p text:style-name="P63">double</text:p>
          </table:table-cell>
          <table:table-cell table:style-name="Table9.A2" office:value-type="string">
            <text:p text:style-name="P63">instanceof</text:p>
          </table:table-cell>
          <table:table-cell table:style-name="Table9.A2" office:value-type="string">
            <text:p text:style-name="P63">static</text:p>
          </table:table-cell>
          <table:table-cell table:style-name="Table9.E2" office:value-type="string">
            <text:p text:style-name="P63">while</text:p>
          </table:table-cell>
        </table:table-row>
        <table:table-row>
          <table:table-cell table:style-name="Table9.A2" office:value-type="string">
            <text:p text:style-name="P63">default</text:p>
          </table:table-cell>
          <table:table-cell table:style-name="Table9.A2" office:value-type="string">
            <text:p text:style-name="P63">implements</text:p>
          </table:table-cell>
          <table:table-cell table:style-name="Table9.A2" office:value-type="string">
            <text:p text:style-name="P63">return</text:p>
          </table:table-cell>
          <table:table-cell table:style-name="Table9.A2" office:value-type="string">
            <text:p text:style-name="P63">void</text:p>
          </table:table-cell>
          <table:table-cell table:style-name="Table9.E2" office:value-type="string">
            <text:p text:style-name="P63"/>
          </table:table-cell>
        </table:table-row>
        <table:table-row>
          <table:table-cell table:style-name="Table9.A2" office:value-type="string">
            <text:p text:style-name="P63">goto</text:p>
          </table:table-cell>
          <table:table-cell table:style-name="Table9.A2" office:value-type="string">
            <text:p text:style-name="P63">protected</text:p>
          </table:table-cell>
          <table:table-cell table:style-name="Table9.A2" office:value-type="string">
            <text:p text:style-name="P63">transient</text:p>
          </table:table-cell>
          <table:table-cell table:style-name="Table9.A2" office:value-type="string">
            <text:p text:style-name="P63">class</text:p>
          </table:table-cell>
          <table:table-cell table:style-name="Table9.E2" office:value-type="string">
            <text:p text:style-name="P63"/>
          </table:table-cell>
        </table:table-row>
        <table:table-row>
          <table:table-cell table:style-name="Table9.A2" office:value-type="string">
            <text:p text:style-name="P63">package</text:p>
          </table:table-cell>
          <table:table-cell table:style-name="Table9.A2" office:value-type="string">
            <text:p text:style-name="P63">throw</text:p>
          </table:table-cell>
          <table:table-cell table:style-name="Table9.A2" office:value-type="string">
            <text:p text:style-name="P63">catch</text:p>
          </table:table-cell>
          <table:table-cell table:style-name="Table9.A2" office:value-type="string">
            <text:p text:style-name="P63">finally</text:p>
          </table:table-cell>
          <table:table-cell table:style-name="Table9.E2" office:value-type="string">
            <text:p text:style-name="P63"/>
          </table:table-cell>
        </table:table-row>
        <table:table-row>
          <table:table-cell table:style-name="Table9.A2" office:value-type="string">
            <text:p text:style-name="P63">synchronized</text:p>
          </table:table-cell>
          <table:table-cell table:style-name="Table9.A2" office:value-type="string">
            <text:p text:style-name="P63">byte</text:p>
          </table:table-cell>
          <table:table-cell table:style-name="Table9.A2" office:value-type="string">
            <text:p text:style-name="P63">extends</text:p>
          </table:table-cell>
          <table:table-cell table:style-name="Table9.A2" office:value-type="string">
            <text:p text:style-name="P63">long</text:p>
          </table:table-cell>
          <table:table-cell table:style-name="Table9.E2" office:value-type="string">
            <text:p text:style-name="P63"/>
          </table:table-cell>
        </table:table-row>
        <table:table-row>
          <table:table-cell table:style-name="Table9.A2" office:value-type="string">
            <text:p text:style-name="P63">boolean</text:p>
          </table:table-cell>
          <table:table-cell table:style-name="Table9.A2" office:value-type="string">
            <text:p text:style-name="P63">else</text:p>
          </table:table-cell>
          <table:table-cell table:style-name="Table9.A2" office:value-type="string">
            <text:p text:style-name="P63">int</text:p>
          </table:table-cell>
          <table:table-cell table:style-name="Table9.A2" office:value-type="string">
            <text:p text:style-name="P63">strictfp</text:p>
          </table:table-cell>
          <table:table-cell table:style-name="Table9.E2" office:value-type="string">
            <text:p text:style-name="P63"/>
          </table:table-cell>
        </table:table-row>
      </table:table>
      <text:p text:style-name="P47"/>
      <text:list xml:id="list1478153592" text:continue-numbering="true" text:style-name="WW8Num7">
        <text:list-item>
          <text:list>
            <text:list-item>
              <text:p text:style-name="P156"><text:bookmark-start text:name="__RefHeading__9617_416150259"/>Ruby<text:bookmark-end text:name="__RefHeading__9617_416150259"/></text:p>
            </text:list-item>
          </text:list>
        </text:list-item>
      </text:list>
      <table:table table:name="Table11" table:style-name="Table11">
        <table:table-column table:style-name="Table11.A" table:number-columns-repeated="5"/>
        <table:table-row>
          <table:table-cell table:style-name="Table11.A1" office:value-type="string">
            <text:p text:style-name="P63">BEGIN</text:p>
          </table:table-cell>
          <table:table-cell table:style-name="Table11.A1" office:value-type="string">
            <text:p text:style-name="P63">break</text:p>
          </table:table-cell>
          <table:table-cell table:style-name="Table11.A1" office:value-type="string">
            <text:p text:style-name="P63">ensure</text:p>
          </table:table-cell>
          <table:table-cell table:style-name="Table11.A1" office:value-type="string">
            <text:p text:style-name="P63">or</text:p>
          </table:table-cell>
          <table:table-cell table:style-name="Table11.E1" office:value-type="string">
            <text:p text:style-name="P63">undef</text:p>
          </table:table-cell>
        </table:table-row>
        <table:table-row>
          <table:table-cell table:style-name="Table11.A2" office:value-type="string">
            <text:p text:style-name="P63">END</text:p>
          </table:table-cell>
          <table:table-cell table:style-name="Table11.A2" office:value-type="string">
            <text:p text:style-name="P63">case</text:p>
          </table:table-cell>
          <table:table-cell table:style-name="Table11.A2" office:value-type="string">
            <text:p text:style-name="P65">FALSE</text:p>
          </table:table-cell>
          <table:table-cell table:style-name="Table11.A2" office:value-type="string">
            <text:p text:style-name="P63">redo</text:p>
          </table:table-cell>
          <table:table-cell table:style-name="Table11.E2" office:value-type="string">
            <text:p text:style-name="P63">unless</text:p>
          </table:table-cell>
        </table:table-row>
        <table:table-row>
          <table:table-cell table:style-name="Table11.A2" office:value-type="string">
            <text:p text:style-name="P63">__ENCODING__</text:p>
          </table:table-cell>
          <table:table-cell table:style-name="Table11.A2" office:value-type="string">
            <text:p text:style-name="P63">class</text:p>
          </table:table-cell>
          <table:table-cell table:style-name="Table11.A2" office:value-type="string">
            <text:p text:style-name="P63">for</text:p>
          </table:table-cell>
          <table:table-cell table:style-name="Table11.A2" office:value-type="string">
            <text:p text:style-name="P63">rescue</text:p>
          </table:table-cell>
          <table:table-cell table:style-name="Table11.E2" office:value-type="string">
            <text:p text:style-name="P63">until</text:p>
          </table:table-cell>
        </table:table-row>
        <table:table-row>
          <table:table-cell table:style-name="Table11.A2" office:value-type="string">
            <text:p text:style-name="P63">__END__</text:p>
          </table:table-cell>
          <table:table-cell table:style-name="Table11.A2" office:value-type="string">
            <text:p text:style-name="P63">def</text:p>
          </table:table-cell>
          <table:table-cell table:style-name="Table11.A2" office:value-type="string">
            <text:p text:style-name="P63">if</text:p>
          </table:table-cell>
          <table:table-cell table:style-name="Table11.A2" office:value-type="string">
            <text:p text:style-name="P63">retry</text:p>
          </table:table-cell>
          <table:table-cell table:style-name="Table11.E2" office:value-type="string">
            <text:p text:style-name="P63">when</text:p>
          </table:table-cell>
        </table:table-row>
        <table:table-row>
          <table:table-cell table:style-name="Table11.A2" office:value-type="string">
            <text:p text:style-name="P63">__FILE__</text:p>
          </table:table-cell>
          <table:table-cell table:style-name="Table11.A2" office:value-type="string">
            <text:p text:style-name="P63">defined?</text:p>
          </table:table-cell>
          <table:table-cell table:style-name="Table11.A2" office:value-type="string">
            <text:p text:style-name="P63">in</text:p>
          </table:table-cell>
          <table:table-cell table:style-name="Table11.A2" office:value-type="string">
            <text:p text:style-name="P63">return</text:p>
          </table:table-cell>
          <table:table-cell table:style-name="Table11.E2" office:value-type="string">
            <text:p text:style-name="P63">while</text:p>
          </table:table-cell>
        </table:table-row>
        <table:table-row>
          <table:table-cell table:style-name="Table11.A2" office:value-type="string">
            <text:p text:style-name="P63">__LINE__</text:p>
          </table:table-cell>
          <table:table-cell table:style-name="Table11.A2" office:value-type="string">
            <text:p text:style-name="P63">do</text:p>
          </table:table-cell>
          <table:table-cell table:style-name="Table11.A2" office:value-type="string">
            <text:p text:style-name="P63">module</text:p>
          </table:table-cell>
          <table:table-cell table:style-name="Table11.A2" office:value-type="string">
            <text:p text:style-name="P63">self</text:p>
          </table:table-cell>
          <table:table-cell table:style-name="Table11.E2" office:value-type="string">
            <text:p text:style-name="P63">yield</text:p>
          </table:table-cell>
        </table:table-row>
        <table:table-row>
          <table:table-cell table:style-name="Table11.A2" office:value-type="string">
            <text:p text:style-name="P63">alias</text:p>
          </table:table-cell>
          <table:table-cell table:style-name="Table11.A2" office:value-type="string">
            <text:p text:style-name="P63">else</text:p>
          </table:table-cell>
          <table:table-cell table:style-name="Table11.A2" office:value-type="string">
            <text:p text:style-name="P63">next</text:p>
          </table:table-cell>
          <table:table-cell table:style-name="Table11.A2" office:value-type="string">
            <text:p text:style-name="P63">super</text:p>
          </table:table-cell>
          <table:table-cell table:style-name="Table11.E2" office:value-type="string">
            <text:p text:style-name="P63"/>
          </table:table-cell>
        </table:table-row>
        <table:table-row>
          <table:table-cell table:style-name="Table11.A2" office:value-type="string">
            <text:p text:style-name="P63">and</text:p>
          </table:table-cell>
          <table:table-cell table:style-name="Table11.A2" office:value-type="string">
            <text:p text:style-name="P63">elsif</text:p>
          </table:table-cell>
          <table:table-cell table:style-name="Table11.A2" office:value-type="string">
            <text:p text:style-name="P63">nil</text:p>
          </table:table-cell>
          <table:table-cell table:style-name="Table11.A2" office:value-type="string">
            <text:p text:style-name="P63">then</text:p>
          </table:table-cell>
          <table:table-cell table:style-name="Table11.E2" office:value-type="string">
            <text:p text:style-name="P63"/>
          </table:table-cell>
        </table:table-row>
        <table:table-row>
          <table:table-cell table:style-name="Table11.A2" office:value-type="string">
            <text:p text:style-name="P63">begin</text:p>
          </table:table-cell>
          <table:table-cell table:style-name="Table11.A2" office:value-type="string">
            <text:p text:style-name="P63">end</text:p>
          </table:table-cell>
          <table:table-cell table:style-name="Table11.A2" office:value-type="string">
            <text:p text:style-name="P63">not</text:p>
          </table:table-cell>
          <table:table-cell table:style-name="Table11.A2" office:value-type="string">
            <text:p text:style-name="P65">TRUE</text:p>
          </table:table-cell>
          <table:table-cell table:style-name="Table11.E2" office:value-type="string">
            <text:p text:style-name="P63"/>
          </table:table-cell>
        </table:table-row>
      </table:table>
      <text:p text:style-name="P49"/>
      <text:list xml:id="list1167206505" text:continue-numbering="true" text:style-name="WW8Num7">
        <text:list-item>
          <text:list>
            <text:list-item>
              <text:p text:style-name="P164"><text:bookmark-start text:name="__RefHeading__10028_416150259"/>SmallTalk<text:bookmark-end text:name="__RefHeading__10028_416150259"/></text:p>
            </text:list-item>
          </text:list>
        </text:list-item>
      </text:list>
      <table:table table:name="Table8" table:style-name="Table8">
        <table:table-column table:style-name="Table8.A" table:number-columns-repeated="5"/>
        <table:table-row>
          <table:table-cell table:style-name="Table8.A1" office:value-type="string">
            <text:p text:style-name="P78">true</text:p>
          </table:table-cell>
          <table:table-cell table:style-name="Table8.A1" office:value-type="string">
            <text:p text:style-name="P78">nil</text:p>
          </table:table-cell>
          <table:table-cell table:style-name="Table8.A1" office:value-type="string">
            <text:p text:style-name="P78">self</text:p>
          </table:table-cell>
          <table:table-cell table:style-name="Table8.A1" office:value-type="string">
            <text:p text:style-name="P78">super</text:p>
          </table:table-cell>
          <table:table-cell table:style-name="Table8.E1" office:value-type="string">
            <text:p text:style-name="P78">thisContext</text:p>
          </table:table-cell>
        </table:table-row>
        <table:table-row>
          <table:table-cell table:style-name="Table8.A2" office:value-type="string">
            <text:p text:style-name="P78">false</text:p>
          </table:table-cell>
          <table:table-cell table:style-name="Table8.A2" office:value-type="string">
            <text:p text:style-name="P77"/>
          </table:table-cell>
          <table:table-cell table:style-name="Table8.A2" office:value-type="string">
            <text:p text:style-name="P77"/>
          </table:table-cell>
          <table:table-cell table:style-name="Table8.A2" office:value-type="string">
            <text:p text:style-name="P77"/>
          </table:table-cell>
          <table:table-cell table:style-name="Table8.E2" office:value-type="string">
            <text:p text:style-name="P77"/>
          </table:table-cell>
        </table:table-row>
      </table:table>
      <text:p text:style-name="P50"/>
      <text:list xml:id="list1593430967" text:continue-numbering="true" text:style-name="WW8Num7">
        <text:list-item>
          <text:list>
            <text:list-item>
              <text:p text:style-name="P167"><text:bookmark-start text:name="__RefHeading__9884_416150259"/>Python<text:bookmark-end text:name="__RefHeading__9884_416150259"/></text:p>
            </text:list-item>
          </text:list>
        </text:list-item>
      </text:list>
      <table:table table:name="Table13" table:style-name="Table13">
        <table:table-column table:style-name="Table13.A" table:number-columns-repeated="5"/>
        <table:table-row>
          <table:table-cell table:style-name="Table13.A1" office:value-type="string">
            <text:p text:style-name="P70">FALSE</text:p>
          </table:table-cell>
          <table:table-cell table:style-name="Table13.A1" office:value-type="string">
            <text:p text:style-name="P63">for</text:p>
          </table:table-cell>
          <table:table-cell table:style-name="Table13.A1" office:value-type="string">
            <text:p text:style-name="P63">while</text:p>
          </table:table-cell>
          <table:table-cell table:style-name="Table13.A1" office:value-type="string">
            <text:p text:style-name="P63">elif</text:p>
          </table:table-cell>
          <table:table-cell table:style-name="Table13.E1" office:value-type="string">
            <text:p text:style-name="P63">pass</text:p>
          </table:table-cell>
        </table:table-row>
        <table:table-row>
          <table:table-cell table:style-name="Table13.A2" office:value-type="string">
            <text:p text:style-name="P63">class</text:p>
          </table:table-cell>
          <table:table-cell table:style-name="Table13.A2" office:value-type="string">
            <text:p text:style-name="P63">lambda</text:p>
          </table:table-cell>
          <table:table-cell table:style-name="Table13.A2" office:value-type="string">
            <text:p text:style-name="P63">and</text:p>
          </table:table-cell>
          <table:table-cell table:style-name="Table13.A2" office:value-type="string">
            <text:p text:style-name="P63">if</text:p>
          </table:table-cell>
          <table:table-cell table:style-name="Table13.E2" office:value-type="string">
            <text:p text:style-name="P63">break</text:p>
          </table:table-cell>
        </table:table-row>
        <table:table-row>
          <table:table-cell table:style-name="Table13.A2" office:value-type="string">
            <text:p text:style-name="P63">finally</text:p>
          </table:table-cell>
          <table:table-cell table:style-name="Table13.A2" office:value-type="string">
            <text:p text:style-name="P63">try</text:p>
          </table:table-cell>
          <table:table-cell table:style-name="Table13.A2" office:value-type="string">
            <text:p text:style-name="P63">del</text:p>
          </table:table-cell>
          <table:table-cell table:style-name="Table13.A2" office:value-type="string">
            <text:p text:style-name="P63">or</text:p>
          </table:table-cell>
          <table:table-cell table:style-name="Table13.E2" office:value-type="string">
            <text:p text:style-name="P63">except</text:p>
          </table:table-cell>
        </table:table-row>
        <table:table-row>
          <table:table-cell table:style-name="Table13.A2" office:value-type="string">
            <text:p text:style-name="P63">is</text:p>
          </table:table-cell>
          <table:table-cell table:style-name="Table13.A2" office:value-type="string">
            <text:p text:style-name="P65">TRUE</text:p>
          </table:table-cell>
          <table:table-cell table:style-name="Table13.A2" office:value-type="string">
            <text:p text:style-name="P63">global</text:p>
          </table:table-cell>
          <table:table-cell table:style-name="Table13.A2" office:value-type="string">
            <text:p text:style-name="P63">yield</text:p>
          </table:table-cell>
          <table:table-cell table:style-name="Table13.E2" office:value-type="string">
            <text:p text:style-name="P63">in</text:p>
          </table:table-cell>
        </table:table-row>
        <table:table-row>
          <table:table-cell table:style-name="Table13.A2" office:value-type="string">
            <text:p text:style-name="P63">return</text:p>
          </table:table-cell>
          <table:table-cell table:style-name="Table13.A2" office:value-type="string">
            <text:p text:style-name="P63">def</text:p>
          </table:table-cell>
          <table:table-cell table:style-name="Table13.A2" office:value-type="string">
            <text:p text:style-name="P63">not</text:p>
          </table:table-cell>
          <table:table-cell table:style-name="Table13.A2" office:value-type="string">
            <text:p text:style-name="P63">assert</text:p>
          </table:table-cell>
          <table:table-cell table:style-name="Table13.E2" office:value-type="string">
            <text:p text:style-name="P63">raise</text:p>
          </table:table-cell>
        </table:table-row>
        <table:table-row>
          <table:table-cell table:style-name="Table13.A2" office:value-type="string">
            <text:p text:style-name="P63">None</text:p>
          </table:table-cell>
          <table:table-cell table:style-name="Table13.A2" office:value-type="string">
            <text:p text:style-name="P63">from</text:p>
          </table:table-cell>
          <table:table-cell table:style-name="Table13.A2" office:value-type="string">
            <text:p text:style-name="P63">with</text:p>
          </table:table-cell>
          <table:table-cell table:style-name="Table13.A2" office:value-type="string">
            <text:p text:style-name="P63">else</text:p>
          </table:table-cell>
          <table:table-cell table:style-name="Table13.E2" office:value-type="string">
            <text:p text:style-name="P63"/>
          </table:table-cell>
        </table:table-row>
        <table:table-row>
          <table:table-cell table:style-name="Table13.A2" office:value-type="string">
            <text:p text:style-name="P63">continue</text:p>
          </table:table-cell>
          <table:table-cell table:style-name="Table13.A2" office:value-type="string">
            <text:p text:style-name="P63">nonlocal</text:p>
          </table:table-cell>
          <table:table-cell table:style-name="Table13.A2" office:value-type="string">
            <text:p text:style-name="P63">as</text:p>
          </table:table-cell>
          <table:table-cell table:style-name="Table13.A2" office:value-type="string">
            <text:p text:style-name="P63">import</text:p>
          </table:table-cell>
          <table:table-cell table:style-name="Table13.E2" office:value-type="string">
            <text:p text:style-name="P63"/>
          </table:table-cell>
        </table:table-row>
      </table:table>
      <text:p text:style-name="P47"/>
      <text:list xml:id="list1028838487" text:continue-numbering="true" text:style-name="WW8Num7">
        <text:list-item>
          <text:list>
            <text:list-item>
              <text:p text:style-name="P156"><text:bookmark-start text:name="__RefHeading__10026_416150259"/>Haskell<text:bookmark-end text:name="__RefHeading__10026_416150259"/></text:p>
            </text:list-item>
          </text:list>
        </text:list-item>
      </text:list>
      <text:p text:style-name="P47"/>
      <table:table table:name="Table17" table:style-name="Table17">
        <table:table-column table:style-name="Table17.A" table:number-columns-repeated="5"/>
        <table:table-row>
          <table:table-cell table:style-name="Table17.A1" office:value-type="string">
            <text:p text:style-name="P63">!</text:p>
          </table:table-cell>
          <table:table-cell table:style-name="Table17.A1" office:value-type="string">
            <text:p text:style-name="P63">,</text:p>
          </table:table-cell>
          <table:table-cell table:style-name="Table17.A1" office:value-type="string">
            <text:p text:style-name="P63">`</text:p>
          </table:table-cell>
          <table:table-cell table:style-name="Table17.A1" office:value-type="string">
            <text:p text:style-name="P63">default</text:p>
          </table:table-cell>
          <table:table-cell table:style-name="Table17.E1" office:value-type="string">
            <text:p text:style-name="P63">let, in</text:p>
          </table:table-cell>
        </table:table-row>
        <table:table-row>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 }</text:p>
          </table:table-cell>
          <table:table-cell table:style-name="Table17.A2" office:value-type="string">
            <text:p text:style-name="P63">deriving</text:p>
          </table:table-cell>
          <table:table-cell table:style-name="Table17.E2" office:value-type="string">
            <text:p text:style-name="P63">mdo</text:p>
          </table:table-cell>
        </table:table-row>
        <table:table-row>
          <table:table-cell table:style-name="Table17.A2" office:value-type="string">
            <text:p text:style-name="P63">''</text:p>
          </table:table-cell>
          <table:table-cell table:style-name="Table17.A2" office:value-type="string">
            <text:p text:style-name="P63">Err:510</text:p>
          </table:table-cell>
          <table:table-cell table:style-name="Table17.A2" office:value-type="string">
            <text:p text:style-name="P63">{-, -}</text:p>
          </table:table-cell>
          <table:table-cell table:style-name="Table17.A2" office:value-type="string">
            <text:p text:style-name="P63">deriving instance</text:p>
          </table:table-cell>
          <table:table-cell table:style-name="Table17.E2" office:value-type="string">
            <text:p text:style-name="P63">module</text:p>
          </table:table-cell>
        </table:table-row>
        <table:table-row>
          <table:table-cell table:style-name="Table17.A2" office:value-type="string">
            <text:p text:style-name="P63">-</text:p>
          </table:table-cell>
          <table:table-cell table:style-name="Table17.A2" office:value-type="string">
            <text:p text:style-name="P63">&gt;</text:p>
          </table:table-cell>
          <table:table-cell table:style-name="Table17.A2" office:value-type="string">
            <text:p text:style-name="P63">|</text:p>
          </table:table-cell>
          <table:table-cell table:style-name="Table17.A2" office:value-type="string">
            <text:p text:style-name="P63">do</text:p>
          </table:table-cell>
          <table:table-cell table:style-name="Table17.E2" office:value-type="string">
            <text:p text:style-name="P63">newtype</text:p>
          </table:table-cell>
        </table:table-row>
        <table:table-row>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forall</text:p>
          </table:table-cell>
          <table:table-cell table:style-name="Table17.E2" office:value-type="string">
            <text:p text:style-name="P63">proc</text:p>
          </table:table-cell>
        </table:table-row>
        <table:table-row>
          <table:table-cell table:style-name="Table17.A2" office:value-type="string">
            <text:p text:style-name="P63">-&lt;</text:p>
          </table:table-cell>
          <table:table-cell table:style-name="Table17.A2" office:value-type="string">
            <text:p text:style-name="P63">#</text:p>
          </table:table-cell>
          <table:table-cell table:style-name="Table17.A2" office:value-type="string">
            <text:p text:style-name="P63">as</text:p>
          </table:table-cell>
          <table:table-cell table:style-name="Table17.A2" office:value-type="string">
            <text:p text:style-name="P63">foreign</text:p>
          </table:table-cell>
          <table:table-cell table:style-name="Table17.E2" office:value-type="string">
            <text:p text:style-name="P63">qualified</text:p>
          </table:table-cell>
        </table:table-row>
        <table:table-row>
          <table:table-cell table:style-name="Table17.A2" office:value-type="string">
            <text:p text:style-name="P63">-&lt;&lt;</text:p>
          </table:table-cell>
          <table:table-cell table:style-name="Table17.A2" office:value-type="string">
            <text:p text:style-name="P63">*</text:p>
          </table:table-cell>
          <table:table-cell table:style-name="Table17.A2" office:value-type="string">
            <text:p text:style-name="P63">case, of</text:p>
          </table:table-cell>
          <table:table-cell table:style-name="Table17.A2" office:value-type="string">
            <text:p text:style-name="P63">hiding</text:p>
          </table:table-cell>
          <table:table-cell table:style-name="Table17.E2" office:value-type="string">
            <text:p text:style-name="P63">rec</text:p>
          </table:table-cell>
        </table:table-row>
        <table:table-row>
          <table:table-cell table:style-name="Table17.A2" office:value-type="string">
            <text:p text:style-name="P63">-&gt;</text:p>
          </table:table-cell>
          <table:table-cell table:style-name="Table17.A2" office:value-type="string">
            <text:p text:style-name="P63">@</text:p>
          </table:table-cell>
          <table:table-cell table:style-name="Table17.A2" office:value-type="string">
            <text:p text:style-name="P63">class</text:p>
          </table:table-cell>
          <table:table-cell table:style-name="Table17.A2" office:value-type="string">
            <text:p text:style-name="P63">if, then, else</text:p>
          </table:table-cell>
          <table:table-cell table:style-name="Table17.E2" office:value-type="string">
            <text:p text:style-name="P63">type</text:p>
          </table:table-cell>
        </table:table-row>
        <table:table-row>
          <table:table-cell table:style-name="Table17.A2" office:value-type="string">
            <text:p text:style-name="P63">::</text:p>
          </table:table-cell>
          <table:table-cell table:style-name="Table17.A2" office:value-type="string">
            <text:p text:style-name="P63">[|, |]</text:p>
          </table:table-cell>
          <table:table-cell table:style-name="Table17.A2" office:value-type="string">
            <text:p text:style-name="P63">data</text:p>
          </table:table-cell>
          <table:table-cell table:style-name="Table17.A2" office:value-type="string">
            <text:p text:style-name="P63">import</text:p>
          </table:table-cell>
          <table:table-cell table:style-name="Table17.E2" office:value-type="string">
            <text:p text:style-name="P63">type family</text:p>
          </table:table-cell>
        </table:table-row>
        <table:table-row>
          <table:table-cell table:style-name="Table17.A2" office:value-type="string">
            <text:p text:style-name="P63">;</text:p>
          </table:table-cell>
          <table:table-cell table:style-name="Table17.A2" office:value-type="string">
            <text:p text:style-name="P63">\</text:p>
          </table:table-cell>
          <table:table-cell table:style-name="Table17.A2" office:value-type="string">
            <text:p text:style-name="P63">data family</text:p>
          </table:table-cell>
          <table:table-cell table:style-name="Table17.A2" office:value-type="string">
            <text:p text:style-name="P63">infix, infixl, infixr</text:p>
          </table:table-cell>
          <table:table-cell table:style-name="Table17.E2" office:value-type="string">
            <text:p text:style-name="P63">type instance</text:p>
          </table:table-cell>
        </table:table-row>
        <table:table-row>
          <table:table-cell table:style-name="Table17.A2" office:value-type="string">
            <text:p text:style-name="P63">&lt;-</text:p>
          </table:table-cell>
          <table:table-cell table:style-name="Table17.A2" office:value-type="string">
            <text:p text:style-name="P63">_</text:p>
          </table:table-cell>
          <table:table-cell table:style-name="Table17.A2" office:value-type="string">
            <text:p text:style-name="P63">data instance</text:p>
          </table:table-cell>
          <table:table-cell table:style-name="Table17.A2" office:value-type="string">
            <text:p text:style-name="P63">instance</text:p>
          </table:table-cell>
          <table:table-cell table:style-name="Table17.E2" office:value-type="string">
            <text:p text:style-name="P63">where</text:p>
          </table:table-cell>
        </table:table-row>
      </table:table>
      <text:p text:style-name="P47"/>
      <text:list xml:id="list722129050" text:continue-numbering="true" text:style-name="WW8Num7">
        <text:list-item>
          <text:list>
            <text:list-item>
              <text:p text:style-name="P165"><text:bookmark-start text:name="__RefHeading__10561_416150259"/>C#<text:bookmark-end text:name="__RefHeading__10561_416150259"/></text:p>
            </text:list-item>
          </text:list>
        </text:list-item>
      </text:list>
      <text:p text:style-name="P51"/>
      <table:table table:name="Table14" table:style-name="Table14">
        <table:table-column table:style-name="Table14.A" table:number-columns-repeated="5"/>
        <table:table-row>
          <table:table-cell table:style-name="Table14.A1" office:value-type="string">
            <text:p text:style-name="P67">abstract</text:p>
          </table:table-cell>
          <table:table-cell table:style-name="Table14.A1" office:value-type="string">
            <text:p text:style-name="P63">do</text:p>
          </table:table-cell>
          <table:table-cell table:style-name="Table14.A1" office:value-type="string">
            <text:p text:style-name="P63">in</text:p>
          </table:table-cell>
          <table:table-cell table:style-name="Table14.A1" office:value-type="string">
            <text:p text:style-name="P63">protected</text:p>
          </table:table-cell>
          <table:table-cell table:style-name="Table14.E1" office:value-type="string">
            <text:p text:style-name="P65">TRUE</text:p>
          </table:table-cell>
        </table:table-row>
        <table:table-row>
          <table:table-cell table:style-name="Table14.A2" office:value-type="string">
            <text:p text:style-name="P63">as</text:p>
          </table:table-cell>
          <table:table-cell table:style-name="Table14.A2" office:value-type="string">
            <text:p text:style-name="P63">double</text:p>
          </table:table-cell>
          <table:table-cell table:style-name="Table14.A2" office:value-type="string">
            <text:p text:style-name="P63">int</text:p>
          </table:table-cell>
          <table:table-cell table:style-name="Table14.A2" office:value-type="string">
            <text:p text:style-name="P63">public</text:p>
          </table:table-cell>
          <table:table-cell table:style-name="Table14.E2" office:value-type="string">
            <text:p text:style-name="P63">try</text:p>
          </table:table-cell>
        </table:table-row>
        <table:table-row>
          <table:table-cell table:style-name="Table14.A2" office:value-type="string">
            <text:p text:style-name="P63">base</text:p>
          </table:table-cell>
          <table:table-cell table:style-name="Table14.A2" office:value-type="string">
            <text:p text:style-name="P63">else</text:p>
          </table:table-cell>
          <table:table-cell table:style-name="Table14.A2" office:value-type="string">
            <text:p text:style-name="P63">interface</text:p>
          </table:table-cell>
          <table:table-cell table:style-name="Table14.A2" office:value-type="string">
            <text:p text:style-name="P63">readonly</text:p>
          </table:table-cell>
          <table:table-cell table:style-name="Table14.E2" office:value-type="string">
            <text:p text:style-name="P63">typeof</text:p>
          </table:table-cell>
        </table:table-row>
        <table:table-row>
          <table:table-cell table:style-name="Table14.A2" office:value-type="string">
            <text:p text:style-name="P63">bool</text:p>
          </table:table-cell>
          <table:table-cell table:style-name="Table14.A2" office:value-type="string">
            <text:p text:style-name="P63">enum</text:p>
          </table:table-cell>
          <table:table-cell table:style-name="Table14.A2" office:value-type="string">
            <text:p text:style-name="P63">internal</text:p>
          </table:table-cell>
          <table:table-cell table:style-name="Table14.A2" office:value-type="string">
            <text:p text:style-name="P63">ref</text:p>
          </table:table-cell>
          <table:table-cell table:style-name="Table14.E2" office:value-type="string">
            <text:p text:style-name="P63">uint</text:p>
          </table:table-cell>
        </table:table-row>
        <table:table-row>
          <table:table-cell table:style-name="Table14.A2" office:value-type="string">
            <text:p text:style-name="P63">break</text:p>
          </table:table-cell>
          <table:table-cell table:style-name="Table14.A2" office:value-type="string">
            <text:p text:style-name="P63">event</text:p>
          </table:table-cell>
          <table:table-cell table:style-name="Table14.A2" office:value-type="string">
            <text:p text:style-name="P63">is</text:p>
          </table:table-cell>
          <table:table-cell table:style-name="Table14.A2" office:value-type="string">
            <text:p text:style-name="P63">return</text:p>
          </table:table-cell>
          <table:table-cell table:style-name="Table14.E2" office:value-type="string">
            <text:p text:style-name="P63">ulong</text:p>
          </table:table-cell>
        </table:table-row>
        <text:soft-page-break/>
        <table:table-row>
          <table:table-cell table:style-name="Table14.A2" office:value-type="string">
            <text:p text:style-name="P63">byte</text:p>
          </table:table-cell>
          <table:table-cell table:style-name="Table14.A2" office:value-type="string">
            <text:p text:style-name="P63">explicit</text:p>
          </table:table-cell>
          <table:table-cell table:style-name="Table14.A2" office:value-type="string">
            <text:p text:style-name="P63">lock</text:p>
          </table:table-cell>
          <table:table-cell table:style-name="Table14.A2" office:value-type="string">
            <text:p text:style-name="P63">sbyte</text:p>
          </table:table-cell>
          <table:table-cell table:style-name="Table14.E2" office:value-type="string">
            <text:p text:style-name="P63">unchecked</text:p>
          </table:table-cell>
        </table:table-row>
        <table:table-row>
          <table:table-cell table:style-name="Table14.A2" office:value-type="string">
            <text:p text:style-name="P63">case</text:p>
          </table:table-cell>
          <table:table-cell table:style-name="Table14.A2" office:value-type="string">
            <text:p text:style-name="P63">extern</text:p>
          </table:table-cell>
          <table:table-cell table:style-name="Table14.A2" office:value-type="string">
            <text:p text:style-name="P63">long</text:p>
          </table:table-cell>
          <table:table-cell table:style-name="Table14.A2" office:value-type="string">
            <text:p text:style-name="P63">sealed</text:p>
          </table:table-cell>
          <table:table-cell table:style-name="Table14.E2" office:value-type="string">
            <text:p text:style-name="P63">unsafe</text:p>
          </table:table-cell>
        </table:table-row>
        <table:table-row>
          <table:table-cell table:style-name="Table14.A2" office:value-type="string">
            <text:p text:style-name="P63">catch</text:p>
          </table:table-cell>
          <table:table-cell table:style-name="Table14.A2" office:value-type="string">
            <text:p text:style-name="P65">FALSE</text:p>
          </table:table-cell>
          <table:table-cell table:style-name="Table14.A2" office:value-type="string">
            <text:p text:style-name="P63">namespace</text:p>
          </table:table-cell>
          <table:table-cell table:style-name="Table14.A2" office:value-type="string">
            <text:p text:style-name="P63">short</text:p>
          </table:table-cell>
          <table:table-cell table:style-name="Table14.E2" office:value-type="string">
            <text:p text:style-name="P63">ushort</text:p>
          </table:table-cell>
        </table:table-row>
        <table:table-row>
          <table:table-cell table:style-name="Table14.A2" office:value-type="string">
            <text:p text:style-name="P63">char</text:p>
          </table:table-cell>
          <table:table-cell table:style-name="Table14.A2" office:value-type="string">
            <text:p text:style-name="P63">finally</text:p>
          </table:table-cell>
          <table:table-cell table:style-name="Table14.A2" office:value-type="string">
            <text:p text:style-name="P63">new</text:p>
          </table:table-cell>
          <table:table-cell table:style-name="Table14.A2" office:value-type="string">
            <text:p text:style-name="P63">sizeof</text:p>
          </table:table-cell>
          <table:table-cell table:style-name="Table14.E2" office:value-type="string">
            <text:p text:style-name="P63">using</text:p>
          </table:table-cell>
        </table:table-row>
        <table:table-row>
          <table:table-cell table:style-name="Table14.A2" office:value-type="string">
            <text:p text:style-name="P63">checked</text:p>
          </table:table-cell>
          <table:table-cell table:style-name="Table14.A2" office:value-type="string">
            <text:p text:style-name="P63">fixed</text:p>
          </table:table-cell>
          <table:table-cell table:style-name="Table14.A2" office:value-type="string">
            <text:p text:style-name="P63">null</text:p>
          </table:table-cell>
          <table:table-cell table:style-name="Table14.A2" office:value-type="string">
            <text:p text:style-name="P63">stackalloc</text:p>
          </table:table-cell>
          <table:table-cell table:style-name="Table14.E2" office:value-type="string">
            <text:p text:style-name="P63">virtual</text:p>
          </table:table-cell>
        </table:table-row>
        <table:table-row>
          <table:table-cell table:style-name="Table14.A2" office:value-type="string">
            <text:p text:style-name="P63">class</text:p>
          </table:table-cell>
          <table:table-cell table:style-name="Table14.A2" office:value-type="string">
            <text:p text:style-name="P63">float</text:p>
          </table:table-cell>
          <table:table-cell table:style-name="Table14.A2" office:value-type="string">
            <text:p text:style-name="P63">object</text:p>
          </table:table-cell>
          <table:table-cell table:style-name="Table14.A2" office:value-type="string">
            <text:p text:style-name="P63">static</text:p>
          </table:table-cell>
          <table:table-cell table:style-name="Table14.E2" office:value-type="string">
            <text:p text:style-name="P63">void</text:p>
          </table:table-cell>
        </table:table-row>
        <table:table-row>
          <table:table-cell table:style-name="Table14.A2" office:value-type="string">
            <text:p text:style-name="P63">const</text:p>
          </table:table-cell>
          <table:table-cell table:style-name="Table14.A2" office:value-type="string">
            <text:p text:style-name="P63">for</text:p>
          </table:table-cell>
          <table:table-cell table:style-name="Table14.A2" office:value-type="string">
            <text:p text:style-name="P63">operator</text:p>
          </table:table-cell>
          <table:table-cell table:style-name="Table14.A2" office:value-type="string">
            <text:p text:style-name="P63">string</text:p>
          </table:table-cell>
          <table:table-cell table:style-name="Table14.E2" office:value-type="string">
            <text:p text:style-name="P63">volatile</text:p>
          </table:table-cell>
        </table:table-row>
        <table:table-row>
          <table:table-cell table:style-name="Table14.A2" office:value-type="string">
            <text:p text:style-name="P63">continue</text:p>
          </table:table-cell>
          <table:table-cell table:style-name="Table14.A2" office:value-type="string">
            <text:p text:style-name="P63">foreach</text:p>
          </table:table-cell>
          <table:table-cell table:style-name="Table14.A2" office:value-type="string">
            <text:p text:style-name="P63">out</text:p>
          </table:table-cell>
          <table:table-cell table:style-name="Table14.A2" office:value-type="string">
            <text:p text:style-name="P63">struct</text:p>
          </table:table-cell>
          <table:table-cell table:style-name="Table14.E2" office:value-type="string">
            <text:p text:style-name="P63">while</text:p>
          </table:table-cell>
        </table:table-row>
        <table:table-row>
          <table:table-cell table:style-name="Table14.A2" office:value-type="string">
            <text:p text:style-name="P63">decimal</text:p>
          </table:table-cell>
          <table:table-cell table:style-name="Table14.A2" office:value-type="string">
            <text:p text:style-name="P63">goto</text:p>
          </table:table-cell>
          <table:table-cell table:style-name="Table14.A2" office:value-type="string">
            <text:p text:style-name="P63">override</text:p>
          </table:table-cell>
          <table:table-cell table:style-name="Table14.A2" office:value-type="string">
            <text:p text:style-name="P63">switch</text:p>
          </table:table-cell>
          <table:table-cell table:style-name="Table14.E2" office:value-type="string">
            <text:p text:style-name="P63"/>
          </table:table-cell>
        </table:table-row>
        <table:table-row>
          <table:table-cell table:style-name="Table14.A2" office:value-type="string">
            <text:p text:style-name="P63">default</text:p>
          </table:table-cell>
          <table:table-cell table:style-name="Table14.A2" office:value-type="string">
            <text:p text:style-name="P63">if</text:p>
          </table:table-cell>
          <table:table-cell table:style-name="Table14.A2" office:value-type="string">
            <text:p text:style-name="P63">params</text:p>
          </table:table-cell>
          <table:table-cell table:style-name="Table14.A2" office:value-type="string">
            <text:p text:style-name="P63">this</text:p>
          </table:table-cell>
          <table:table-cell table:style-name="Table14.E2" office:value-type="string">
            <text:p text:style-name="P63"/>
          </table:table-cell>
        </table:table-row>
        <table:table-row>
          <table:table-cell table:style-name="Table14.A2" office:value-type="string">
            <text:p text:style-name="P63">delegate</text:p>
          </table:table-cell>
          <table:table-cell table:style-name="Table14.A2" office:value-type="string">
            <text:p text:style-name="P63">implicit</text:p>
          </table:table-cell>
          <table:table-cell table:style-name="Table14.A2" office:value-type="string">
            <text:p text:style-name="P63">private</text:p>
          </table:table-cell>
          <table:table-cell table:style-name="Table14.A2" office:value-type="string">
            <text:p text:style-name="P63">throw</text:p>
          </table:table-cell>
          <table:table-cell table:style-name="Table14.E2" office:value-type="string">
            <text:p text:style-name="P63"/>
          </table:table-cell>
        </table:table-row>
      </table:table>
      <text:p text:style-name="P48"/>
      <text:list xml:id="list1665872254" text:continue-numbering="true" text:style-name="WW8Num7">
        <text:list-item>
          <text:list>
            <text:list-item>
              <text:p text:style-name="P157"><text:bookmark-start text:name="__RefHeading__8882_416150259"/>Go<text:bookmark-end text:name="__RefHeading__8882_416150259"/></text:p>
            </text:list-item>
          </text:list>
        </text:list-item>
      </text:list>
      <table:table table:name="Table10" table:style-name="Table10">
        <table:table-column table:style-name="Table10.A" table:number-columns-repeated="5"/>
        <table:table-row>
          <table:table-cell table:style-name="Table10.A1" office:value-type="string">
            <text:p text:style-name="P69">break</text:p>
          </table:table-cell>
          <table:table-cell table:style-name="Table10.A1" office:value-type="string">
            <text:p text:style-name="P64">case</text:p>
          </table:table-cell>
          <table:table-cell table:style-name="Table10.A1" office:value-type="string">
            <text:p text:style-name="P64">chan</text:p>
          </table:table-cell>
          <table:table-cell table:style-name="Table10.A1" office:value-type="string">
            <text:p text:style-name="P64">const</text:p>
          </table:table-cell>
          <table:table-cell table:style-name="Table10.E1" office:value-type="string">
            <text:p text:style-name="P64">continue</text:p>
          </table:table-cell>
        </table:table-row>
        <table:table-row>
          <table:table-cell table:style-name="Table10.A2" office:value-type="string">
            <text:p text:style-name="P64">default</text:p>
          </table:table-cell>
          <table:table-cell table:style-name="Table10.A2" office:value-type="string">
            <text:p text:style-name="P64">defer</text:p>
          </table:table-cell>
          <table:table-cell table:style-name="Table10.A2" office:value-type="string">
            <text:p text:style-name="P64">else</text:p>
          </table:table-cell>
          <table:table-cell table:style-name="Table10.A2" office:value-type="string">
            <text:p text:style-name="P64">fallthrough</text:p>
          </table:table-cell>
          <table:table-cell table:style-name="Table10.E2" office:value-type="string">
            <text:p text:style-name="P64">for</text:p>
          </table:table-cell>
        </table:table-row>
        <table:table-row>
          <table:table-cell table:style-name="Table10.A2" office:value-type="string">
            <text:p text:style-name="P64">func</text:p>
          </table:table-cell>
          <table:table-cell table:style-name="Table10.A2" office:value-type="string">
            <text:p text:style-name="P64">go</text:p>
          </table:table-cell>
          <table:table-cell table:style-name="Table10.A2" office:value-type="string">
            <text:p text:style-name="P64">goto</text:p>
          </table:table-cell>
          <table:table-cell table:style-name="Table10.A2" office:value-type="string">
            <text:p text:style-name="P64">if</text:p>
          </table:table-cell>
          <table:table-cell table:style-name="Table10.E2" office:value-type="string">
            <text:p text:style-name="P64">import</text:p>
          </table:table-cell>
        </table:table-row>
        <table:table-row>
          <table:table-cell table:style-name="Table10.A2" office:value-type="string">
            <text:p text:style-name="P64">interface</text:p>
          </table:table-cell>
          <table:table-cell table:style-name="Table10.A2" office:value-type="string">
            <text:p text:style-name="P64">map</text:p>
          </table:table-cell>
          <table:table-cell table:style-name="Table10.A2" office:value-type="string">
            <text:p text:style-name="P64">package</text:p>
          </table:table-cell>
          <table:table-cell table:style-name="Table10.A2" office:value-type="string">
            <text:p text:style-name="P64">range</text:p>
          </table:table-cell>
          <table:table-cell table:style-name="Table10.E2" office:value-type="string">
            <text:p text:style-name="P64">return</text:p>
          </table:table-cell>
        </table:table-row>
        <table:table-row>
          <table:table-cell table:style-name="Table10.A2" office:value-type="string">
            <text:p text:style-name="P64">select</text:p>
          </table:table-cell>
          <table:table-cell table:style-name="Table10.A2" office:value-type="string">
            <text:p text:style-name="P64">struct</text:p>
          </table:table-cell>
          <table:table-cell table:style-name="Table10.A2" office:value-type="string">
            <text:p text:style-name="P64">switch</text:p>
          </table:table-cell>
          <table:table-cell table:style-name="Table10.A2" office:value-type="string">
            <text:p text:style-name="P64">type</text:p>
          </table:table-cell>
          <table:table-cell table:style-name="Table10.E2" office:value-type="string">
            <text:p text:style-name="P64">var</text:p>
          </table:table-cell>
        </table:table-row>
      </table:table>
      <text:p text:style-name="P49"/>
      <text:list xml:id="list649529086" text:continue-numbering="true" text:style-name="WW8Num7">
        <text:list-item>
          <text:list>
            <text:list-item>
              <text:p text:style-name="P158"><text:bookmark-start text:name="__RefHeading__10563_416150259"/>PHP<text:bookmark-end text:name="__RefHeading__10563_416150259"/></text:p>
            </text:list-item>
          </text:list>
        </text:list-item>
      </text:list>
      <table:table table:name="Table18" table:style-name="Table18">
        <table:table-column table:style-name="Table18.A" table:number-columns-repeated="5"/>
        <table:table-row>
          <table:table-cell table:style-name="Table18.A1" office:value-type="string">
            <text:p text:style-name="P71">__halt_compiler()</text:p>
          </table:table-cell>
          <table:table-cell table:style-name="Table18.A1" office:value-type="string">
            <text:p text:style-name="P63">default</text:p>
          </table:table-cell>
          <table:table-cell table:style-name="Table18.A1" office:value-type="string">
            <text:p text:style-name="P63">exit()</text:p>
          </table:table-cell>
          <table:table-cell table:style-name="Table18.A1" office:value-type="string">
            <text:p text:style-name="P63">insteadof</text:p>
          </table:table-cell>
          <table:table-cell table:style-name="Table18.E1" office:value-type="string">
            <text:p text:style-name="P63">static</text:p>
          </table:table-cell>
        </table:table-row>
        <table:table-row>
          <table:table-cell table:style-name="Table18.A2" office:value-type="string">
            <text:p text:style-name="P63">abstract</text:p>
          </table:table-cell>
          <table:table-cell table:style-name="Table18.A2" office:value-type="string">
            <text:p text:style-name="P63">die()</text:p>
          </table:table-cell>
          <table:table-cell table:style-name="Table18.A2" office:value-type="string">
            <text:p text:style-name="P63">extends</text:p>
          </table:table-cell>
          <table:table-cell table:style-name="Table18.A2" office:value-type="string">
            <text:p text:style-name="P63">interface</text:p>
          </table:table-cell>
          <table:table-cell table:style-name="Table18.E2" office:value-type="string">
            <text:p text:style-name="P63">switch</text:p>
          </table:table-cell>
        </table:table-row>
        <table:table-row>
          <table:table-cell table:style-name="Table18.A2" office:value-type="string">
            <text:p text:style-name="P63">and</text:p>
          </table:table-cell>
          <table:table-cell table:style-name="Table18.A2" office:value-type="string">
            <text:p text:style-name="P63">do</text:p>
          </table:table-cell>
          <table:table-cell table:style-name="Table18.A2" office:value-type="string">
            <text:p text:style-name="P63">final</text:p>
          </table:table-cell>
          <table:table-cell table:style-name="Table18.A2" office:value-type="string">
            <text:p text:style-name="P63">isset()</text:p>
          </table:table-cell>
          <table:table-cell table:style-name="Table18.E2" office:value-type="string">
            <text:p text:style-name="P63">throw</text:p>
          </table:table-cell>
        </table:table-row>
        <table:table-row>
          <table:table-cell table:style-name="Table18.A2" office:value-type="string">
            <text:p text:style-name="P63">array()</text:p>
          </table:table-cell>
          <table:table-cell table:style-name="Table18.A2" office:value-type="string">
            <text:p text:style-name="P63">echo</text:p>
          </table:table-cell>
          <table:table-cell table:style-name="Table18.A2" office:value-type="string">
            <text:p text:style-name="P63">finally</text:p>
          </table:table-cell>
          <table:table-cell table:style-name="Table18.A2" office:value-type="string">
            <text:p text:style-name="P63">list()</text:p>
          </table:table-cell>
          <table:table-cell table:style-name="Table18.E2" office:value-type="string">
            <text:p text:style-name="P63">trait</text:p>
          </table:table-cell>
        </table:table-row>
        <table:table-row>
          <table:table-cell table:style-name="Table18.A2" office:value-type="string">
            <text:p text:style-name="P63">as</text:p>
          </table:table-cell>
          <table:table-cell table:style-name="Table18.A2" office:value-type="string">
            <text:p text:style-name="P63">else</text:p>
          </table:table-cell>
          <table:table-cell table:style-name="Table18.A2" office:value-type="string">
            <text:p text:style-name="P63">for</text:p>
          </table:table-cell>
          <table:table-cell table:style-name="Table18.A2" office:value-type="string">
            <text:p text:style-name="P63">namespace</text:p>
          </table:table-cell>
          <table:table-cell table:style-name="Table18.E2" office:value-type="string">
            <text:p text:style-name="P63">try</text:p>
          </table:table-cell>
        </table:table-row>
        <table:table-row>
          <table:table-cell table:style-name="Table18.A2" office:value-type="string">
            <text:p text:style-name="P63">break</text:p>
          </table:table-cell>
          <table:table-cell table:style-name="Table18.A2" office:value-type="string">
            <text:p text:style-name="P63">elseif</text:p>
          </table:table-cell>
          <table:table-cell table:style-name="Table18.A2" office:value-type="string">
            <text:p text:style-name="P63">foreach</text:p>
          </table:table-cell>
          <table:table-cell table:style-name="Table18.A2" office:value-type="string">
            <text:p text:style-name="P63">new</text:p>
          </table:table-cell>
          <table:table-cell table:style-name="Table18.E2" office:value-type="string">
            <text:p text:style-name="P63">unset()</text:p>
          </table:table-cell>
        </table:table-row>
        <table:table-row>
          <table:table-cell table:style-name="Table18.A2" office:value-type="string">
            <text:p text:style-name="P63">callable</text:p>
          </table:table-cell>
          <table:table-cell table:style-name="Table18.A2" office:value-type="string">
            <text:p text:style-name="P63">empty()</text:p>
          </table:table-cell>
          <table:table-cell table:style-name="Table18.A2" office:value-type="string">
            <text:p text:style-name="P63">function</text:p>
          </table:table-cell>
          <table:table-cell table:style-name="Table18.A2" office:value-type="string">
            <text:p text:style-name="P63">or</text:p>
          </table:table-cell>
          <table:table-cell table:style-name="Table18.E2" office:value-type="string">
            <text:p text:style-name="P63">use</text:p>
          </table:table-cell>
        </table:table-row>
        <table:table-row>
          <table:table-cell table:style-name="Table18.A2" office:value-type="string">
            <text:p text:style-name="P63">case</text:p>
          </table:table-cell>
          <table:table-cell table:style-name="Table18.A2" office:value-type="string">
            <text:p text:style-name="P63">enddeclare</text:p>
          </table:table-cell>
          <table:table-cell table:style-name="Table18.A2" office:value-type="string">
            <text:p text:style-name="P63">global</text:p>
          </table:table-cell>
          <table:table-cell table:style-name="Table18.A2" office:value-type="string">
            <text:p text:style-name="P63">print</text:p>
          </table:table-cell>
          <table:table-cell table:style-name="Table18.E2" office:value-type="string">
            <text:p text:style-name="P63">var</text:p>
          </table:table-cell>
        </table:table-row>
        <table:table-row>
          <table:table-cell table:style-name="Table18.A2" office:value-type="string">
            <text:p text:style-name="P63">catch</text:p>
          </table:table-cell>
          <table:table-cell table:style-name="Table18.A2" office:value-type="string">
            <text:p text:style-name="P63">endfor</text:p>
          </table:table-cell>
          <table:table-cell table:style-name="Table18.A2" office:value-type="string">
            <text:p text:style-name="P63">goto</text:p>
          </table:table-cell>
          <table:table-cell table:style-name="Table18.A2" office:value-type="string">
            <text:p text:style-name="P63">private</text:p>
          </table:table-cell>
          <table:table-cell table:style-name="Table18.E2" office:value-type="string">
            <text:p text:style-name="P63">while</text:p>
          </table:table-cell>
        </table:table-row>
        <table:table-row>
          <table:table-cell table:style-name="Table18.A2" office:value-type="string">
            <text:p text:style-name="P63">class</text:p>
          </table:table-cell>
          <table:table-cell table:style-name="Table18.A2" office:value-type="string">
            <text:p text:style-name="P63">endforeach</text:p>
          </table:table-cell>
          <table:table-cell table:style-name="Table18.A2" office:value-type="string">
            <text:p text:style-name="P63">if</text:p>
          </table:table-cell>
          <table:table-cell table:style-name="Table18.A2" office:value-type="string">
            <text:p text:style-name="P63">protected</text:p>
          </table:table-cell>
          <table:table-cell table:style-name="Table18.E2" office:value-type="string">
            <text:p text:style-name="P63">xor</text:p>
          </table:table-cell>
        </table:table-row>
        <table:table-row>
          <table:table-cell table:style-name="Table18.A2" office:value-type="string">
            <text:p text:style-name="P63">clone</text:p>
          </table:table-cell>
          <table:table-cell table:style-name="Table18.A2" office:value-type="string">
            <text:p text:style-name="P63">endif</text:p>
          </table:table-cell>
          <table:table-cell table:style-name="Table18.A2" office:value-type="string">
            <text:p text:style-name="P63">implements</text:p>
          </table:table-cell>
          <table:table-cell table:style-name="Table18.A2" office:value-type="string">
            <text:p text:style-name="P63">public</text:p>
          </table:table-cell>
          <table:table-cell table:style-name="Table18.E2" office:value-type="string">
            <text:p text:style-name="P63">yield</text:p>
          </table:table-cell>
        </table:table-row>
        <table:table-row>
          <table:table-cell table:style-name="Table18.A2" office:value-type="string">
            <text:p text:style-name="P63">const</text:p>
          </table:table-cell>
          <table:table-cell table:style-name="Table18.A2" office:value-type="string">
            <text:p text:style-name="P63">endswitch</text:p>
          </table:table-cell>
          <table:table-cell table:style-name="Table18.A2" office:value-type="string">
            <text:p text:style-name="P63">include</text:p>
          </table:table-cell>
          <table:table-cell table:style-name="Table18.A2" office:value-type="string">
            <text:p text:style-name="P63">require</text:p>
          </table:table-cell>
          <table:table-cell table:style-name="Table18.E2" office:value-type="string">
            <text:p text:style-name="P63"/>
          </table:table-cell>
        </table:table-row>
        <table:table-row>
          <table:table-cell table:style-name="Table18.A2" office:value-type="string">
            <text:p text:style-name="P63">continue</text:p>
          </table:table-cell>
          <table:table-cell table:style-name="Table18.A2" office:value-type="string">
            <text:p text:style-name="P63">endwhile</text:p>
          </table:table-cell>
          <table:table-cell table:style-name="Table18.A2" office:value-type="string">
            <text:p text:style-name="P63">include_once</text:p>
          </table:table-cell>
          <table:table-cell table:style-name="Table18.A2" office:value-type="string">
            <text:p text:style-name="P63">require_once</text:p>
          </table:table-cell>
          <table:table-cell table:style-name="Table18.E2" office:value-type="string">
            <text:p text:style-name="P63"/>
          </table:table-cell>
        </table:table-row>
        <text:soft-page-break/>
        <table:table-row>
          <table:table-cell table:style-name="Table18.A2" office:value-type="string">
            <text:p text:style-name="P63">declare</text:p>
          </table:table-cell>
          <table:table-cell table:style-name="Table18.A2" office:value-type="string">
            <text:p text:style-name="P63">eval()</text:p>
          </table:table-cell>
          <table:table-cell table:style-name="Table18.A2" office:value-type="string">
            <text:p text:style-name="P63">instanceof</text:p>
          </table:table-cell>
          <table:table-cell table:style-name="Table18.A2" office:value-type="string">
            <text:p text:style-name="P63">return</text:p>
          </table:table-cell>
          <table:table-cell table:style-name="Table18.E2" office:value-type="string">
            <text:p text:style-name="P63"/>
          </table:table-cell>
        </table:table-row>
      </table:table>
      <text:p text:style-name="P49"/>
      <text:list xml:id="list1607128743" text:continue-numbering="true" text:style-name="WW8Num7">
        <text:list-item>
          <text:list>
            <text:list-item>
              <text:p text:style-name="P158"><text:bookmark-start text:name="__RefHeading__11087_416150259"/>SQL – SQLite<text:bookmark-end text:name="__RefHeading__11087_416150259"/></text:p>
            </text:list-item>
          </text:list>
        </text:list-item>
      </text:list>
      <table:table table:name="Table19" table:style-name="Table19">
        <table:table-column table:style-name="Table19.A" table:number-columns-repeated="5"/>
        <table:table-row>
          <table:table-cell table:style-name="Table19.A1" office:value-type="string">
            <text:p text:style-name="P72">ABORT</text:p>
          </table:table-cell>
          <table:table-cell table:style-name="Table19.A1" office:value-type="string">
            <text:p text:style-name="P63">CREATE</text:p>
          </table:table-cell>
          <table:table-cell table:style-name="Table19.A1" office:value-type="string">
            <text:p text:style-name="P63">FROM</text:p>
          </table:table-cell>
          <table:table-cell table:style-name="Table19.A1" office:value-type="string">
            <text:p text:style-name="P63">NATURAL</text:p>
          </table:table-cell>
          <table:table-cell table:style-name="Table19.E1" office:value-type="string">
            <text:p text:style-name="P63">ROLLBACK</text:p>
          </table:table-cell>
        </table:table-row>
        <table:table-row>
          <table:table-cell table:style-name="Table19.A2" office:value-type="string">
            <text:p text:style-name="P63">ACTION</text:p>
          </table:table-cell>
          <table:table-cell table:style-name="Table19.A2" office:value-type="string">
            <text:p text:style-name="P63">CROSS</text:p>
          </table:table-cell>
          <table:table-cell table:style-name="Table19.A2" office:value-type="string">
            <text:p text:style-name="P63">FULL</text:p>
          </table:table-cell>
          <table:table-cell table:style-name="Table19.A2" office:value-type="string">
            <text:p text:style-name="P63">NO</text:p>
          </table:table-cell>
          <table:table-cell table:style-name="Table19.E2" office:value-type="string">
            <text:p text:style-name="P63">ROW</text:p>
          </table:table-cell>
        </table:table-row>
        <table:table-row>
          <table:table-cell table:style-name="Table19.A2" office:value-type="string">
            <text:p text:style-name="P63">ADD</text:p>
          </table:table-cell>
          <table:table-cell table:style-name="Table19.A2" office:value-type="string">
            <text:p text:style-name="P63">CURRENT_DATE</text:p>
          </table:table-cell>
          <table:table-cell table:style-name="Table19.A2" office:value-type="string">
            <text:p text:style-name="P63">GLOB</text:p>
          </table:table-cell>
          <table:table-cell table:style-name="Table19.A2" office:value-type="string">
            <text:p text:style-name="P63">NOT</text:p>
          </table:table-cell>
          <table:table-cell table:style-name="Table19.E2" office:value-type="string">
            <text:p text:style-name="P63">SAVEPOINT</text:p>
          </table:table-cell>
        </table:table-row>
        <table:table-row>
          <table:table-cell table:style-name="Table19.A2" office:value-type="string">
            <text:p text:style-name="P63">AFTER</text:p>
          </table:table-cell>
          <table:table-cell table:style-name="Table19.A2" office:value-type="string">
            <text:p text:style-name="P63">CURRENT_TIME</text:p>
          </table:table-cell>
          <table:table-cell table:style-name="Table19.A2" office:value-type="string">
            <text:p text:style-name="P63">GROUP</text:p>
          </table:table-cell>
          <table:table-cell table:style-name="Table19.A2" office:value-type="string">
            <text:p text:style-name="P63">NOTNULL</text:p>
          </table:table-cell>
          <table:table-cell table:style-name="Table19.E2" office:value-type="string">
            <text:p text:style-name="P63">SELECT</text:p>
          </table:table-cell>
        </table:table-row>
        <table:table-row>
          <table:table-cell table:style-name="Table19.A2" office:value-type="string">
            <text:p text:style-name="P63">ALL</text:p>
          </table:table-cell>
          <table:table-cell table:style-name="Table19.A2" office:value-type="string">
            <text:p text:style-name="P63">CURRENT_TIMESTAMP</text:p>
          </table:table-cell>
          <table:table-cell table:style-name="Table19.A2" office:value-type="string">
            <text:p text:style-name="P63">HAVING</text:p>
          </table:table-cell>
          <table:table-cell table:style-name="Table19.A2" office:value-type="string">
            <text:p text:style-name="P63">NULL</text:p>
          </table:table-cell>
          <table:table-cell table:style-name="Table19.E2" office:value-type="string">
            <text:p text:style-name="P63">SET</text:p>
          </table:table-cell>
        </table:table-row>
        <table:table-row>
          <table:table-cell table:style-name="Table19.A2" office:value-type="string">
            <text:p text:style-name="P63">ALTER</text:p>
          </table:table-cell>
          <table:table-cell table:style-name="Table19.A2" office:value-type="string">
            <text:p text:style-name="P63">DATABASE</text:p>
          </table:table-cell>
          <table:table-cell table:style-name="Table19.A2" office:value-type="string">
            <text:p text:style-name="P63">IF</text:p>
          </table:table-cell>
          <table:table-cell table:style-name="Table19.A2" office:value-type="string">
            <text:p text:style-name="P63">OF</text:p>
          </table:table-cell>
          <table:table-cell table:style-name="Table19.E2" office:value-type="string">
            <text:p text:style-name="P63">TABLE</text:p>
          </table:table-cell>
        </table:table-row>
        <table:table-row>
          <table:table-cell table:style-name="Table19.A2" office:value-type="string">
            <text:p text:style-name="P63">ANALYZE</text:p>
          </table:table-cell>
          <table:table-cell table:style-name="Table19.A2" office:value-type="string">
            <text:p text:style-name="P63">DEFAULT</text:p>
          </table:table-cell>
          <table:table-cell table:style-name="Table19.A2" office:value-type="string">
            <text:p text:style-name="P63">IGNORE</text:p>
          </table:table-cell>
          <table:table-cell table:style-name="Table19.A2" office:value-type="string">
            <text:p text:style-name="P63">OFFSET</text:p>
          </table:table-cell>
          <table:table-cell table:style-name="Table19.E2" office:value-type="string">
            <text:p text:style-name="P63">TEMP</text:p>
          </table:table-cell>
        </table:table-row>
        <table:table-row>
          <table:table-cell table:style-name="Table19.A2" office:value-type="string">
            <text:p text:style-name="P63">AND</text:p>
          </table:table-cell>
          <table:table-cell table:style-name="Table19.A2" office:value-type="string">
            <text:p text:style-name="P63">DEFERRABLE</text:p>
          </table:table-cell>
          <table:table-cell table:style-name="Table19.A2" office:value-type="string">
            <text:p text:style-name="P63">IMMEDIATE</text:p>
          </table:table-cell>
          <table:table-cell table:style-name="Table19.A2" office:value-type="string">
            <text:p text:style-name="P63">ON</text:p>
          </table:table-cell>
          <table:table-cell table:style-name="Table19.E2" office:value-type="string">
            <text:p text:style-name="P63">TEMPORARY</text:p>
          </table:table-cell>
        </table:table-row>
        <table:table-row>
          <table:table-cell table:style-name="Table19.A2" office:value-type="string">
            <text:p text:style-name="P63">AS</text:p>
          </table:table-cell>
          <table:table-cell table:style-name="Table19.A2" office:value-type="string">
            <text:p text:style-name="P63">DEFERRED</text:p>
          </table:table-cell>
          <table:table-cell table:style-name="Table19.A2" office:value-type="string">
            <text:p text:style-name="P63">IN</text:p>
          </table:table-cell>
          <table:table-cell table:style-name="Table19.A2" office:value-type="string">
            <text:p text:style-name="P63">OR</text:p>
          </table:table-cell>
          <table:table-cell table:style-name="Table19.E2" office:value-type="string">
            <text:p text:style-name="P63">THEN</text:p>
          </table:table-cell>
        </table:table-row>
        <table:table-row>
          <table:table-cell table:style-name="Table19.A2" office:value-type="string">
            <text:p text:style-name="P63">ASC</text:p>
          </table:table-cell>
          <table:table-cell table:style-name="Table19.A2" office:value-type="string">
            <text:p text:style-name="P63">DELETE</text:p>
          </table:table-cell>
          <table:table-cell table:style-name="Table19.A2" office:value-type="string">
            <text:p text:style-name="P63">INDEX</text:p>
          </table:table-cell>
          <table:table-cell table:style-name="Table19.A2" office:value-type="string">
            <text:p text:style-name="P63">ORDER</text:p>
          </table:table-cell>
          <table:table-cell table:style-name="Table19.E2" office:value-type="string">
            <text:p text:style-name="P63">TO</text:p>
          </table:table-cell>
        </table:table-row>
        <table:table-row>
          <table:table-cell table:style-name="Table19.A2" office:value-type="string">
            <text:p text:style-name="P63">ATTACH</text:p>
          </table:table-cell>
          <table:table-cell table:style-name="Table19.A2" office:value-type="string">
            <text:p text:style-name="P63">DESC</text:p>
          </table:table-cell>
          <table:table-cell table:style-name="Table19.A2" office:value-type="string">
            <text:p text:style-name="P63">INDEXED</text:p>
          </table:table-cell>
          <table:table-cell table:style-name="Table19.A2" office:value-type="string">
            <text:p text:style-name="P63">OUTER</text:p>
          </table:table-cell>
          <table:table-cell table:style-name="Table19.E2" office:value-type="string">
            <text:p text:style-name="P63">TRANSACTION</text:p>
          </table:table-cell>
        </table:table-row>
        <table:table-row>
          <table:table-cell table:style-name="Table19.A2" office:value-type="string">
            <text:p text:style-name="P63">AUTOINCREMENT</text:p>
          </table:table-cell>
          <table:table-cell table:style-name="Table19.A2" office:value-type="string">
            <text:p text:style-name="P63">DETACH</text:p>
          </table:table-cell>
          <table:table-cell table:style-name="Table19.A2" office:value-type="string">
            <text:p text:style-name="P63">INITIALLY</text:p>
          </table:table-cell>
          <table:table-cell table:style-name="Table19.A2" office:value-type="string">
            <text:p text:style-name="P63">PLAN</text:p>
          </table:table-cell>
          <table:table-cell table:style-name="Table19.E2" office:value-type="string">
            <text:p text:style-name="P63">TRIGGER</text:p>
          </table:table-cell>
        </table:table-row>
        <table:table-row>
          <table:table-cell table:style-name="Table19.A2" office:value-type="string">
            <text:p text:style-name="P63">BEFORE</text:p>
          </table:table-cell>
          <table:table-cell table:style-name="Table19.A2" office:value-type="string">
            <text:p text:style-name="P63">DISTINCT</text:p>
          </table:table-cell>
          <table:table-cell table:style-name="Table19.A2" office:value-type="string">
            <text:p text:style-name="P63">INNER</text:p>
          </table:table-cell>
          <table:table-cell table:style-name="Table19.A2" office:value-type="string">
            <text:p text:style-name="P63">PRAGMA</text:p>
          </table:table-cell>
          <table:table-cell table:style-name="Table19.E2" office:value-type="string">
            <text:p text:style-name="P63">UNION</text:p>
          </table:table-cell>
        </table:table-row>
        <table:table-row>
          <table:table-cell table:style-name="Table19.A2" office:value-type="string">
            <text:p text:style-name="P63">BEGIN</text:p>
          </table:table-cell>
          <table:table-cell table:style-name="Table19.A2" office:value-type="string">
            <text:p text:style-name="P63">DROP</text:p>
          </table:table-cell>
          <table:table-cell table:style-name="Table19.A2" office:value-type="string">
            <text:p text:style-name="P63">INSERT</text:p>
          </table:table-cell>
          <table:table-cell table:style-name="Table19.A2" office:value-type="string">
            <text:p text:style-name="P63">PRIMARY</text:p>
          </table:table-cell>
          <table:table-cell table:style-name="Table19.E2" office:value-type="string">
            <text:p text:style-name="P63">UNIQUE</text:p>
          </table:table-cell>
        </table:table-row>
        <table:table-row>
          <table:table-cell table:style-name="Table19.A2" office:value-type="string">
            <text:p text:style-name="P63">BETWEEN</text:p>
          </table:table-cell>
          <table:table-cell table:style-name="Table19.A2" office:value-type="string">
            <text:p text:style-name="P63">EACH</text:p>
          </table:table-cell>
          <table:table-cell table:style-name="Table19.A2" office:value-type="string">
            <text:p text:style-name="P63">INSTEAD</text:p>
          </table:table-cell>
          <table:table-cell table:style-name="Table19.A2" office:value-type="string">
            <text:p text:style-name="P63">QUERY</text:p>
          </table:table-cell>
          <table:table-cell table:style-name="Table19.E2" office:value-type="string">
            <text:p text:style-name="P63">UPDATE</text:p>
          </table:table-cell>
        </table:table-row>
        <table:table-row>
          <table:table-cell table:style-name="Table19.A2" office:value-type="string">
            <text:p text:style-name="P63">BY</text:p>
          </table:table-cell>
          <table:table-cell table:style-name="Table19.A2" office:value-type="string">
            <text:p text:style-name="P63">ELSE</text:p>
          </table:table-cell>
          <table:table-cell table:style-name="Table19.A2" office:value-type="string">
            <text:p text:style-name="P63">INTERSECT</text:p>
          </table:table-cell>
          <table:table-cell table:style-name="Table19.A2" office:value-type="string">
            <text:p text:style-name="P63">RAISE</text:p>
          </table:table-cell>
          <table:table-cell table:style-name="Table19.E2" office:value-type="string">
            <text:p text:style-name="P63">USING</text:p>
          </table:table-cell>
        </table:table-row>
        <table:table-row>
          <table:table-cell table:style-name="Table19.A2" office:value-type="string">
            <text:p text:style-name="P63">CASCADE</text:p>
          </table:table-cell>
          <table:table-cell table:style-name="Table19.A2" office:value-type="string">
            <text:p text:style-name="P63">END</text:p>
          </table:table-cell>
          <table:table-cell table:style-name="Table19.A2" office:value-type="string">
            <text:p text:style-name="P63">INTO</text:p>
          </table:table-cell>
          <table:table-cell table:style-name="Table19.A2" office:value-type="string">
            <text:p text:style-name="P63">RECURSIVE</text:p>
          </table:table-cell>
          <table:table-cell table:style-name="Table19.E2" office:value-type="string">
            <text:p text:style-name="P63">VACUUM</text:p>
          </table:table-cell>
        </table:table-row>
        <table:table-row>
          <table:table-cell table:style-name="Table19.A2" office:value-type="string">
            <text:p text:style-name="P63">CASE</text:p>
          </table:table-cell>
          <table:table-cell table:style-name="Table19.A2" office:value-type="string">
            <text:p text:style-name="P63">ESCAPE</text:p>
          </table:table-cell>
          <table:table-cell table:style-name="Table19.A2" office:value-type="string">
            <text:p text:style-name="P63">IS</text:p>
          </table:table-cell>
          <table:table-cell table:style-name="Table19.A2" office:value-type="string">
            <text:p text:style-name="P63">REFERENCES</text:p>
          </table:table-cell>
          <table:table-cell table:style-name="Table19.E2" office:value-type="string">
            <text:p text:style-name="P63">VALUES</text:p>
          </table:table-cell>
        </table:table-row>
        <table:table-row>
          <table:table-cell table:style-name="Table19.A2" office:value-type="string">
            <text:p text:style-name="P63">CAST</text:p>
          </table:table-cell>
          <table:table-cell table:style-name="Table19.A2" office:value-type="string">
            <text:p text:style-name="P63">EXCEPT</text:p>
          </table:table-cell>
          <table:table-cell table:style-name="Table19.A2" office:value-type="string">
            <text:p text:style-name="P63">ISNULL</text:p>
          </table:table-cell>
          <table:table-cell table:style-name="Table19.A2" office:value-type="string">
            <text:p text:style-name="P63">REGEXP</text:p>
          </table:table-cell>
          <table:table-cell table:style-name="Table19.E2" office:value-type="string">
            <text:p text:style-name="P63">VIEW</text:p>
          </table:table-cell>
        </table:table-row>
        <table:table-row>
          <table:table-cell table:style-name="Table19.A2" office:value-type="string">
            <text:p text:style-name="P63">CHECK</text:p>
          </table:table-cell>
          <table:table-cell table:style-name="Table19.A2" office:value-type="string">
            <text:p text:style-name="P63">EXCLUSIVE</text:p>
          </table:table-cell>
          <table:table-cell table:style-name="Table19.A2" office:value-type="string">
            <text:p text:style-name="P63">JOIN</text:p>
          </table:table-cell>
          <table:table-cell table:style-name="Table19.A2" office:value-type="string">
            <text:p text:style-name="P63">REINDEX</text:p>
          </table:table-cell>
          <table:table-cell table:style-name="Table19.E2" office:value-type="string">
            <text:p text:style-name="P63">VIRTUAL</text:p>
          </table:table-cell>
        </table:table-row>
        <table:table-row>
          <table:table-cell table:style-name="Table19.A2" office:value-type="string">
            <text:p text:style-name="P63">COLLATE</text:p>
          </table:table-cell>
          <table:table-cell table:style-name="Table19.A2" office:value-type="string">
            <text:p text:style-name="P63">EXISTS</text:p>
          </table:table-cell>
          <table:table-cell table:style-name="Table19.A2" office:value-type="string">
            <text:p text:style-name="P63">KEY</text:p>
          </table:table-cell>
          <table:table-cell table:style-name="Table19.A2" office:value-type="string">
            <text:p text:style-name="P63">RELEASE</text:p>
          </table:table-cell>
          <table:table-cell table:style-name="Table19.E2" office:value-type="string">
            <text:p text:style-name="P63">WHEN</text:p>
          </table:table-cell>
        </table:table-row>
        <table:table-row>
          <table:table-cell table:style-name="Table19.A2" office:value-type="string">
            <text:p text:style-name="P63">COLUMN</text:p>
          </table:table-cell>
          <table:table-cell table:style-name="Table19.A2" office:value-type="string">
            <text:p text:style-name="P63">EXPLAIN</text:p>
          </table:table-cell>
          <table:table-cell table:style-name="Table19.A2" office:value-type="string">
            <text:p text:style-name="P63">LEFT</text:p>
          </table:table-cell>
          <table:table-cell table:style-name="Table19.A2" office:value-type="string">
            <text:p text:style-name="P63">RENAME</text:p>
          </table:table-cell>
          <table:table-cell table:style-name="Table19.E2" office:value-type="string">
            <text:p text:style-name="P63">WHERE</text:p>
          </table:table-cell>
        </table:table-row>
        <table:table-row>
          <table:table-cell table:style-name="Table19.A2" office:value-type="string">
            <text:p text:style-name="P63">COMMIT</text:p>
          </table:table-cell>
          <table:table-cell table:style-name="Table19.A2" office:value-type="string">
            <text:p text:style-name="P63">FAIL</text:p>
          </table:table-cell>
          <table:table-cell table:style-name="Table19.A2" office:value-type="string">
            <text:p text:style-name="P63">LIKE</text:p>
          </table:table-cell>
          <table:table-cell table:style-name="Table19.A2" office:value-type="string">
            <text:p text:style-name="P63">REPLACE</text:p>
          </table:table-cell>
          <table:table-cell table:style-name="Table19.E2" office:value-type="string">
            <text:p text:style-name="P63">WITH</text:p>
          </table:table-cell>
        </table:table-row>
        <text:soft-page-break/>
        <table:table-row>
          <table:table-cell table:style-name="Table19.A2" office:value-type="string">
            <text:p text:style-name="P63">CONFLICT</text:p>
          </table:table-cell>
          <table:table-cell table:style-name="Table19.A2" office:value-type="string">
            <text:p text:style-name="P63">FOR</text:p>
          </table:table-cell>
          <table:table-cell table:style-name="Table19.A2" office:value-type="string">
            <text:p text:style-name="P63">LIMIT</text:p>
          </table:table-cell>
          <table:table-cell table:style-name="Table19.A2" office:value-type="string">
            <text:p text:style-name="P63">RESTRICT</text:p>
          </table:table-cell>
          <table:table-cell table:style-name="Table19.E2" office:value-type="string">
            <text:p text:style-name="P63"/>
          </table:table-cell>
        </table:table-row>
        <table:table-row>
          <table:table-cell table:style-name="Table19.A2" office:value-type="string">
            <text:p text:style-name="P63">CONSTRAINT</text:p>
          </table:table-cell>
          <table:table-cell table:style-name="Table19.A2" office:value-type="string">
            <text:p text:style-name="P63">FOREIGN</text:p>
          </table:table-cell>
          <table:table-cell table:style-name="Table19.A2" office:value-type="string">
            <text:p text:style-name="P63">MATCH</text:p>
          </table:table-cell>
          <table:table-cell table:style-name="Table19.A2" office:value-type="string">
            <text:p text:style-name="P63">RIGHT</text:p>
          </table:table-cell>
          <table:table-cell table:style-name="Table19.E2" office:value-type="string">
            <text:p text:style-name="P63"/>
          </table:table-cell>
        </table:table-row>
      </table:table>
      <text:p text:style-name="P43"/>
      <text:list xml:id="list335710824" text:continue-numbering="true" text:style-name="WW8Num7">
        <text:list-item>
          <text:p text:style-name="Nadpis_20_Kapitoly"><text:bookmark-start text:name="__RefHeading__4028_416150259"/>Záver<text:bookmark-end text:name="__RefHeading__4028_416150259"/></text:p>
        </text:list-item>
      </text:list>
      <text:p text:style-name="P30">V tejto práci sme ukázali akým spôsobom súvysia definície gramatiky jazyka a konfigurácie systémov zvýrazňovania syntaxe. Ukázali sme tiež, že vykonávať <text:s/>zvýrazňovanie syntaxe na základe definície gramatiky nie je triviálna úloha.</text:p>
      <text:p text:style-name="P30">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30">Z implementácie boli tiež vynechané editori Notepad++ a CodeMirror a tiež nástroj Pigments. Tieto implementácie by mohli byť témou nadvezujúcich prác.</text:p>
      <text:list xml:id="list1032599682" text:continue-numbering="true" text:style-name="WW8Num7">
        <text:list-header>
          <text:p text:style-name="P134"><text:bookmark-start text:name="__RefHeading__4030_416150259"/>Zoznam použitej literatúry<text:bookmark-end text:name="__RefHeading__4030_416150259"/></text:p>
        </text:list-header>
      </text:list>
      <text:list xml:id="list1095255575746167848" text:style-name="WW8Num3">
        <text:list-item>
          <text:p text:style-name="P173"><text:span text:style-name="T135">ROVAN, Branislav – FORIŠEK, Michal</text:span>: <text:span text:style-name="T135">Formálne Jazyky a Automaty</text:span>. <text:span text:style-name="T135">Košice </text:span>: TU-FEI, 200<text:span text:style-name="T135">8</text:span>.</text:p>
        </text:list-item>
        <text:list-item>
          <text:p text:style-name="P174"><text:span text:style-name="T135">PORUB</text:span><text:span text:style-name="T136">Ä</text:span><text:span text:style-name="T136">N, Jaroslav: Návrh a implementácia počítačových jazykov, Košice</text:span> : TU-FEI, 200<text:span text:style-name="T135">8</text:span>.</text:p>
        </text:list-item>
        <text:list-item>
          <text:p text:style-name="P174"><text:span text:style-name="T135">Dokumentácia editoru Gedit [online].</text:span> Dostupné na internete: &lt;<text:a xlink:type="simple" xlink:href="https://wiki.gnome.org/action/show/Projects/GtkSourceView">https://wiki.gnome.org/action/show/Projects/GtkSourceView</text:a>&gt;.</text:p>
        </text:list-item>
        <text:list-item>
          <text:p text:style-name="P103">WRITING A SYNTAX HIGHLIGHTING FILE<text:span text:style-name="T135"> [online].</text:span> Dostupné na internete: &lt;<text:a xlink:type="simple" xlink:href="http://kate-editor.org/2005/03/24/writing-a-syntax-highlighting-file/">http://kate-editor.org/2005/03/24/writing-a-syntax-highlighting-file/</text:a>&gt;.</text:p>
        </text:list-item>
        <text:list-item>
          <text:p text:style-name="P175"><text:span text:style-name="T135">Dokumentácia editoru CodeMirror [online].</text:span> Dostupné na internete: &lt;<text:a xlink:type="simple" xlink:href="http://codemirror.net/">http://codemirror.net/</text:a>&gt;.</text:p>
        </text:list-item>
        <text:list-item>
          <text:p text:style-name="P175"><text:bookmark-start text:name="_Ref101846552"/>GONDA, Vladimír: Ako napísať a úspešne obhájiť diplomovú prácu. Bratislava : <text:s/>Elita, 2003. 124 s. : il. ISBN 80-8044-076-X<text:bookmark-end text:name="_Ref101846552"/></text:p>
        </text:list-item>
        <text:list-item>
          <text:p text:style-name="P176"><text:bookmark-start text:name="_Ref101953427"/><text:span text:style-name="T139">Katuščák</text:span>, Dušan : Ako písať záverečné a kvalifikačné práce. Nitra: Enigma, 2004. 162 s. il. ISBN <text:s/>80-89132-10-3<text:bookmark-end text:name="_Ref101953427"/></text:p>
        </text:list-item>
      </text:list>
      <text:list xml:id="list579111038" text:continue-list="list1032599682" text:style-name="WW8Num7">
        <text:list-header>
          <text:p text:style-name="Nadpis_20_Kapitoly"><text:bookmark-start text:name="__RefHeading__4032_416150259"/>Prílohy<text:bookmark-end text:name="__RefHeading__4032_416150259"/></text:p>
        </text:list-header>
      </text:list>
      <text:list xml:id="list8656259039951900264" text:style-name="WW8Num8">
        <text:list-item>
          <text:p text:style-name="P104">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text:span text:style-name="MT4">FEI<text:tab/><text:tab/></text:span><text:span text:style-name="MT5">KPI</text:span></text:p>
      </style:header>
      <style:footer>
        <text:p text:style-name="MP5"><text:tab/><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5-30T21:43:09</dc:date>
    <meta:print-date>2005-04-25T18:17:00</meta:print-date>
    <meta:editing-cycles>24</meta:editing-cycles>
    <meta:editing-duration>PT19H26M51S</meta:editing-duration>
    <meta:generator>LibreOffice/4.0.2.2$Linux_X86_64 LibreOffice_project/400m0$Build-2</meta:generator>
    <meta:document-statistic meta:table-count="19" meta:image-count="0" meta:object-count="0" meta:page-count="48" meta:paragraph-count="1080" meta:word-count="6520" meta:character-count="44916" meta:non-whitespace-character-count="39506"/>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